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74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57891s0103f00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1"/>
        <table:table-column table:style-name="co9" table:default-cell-style-name="ce1"/>
        <table:table-column table:style-name="co8" table:default-cell-style-name="Default"/>
        <table:table-column table:style-name="co10" table:default-cell-style-name="Default"/>
        <table:table-column table:style-name="co8" table:number-columns-repeated="2" table:default-cell-style-name="ce1"/>
        <table:table-column table:style-name="co8" table:default-cell-style-name="Default"/>
        <table:table-row table:style-name="ro1">
          <table:table-cell table:style-name="ce1" office:value-type="string" calcext:value-type="string">
            <text:p>NTC R/T Calculation 5.0</text:p>
          </table:table-cell>
          <table:table-cell table:style-name="ce1" table:number-columns-repeated="6"/>
          <table:table-cell table:number-columns-repeated="8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891/10k/+8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Ordering code</text:p>
          </table:table-cell>
          <table:table-cell table:style-name="ce1" office:value-type="string" calcext:value-type="string">
            <text:p>'b57891s0103f008'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R/T characteristic</text:p>
          </table:table-cell>
          <table:table-cell table:style-name="ce1" table:formula="of:= 4901" office:value-type="float" office:value="4901" calcext:value-type="float">
            <text:p>4901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B(25/100)</text:p>
          </table:table-cell>
          <table:table-cell table:style-name="ce1" office:value-type="string" calcext:value-type="string">
            <text:p>3950 [k] ± 1.0%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R at 25°C</text:p>
          </table:table-cell>
          <table:table-cell table:style-name="ce1" office:value-type="string" calcext:value-type="string">
            <text:p>10000 [ohm]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R nom at 25°C</text:p>
          </table:table-cell>
          <table:table-cell table:style-name="ce1" office:value-type="string" calcext:value-type="string">
            <text:p>10000 [ohm] ± 1.0%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style-name="ce1" table:number-columns-repeated="6"/>
          <table:table-cell table:number-columns-repeated="8"/>
        </table:table-row>
        <table:table-row table:style-name="ro1">
          <table:table-cell table:style-name="ce1" office:value-type="string" calcext:value-type="string">
            <text:p>T[°C]</text:p>
          </table:table-cell>
          <table:table-cell table:style-name="ce1" office:value-type="string" calcext:value-type="string">
            <text:p>R nom[Ohm]</text:p>
          </table:table-cell>
          <table:table-cell table:style-name="ce1" office:value-type="string" calcext:value-type="string">
            <text:p>R min[Ohm]</text:p>
          </table:table-cell>
          <table:table-cell table:style-name="ce1" office:value-type="string" calcext:value-type="string">
            <text:p>R max[Ohm]</text:p>
          </table:table-cell>
          <table:table-cell table:style-name="ce1" office:value-type="string" calcext:value-type="string">
            <text:p>deltaR/R [+-%]</text:p>
          </table:table-cell>
          <table:table-cell table:style-name="ce1" office:value-type="string" calcext:value-type="string">
            <text:p>deltaT [+-°C]</text:p>
          </table:table-cell>
          <table:table-cell table:style-name="ce1" office:value-type="string" calcext:value-type="string">
            <text:p>alpha [%K]</text:p>
          </table:table-cell>
          <table:table-cell office:value-type="string" calcext:value-type="string">
            <text:p>R ref</text:p>
          </table:table-cell>
          <table:table-cell office:value-type="string" calcext:value-type="string">
            <text:p>ADC ref</text:p>
          </table:table-cell>
          <table:table-cell office:value-type="string" calcext:value-type="string">
            <text:p>ADC code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ADC</text:p>
          </table:table-cell>
          <table:table-cell office:value-type="string" calcext:value-type="string">
            <text:p>T[°C]</text:p>
          </table:table-cell>
          <table:table-cell/>
          <table:table-cell table:style-name="ce1" office:value-type="string" calcext:value-type="string">
            <text:p>Таблица</text:p>
          </table:table-cell>
        </table:table-row>
        <table:table-row table:style-name="ro1"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878900" calcext:value-type="float">
            <text:p>878900</text:p>
          </table:table-cell>
          <table:table-cell table:style-name="ce1" office:value-type="float" office:value="826970" calcext:value-type="float">
            <text:p>826970</text:p>
          </table:table-cell>
          <table:table-cell table:style-name="ce1" office:value-type="float" office:value="930820" calcext:value-type="float">
            <text:p>930820</text:p>
          </table:table-cell>
          <table:table-cell table:style-name="ce1" office:value-type="float" office:value="5.9" calcext:value-type="float">
            <text:p>5,9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.1" calcext:value-type="float">
            <text:p>7,1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7]-(([.I7]*[.H7])/([.B7]+[.H7])))" office:value-type="float" office:value="853.794264339152" calcext:value-type="float">
            <text:p>853,79</text:p>
          </table:table-cell>
          <table:table-cell table:style-name="ce1" office:value-type="float" office:value="255" calcext:value-type="float">
            <text:p>255</text:p>
          </table:table-cell>
          <table:table-cell table:style-name="ce1" table:formula="of:=[.K7] * 4" office:value-type="float" office:value="1020" calcext:value-type="float">
            <text:p>1020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float" office:value="-54" calcext:value-type="float">
            <text:p>-54</text:p>
          </table:table-cell>
          <table:table-cell table:style-name="ce1" office:value-type="float" office:value="818180" calcext:value-type="float">
            <text:p>818180</text:p>
          </table:table-cell>
          <table:table-cell table:style-name="ce1" office:value-type="float" office:value="770510" calcext:value-type="float">
            <text:p>770510</text:p>
          </table:table-cell>
          <table:table-cell table:style-name="ce1" office:value-type="float" office:value="865840" calcext:value-type="float">
            <text:p>865840</text:p>
          </table:table-cell>
          <table:table-cell table:style-name="ce1" office:value-type="float" office:value="5.8" calcext:value-type="float">
            <text:p>5,8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8]-(([.I8]*[.H8])/([.B8]+[.H8])))" office:value-type="float" office:value="853.55731119443" calcext:value-type="float">
            <text:p>853,56</text:p>
          </table:table-cell>
          <table:table-cell table:style-name="ce1" office:value-type="float" office:value="254" calcext:value-type="float">
            <text:p>254</text:p>
          </table:table-cell>
          <table:table-cell table:style-name="ce1" table:formula="of:=[.K8] * 4" office:value-type="float" office:value="1016" calcext:value-type="float">
            <text:p>1016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float" office:value="-53" calcext:value-type="float">
            <text:p>-53</text:p>
          </table:table-cell>
          <table:table-cell table:style-name="ce1" office:value-type="float" office:value="762050" calcext:value-type="float">
            <text:p>762050</text:p>
          </table:table-cell>
          <table:table-cell table:style-name="ce1" office:value-type="float" office:value="718280" calcext:value-type="float">
            <text:p>718280</text:p>
          </table:table-cell>
          <table:table-cell table:style-name="ce1" office:value-type="float" office:value="805820" calcext:value-type="float">
            <text:p>805820</text:p>
          </table:table-cell>
          <table:table-cell table:style-name="ce1" office:value-type="float" office:value="5.7" calcext:value-type="float">
            <text:p>5,7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9]-(([.I9]*[.H9])/([.B9]+[.H9])))" office:value-type="float" office:value="853.304827856536" calcext:value-type="float">
            <text:p>853,30</text:p>
          </table:table-cell>
          <table:table-cell table:style-name="ce1" office:value-type="float" office:value="253" calcext:value-type="float">
            <text:p>253</text:p>
          </table:table-cell>
          <table:table-cell table:style-name="ce1" table:formula="of:=[.K9] * 4" office:value-type="float" office:value="1012" calcext:value-type="float">
            <text:p>1012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float" office:value="-52" calcext:value-type="float">
            <text:p>-52</text:p>
          </table:table-cell>
          <table:table-cell table:style-name="ce1" office:value-type="float" office:value="710130" calcext:value-type="float">
            <text:p>710130</text:p>
          </table:table-cell>
          <table:table-cell table:style-name="ce1" office:value-type="float" office:value="669910" calcext:value-type="float">
            <text:p>669910</text:p>
          </table:table-cell>
          <table:table-cell table:style-name="ce1" office:value-type="float" office:value="750340" calcext:value-type="float">
            <text:p>750340</text:p>
          </table:table-cell>
          <table:table-cell table:style-name="ce1" office:value-type="float" office:value="5.7" calcext:value-type="float">
            <text:p>5,7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0]-(([.I10]*[.H10])/([.B10]+[.H10])))" office:value-type="float" office:value="853.035911021404" calcext:value-type="float">
            <text:p>853,04</text:p>
          </table:table-cell>
          <table:table-cell table:style-name="ce1" office:value-type="float" office:value="252" calcext:value-type="float">
            <text:p>252</text:p>
          </table:table-cell>
          <table:table-cell table:style-name="ce1" table:formula="of:=[.K10] * 4" office:value-type="float" office:value="1008" calcext:value-type="float">
            <text:p>1008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float" office:value="-51" calcext:value-type="float">
            <text:p>-51</text:p>
          </table:table-cell>
          <table:table-cell table:style-name="ce1" office:value-type="float" office:value="662080" calcext:value-type="float">
            <text:p>662080</text:p>
          </table:table-cell>
          <table:table-cell table:style-name="ce1" office:value-type="float" office:value="625120" calcext:value-type="float">
            <text:p>625120</text:p>
          </table:table-cell>
          <table:table-cell table:style-name="ce1" office:value-type="float" office:value="699040" calcext:value-type="float">
            <text:p>699040</text:p>
          </table:table-cell>
          <table:table-cell table:style-name="ce1" office:value-type="float" office:value="5.6" calcext:value-type="float">
            <text:p>5,6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.9" calcext:value-type="float">
            <text:p>6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1]-(([.I11]*[.H11])/([.B11]+[.H11])))" office:value-type="float" office:value="852.749646818359" calcext:value-type="float">
            <text:p>852,75</text:p>
          </table:table-cell>
          <table:table-cell table:style-name="ce1" office:value-type="float" office:value="251" calcext:value-type="float">
            <text:p>251</text:p>
          </table:table-cell>
          <table:table-cell table:style-name="ce1" table:formula="of:=[.K11] * 4" office:value-type="float" office:value="1004" calcext:value-type="float">
            <text:p>1004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float" office:value="-50" calcext:value-type="float">
            <text:p>-50</text:p>
          </table:table-cell>
          <table:table-cell table:style-name="ce1" office:value-type="float" office:value="617590" calcext:value-type="float">
            <text:p>617590</text:p>
          </table:table-cell>
          <table:table-cell table:style-name="ce1" office:value-type="float" office:value="583600" calcext:value-type="float">
            <text:p>583600</text:p>
          </table:table-cell>
          <table:table-cell table:style-name="ce1" office:value-type="float" office:value="651570" calcext:value-type="float">
            <text:p>651570</text:p>
          </table:table-cell>
          <table:table-cell table:style-name="ce1" office:value-type="float" office:value="5.5" calcext:value-type="float">
            <text:p>5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.9" calcext:value-type="float">
            <text:p>6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2]-(([.I12]*[.H12])/([.B12]+[.H12])))" office:value-type="float" office:value="852.445086891398" calcext:value-type="float">
            <text:p>852,45</text:p>
          </table:table-cell>
          <table:table-cell table:style-name="ce1" office:value-type="float" office:value="250" calcext:value-type="float">
            <text:p>250</text:p>
          </table:table-cell>
          <table:table-cell table:style-name="ce1" table:formula="of:=[.K12] * 4" office:value-type="float" office:value="1000" calcext:value-type="float">
            <text:p>1000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float" office:value="-49" calcext:value-type="float">
            <text:p>-49</text:p>
          </table:table-cell>
          <table:table-cell table:style-name="ce1" office:value-type="float" office:value="576370" calcext:value-type="float">
            <text:p>576370</text:p>
          </table:table-cell>
          <table:table-cell table:style-name="ce1" office:value-type="float" office:value="545110" calcext:value-type="float">
            <text:p>545110</text:p>
          </table:table-cell>
          <table:table-cell table:style-name="ce1" office:value-type="float" office:value="607630" calcext:value-type="float">
            <text:p>607630</text:p>
          </table:table-cell>
          <table:table-cell table:style-name="ce1" office:value-type="float" office:value="5.4" calcext:value-type="float">
            <text:p>5,4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.8" calcext:value-type="float">
            <text:p>6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3]-(([.I13]*[.H13])/([.B13]+[.H13])))" office:value-type="float" office:value="852.121189642383" calcext:value-type="float">
            <text:p>852,12</text:p>
          </table:table-cell>
          <table:table-cell table:style-name="ce1" office:value-type="float" office:value="249" calcext:value-type="float">
            <text:p>249</text:p>
          </table:table-cell>
          <table:table-cell table:style-name="ce1" table:formula="of:=[.K13] * 4" office:value-type="float" office:value="996" calcext:value-type="float">
            <text:p>996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float" office:value="-48" calcext:value-type="float">
            <text:p>-48</text:p>
          </table:table-cell>
          <table:table-cell table:style-name="ce1" office:value-type="float" office:value="538160" calcext:value-type="float">
            <text:p>538160</text:p>
          </table:table-cell>
          <table:table-cell table:style-name="ce1" office:value-type="float" office:value="509400" calcext:value-type="float">
            <text:p>509400</text:p>
          </table:table-cell>
          <table:table-cell table:style-name="ce1" office:value-type="float" office:value="566930" calcext:value-type="float">
            <text:p>566930</text:p>
          </table:table-cell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.8" calcext:value-type="float">
            <text:p>6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4]-(([.I14]*[.H14])/([.B14]+[.H14])))" office:value-type="float" office:value="851.776899493961" calcext:value-type="float">
            <text:p>851,78</text:p>
          </table:table-cell>
          <table:table-cell table:style-name="ce1" office:value-type="float" office:value="248" calcext:value-type="float">
            <text:p>248</text:p>
          </table:table-cell>
          <table:table-cell table:style-name="ce1" table:formula="of:=[.K14] * 4" office:value-type="float" office:value="992" calcext:value-type="float">
            <text:p>992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float" office:value="-47" calcext:value-type="float">
            <text:p>-47</text:p>
          </table:table-cell>
          <table:table-cell table:style-name="ce1" office:value-type="float" office:value="502730" calcext:value-type="float">
            <text:p>502730</text:p>
          </table:table-cell>
          <table:table-cell table:style-name="ce1" office:value-type="float" office:value="476250" calcext:value-type="float">
            <text:p>476250</text:p>
          </table:table-cell>
          <table:table-cell table:style-name="ce1" office:value-type="float" office:value="529220" calcext:value-type="float">
            <text:p>529220</text:p>
          </table:table-cell>
          <table:table-cell table:style-name="ce1" office:value-type="float" office:value="5.3" calcext:value-type="float">
            <text:p>5,3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.8" calcext:value-type="float">
            <text:p>6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5]-(([.I15]*[.H15])/([.B15]+[.H15])))" office:value-type="float" office:value="851.411200916942" calcext:value-type="float">
            <text:p>851,41</text:p>
          </table:table-cell>
          <table:table-cell table:style-name="ce1" office:value-type="float" office:value="247" calcext:value-type="float">
            <text:p>247</text:p>
          </table:table-cell>
          <table:table-cell table:style-name="ce1" table:formula="of:=[.K15] * 4" office:value-type="float" office:value="988" calcext:value-type="float">
            <text:p>988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float" office:value="-46" calcext:value-type="float">
            <text:p>-46</text:p>
          </table:table-cell>
          <table:table-cell table:style-name="ce1" office:value-type="float" office:value="469860" calcext:value-type="float">
            <text:p>469860</text:p>
          </table:table-cell>
          <table:table-cell table:style-name="ce1" office:value-type="float" office:value="445470" calcext:value-type="float">
            <text:p>445470</text:p>
          </table:table-cell>
          <table:table-cell table:style-name="ce1" office:value-type="float" office:value="494250" calcext:value-type="float">
            <text:p>494250</text:p>
          </table:table-cell>
          <table:table-cell table:style-name="ce1" office:value-type="float" office:value="5.2" calcext:value-type="float">
            <text:p>5,2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.7" calcext:value-type="float">
            <text:p>6,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6]-(([.I16]*[.H16])/([.B16]+[.H16])))" office:value-type="float" office:value="851.022952066954" calcext:value-type="float">
            <text:p>851,02</text:p>
          </table:table-cell>
          <table:table-cell table:style-name="ce1" office:value-type="float" office:value="246" calcext:value-type="float">
            <text:p>246</text:p>
          </table:table-cell>
          <table:table-cell table:style-name="ce1" table:formula="of:=[.K16] * 4" office:value-type="float" office:value="984" calcext:value-type="float">
            <text:p>984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float" office:value="-45" calcext:value-type="float">
            <text:p>-45</text:p>
          </table:table-cell>
          <table:table-cell table:style-name="ce1" office:value-type="float" office:value="439340" calcext:value-type="float">
            <text:p>439340</text:p>
          </table:table-cell>
          <table:table-cell table:style-name="ce1" office:value-type="float" office:value="416870" calcext:value-type="float">
            <text:p>416870</text:p>
          </table:table-cell>
          <table:table-cell table:style-name="ce1" office:value-type="float" office:value="461810" calcext:value-type="float">
            <text:p>461810</text:p>
          </table:table-cell>
          <table:table-cell table:style-name="ce1" office:value-type="float" office:value="5.1" calcext:value-type="float">
            <text:p>5,1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.7" calcext:value-type="float">
            <text:p>6,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7]-(([.I17]*[.H17])/([.B17]+[.H17])))" office:value-type="float" office:value="850.61083499006" calcext:value-type="float">
            <text:p>850,61</text:p>
          </table:table-cell>
          <table:table-cell table:style-name="ce1" office:value-type="float" office:value="245" calcext:value-type="float">
            <text:p>245</text:p>
          </table:table-cell>
          <table:table-cell table:style-name="ce1" table:formula="of:=[.K17] * 4" office:value-type="float" office:value="980" calcext:value-type="float">
            <text:p>980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55" calcext:value-type="float">
            <text:p>155</text:p>
          </table:table-cell>
        </table:table-row>
        <table:table-row table:style-name="ro1">
          <table:table-cell table:style-name="ce1" office:value-type="float" office:value="-44" calcext:value-type="float">
            <text:p>-44</text:p>
          </table:table-cell>
          <table:table-cell table:style-name="ce1" office:value-type="float" office:value="410990" calcext:value-type="float">
            <text:p>410990</text:p>
          </table:table-cell>
          <table:table-cell table:style-name="ce1" office:value-type="float" office:value="390280" calcext:value-type="float">
            <text:p>390280</text:p>
          </table:table-cell>
          <table:table-cell table:style-name="ce1" office:value-type="float" office:value="431700" calcext:value-type="float">
            <text:p>4317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.6" calcext:value-type="float">
            <text:p>6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8]-(([.I18]*[.H18])/([.B18]+[.H18])))" office:value-type="float" office:value="850.173622341838" calcext:value-type="float">
            <text:p>850,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formula="of:=[.K18] * 4" office:value-type="float" office:value="976" calcext:value-type="float">
            <text:p>976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52" calcext:value-type="float">
            <text:p>152</text:p>
          </table:table-cell>
        </table:table-row>
        <table:table-row table:style-name="ro1">
          <table:table-cell table:style-name="ce1" office:value-type="float" office:value="-43" calcext:value-type="float">
            <text:p>-43</text:p>
          </table:table-cell>
          <table:table-cell table:style-name="ce1" office:value-type="float" office:value="384650" calcext:value-type="float">
            <text:p>384650</text:p>
          </table:table-cell>
          <table:table-cell table:style-name="ce1" office:value-type="float" office:value="365550" calcext:value-type="float">
            <text:p>365550</text:p>
          </table:table-cell>
          <table:table-cell table:style-name="ce1" office:value-type="float" office:value="403740" calcext:value-type="float">
            <text:p>4037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6.6" calcext:value-type="float">
            <text:p>6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9]-(([.I19]*[.H19])/([.B19]+[.H19])))" office:value-type="float" office:value="849.710143059673" calcext:value-type="float">
            <text:p>849,71</text:p>
          </table:table-cell>
          <table:table-cell table:style-name="ce1" office:value-type="float" office:value="243" calcext:value-type="float">
            <text:p>243</text:p>
          </table:table-cell>
          <table:table-cell table:style-name="ce1" table:formula="of:=[.K19] * 4" office:value-type="float" office:value="972" calcext:value-type="float">
            <text:p>972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48" calcext:value-type="float">
            <text:p>148</text:p>
          </table:table-cell>
        </table:table-row>
        <table:table-row table:style-name="ro1">
          <table:table-cell table:style-name="ce1" office:value-type="float" office:value="-42" calcext:value-type="float">
            <text:p>-42</text:p>
          </table:table-cell>
          <table:table-cell table:style-name="ce1" office:value-type="float" office:value="360160" calcext:value-type="float">
            <text:p>360160</text:p>
          </table:table-cell>
          <table:table-cell table:style-name="ce1" office:value-type="float" office:value="342550" calcext:value-type="float">
            <text:p>342550</text:p>
          </table:table-cell>
          <table:table-cell table:style-name="ce1" office:value-type="float" office:value="377770" calcext:value-type="float">
            <text:p>377770</text:p>
          </table:table-cell>
          <table:table-cell table:style-name="ce1" office:value-type="float" office:value="4.9" calcext:value-type="float">
            <text:p>4,9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6.6" calcext:value-type="float">
            <text:p>6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0]-(([.I20]*[.H20])/([.B20]+[.H20])))" office:value-type="float" office:value="849.218951191328" calcext:value-type="float">
            <text:p>849,22</text:p>
          </table:table-cell>
          <table:table-cell table:style-name="ce1" office:value-type="float" office:value="242" calcext:value-type="float">
            <text:p>242</text:p>
          </table:table-cell>
          <table:table-cell table:style-name="ce1" table:formula="of:=[.K20] * 4" office:value-type="float" office:value="968" calcext:value-type="float">
            <text:p>968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44" calcext:value-type="float">
            <text:p>144</text:p>
          </table:table-cell>
        </table:table-row>
        <table:table-row table:style-name="ro1">
          <table:table-cell table:style-name="ce1" office:value-type="float" office:value="-41" calcext:value-type="float">
            <text:p>-41</text:p>
          </table:table-cell>
          <table:table-cell table:style-name="ce1" office:value-type="float" office:value="337380" calcext:value-type="float">
            <text:p>337380</text:p>
          </table:table-cell>
          <table:table-cell table:style-name="ce1" office:value-type="float" office:value="321130" calcext:value-type="float">
            <text:p>321130</text:p>
          </table:table-cell>
          <table:table-cell table:style-name="ce1" office:value-type="float" office:value="353630" calcext:value-type="float">
            <text:p>353630</text:p>
          </table:table-cell>
          <table:table-cell table:style-name="ce1" office:value-type="float" office:value="4.8" calcext:value-type="float">
            <text:p>4,8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6.5" calcext:value-type="float">
            <text:p>6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1]-(([.I21]*[.H21])/([.B21]+[.H21])))" office:value-type="float" office:value="848.698661500528" calcext:value-type="float">
            <text:p>848,70</text:p>
          </table:table-cell>
          <table:table-cell table:style-name="ce1" office:value-type="float" office:value="241" calcext:value-type="float">
            <text:p>241</text:p>
          </table:table-cell>
          <table:table-cell table:style-name="ce1" table:formula="of:=[.K21] * 4" office:value-type="float" office:value="964" calcext:value-type="float">
            <text:p>964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41" calcext:value-type="float">
            <text:p>141</text:p>
          </table:table-cell>
        </table:table-row>
        <table:table-row table:style-name="ro1">
          <table:table-cell table:style-name="ce1" office:value-type="float" office:value="-40" calcext:value-type="float">
            <text:p>-40</text:p>
          </table:table-cell>
          <table:table-cell table:style-name="ce1" office:value-type="float" office:value="316180" calcext:value-type="float">
            <text:p>316180</text:p>
          </table:table-cell>
          <table:table-cell table:style-name="ce1" office:value-type="float" office:value="301180" calcext:value-type="float">
            <text:p>301180</text:p>
          </table:table-cell>
          <table:table-cell table:style-name="ce1" office:value-type="float" office:value="331180" calcext:value-type="float">
            <text:p>331180</text:p>
          </table:table-cell>
          <table:table-cell table:style-name="ce1" office:value-type="float" office:value="4.7" calcext:value-type="float">
            <text:p>4,7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6.5" calcext:value-type="float">
            <text:p>6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2]-(([.I22]*[.H22])/([.B22]+[.H22])))" office:value-type="float" office:value="848.147802679354" calcext:value-type="float">
            <text:p>848,15</text:p>
          </table:table-cell>
          <table:table-cell table:style-name="ce1" office:value-type="float" office:value="240" calcext:value-type="float">
            <text:p>240</text:p>
          </table:table-cell>
          <table:table-cell table:style-name="ce1" table:formula="of:=[.K22] * 4" office:value-type="float" office:value="960" calcext:value-type="float">
            <text:p>960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38" calcext:value-type="float">
            <text:p>138</text:p>
          </table:table-cell>
        </table:table-row>
        <table:table-row table:style-name="ro1">
          <table:table-cell table:style-name="ce1" office:value-type="float" office:value="-39" calcext:value-type="float">
            <text:p>-39</text:p>
          </table:table-cell>
          <table:table-cell table:style-name="ce1" office:value-type="float" office:value="296440" calcext:value-type="float">
            <text:p>296440</text:p>
          </table:table-cell>
          <table:table-cell table:style-name="ce1" office:value-type="float" office:value="282600" calcext:value-type="float">
            <text:p>282600</text:p>
          </table:table-cell>
          <table:table-cell table:style-name="ce1" office:value-type="float" office:value="310290" calcext:value-type="float">
            <text:p>310290</text:p>
          </table:table-cell>
          <table:table-cell table:style-name="ce1" office:value-type="float" office:value="4.7" calcext:value-type="float">
            <text:p>4,7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6.4" calcext:value-type="float">
            <text:p>6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3]-(([.I23]*[.H23])/([.B23]+[.H23])))" office:value-type="float" office:value="847.564822846467" calcext:value-type="float">
            <text:p>847,56</text:p>
          </table:table-cell>
          <table:table-cell table:style-name="ce1" office:value-type="float" office:value="239" calcext:value-type="float">
            <text:p>239</text:p>
          </table:table-cell>
          <table:table-cell table:style-name="ce1" table:formula="of:=[.K23] * 4" office:value-type="float" office:value="956" calcext:value-type="float">
            <text:p>956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35" calcext:value-type="float">
            <text:p>135</text:p>
          </table:table-cell>
        </table:table-row>
        <table:table-row table:style-name="ro1">
          <table:table-cell table:style-name="ce1" office:value-type="float" office:value="-38" calcext:value-type="float">
            <text:p>-38</text:p>
          </table:table-cell>
          <table:table-cell table:style-name="ce1" office:value-type="float" office:value="278060" calcext:value-type="float">
            <text:p>278060</text:p>
          </table:table-cell>
          <table:table-cell table:style-name="ce1" office:value-type="float" office:value="265270" calcext:value-type="float">
            <text:p>265270</text:p>
          </table:table-cell>
          <table:table-cell table:style-name="ce1" office:value-type="float" office:value="290850" calcext:value-type="float">
            <text:p>290850</text:p>
          </table:table-cell>
          <table:table-cell table:style-name="ce1" office:value-type="float" office:value="4.6" calcext:value-type="float">
            <text:p>4,6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6.4" calcext:value-type="float">
            <text:p>6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4]-(([.I24]*[.H24])/([.B24]+[.H24])))" office:value-type="float" office:value="846.948464600512" calcext:value-type="float">
            <text:p>846,95</text:p>
          </table:table-cell>
          <table:table-cell table:style-name="ce1" office:value-type="float" office:value="238" calcext:value-type="float">
            <text:p>238</text:p>
          </table:table-cell>
          <table:table-cell table:style-name="ce1" table:formula="of:=[.K24] * 4" office:value-type="float" office:value="952" calcext:value-type="float">
            <text:p>952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33" calcext:value-type="float">
            <text:p>133</text:p>
          </table:table-cell>
        </table:table-row>
        <table:table-row table:style-name="ro1">
          <table:table-cell table:style-name="ce1" office:value-type="float" office:value="-37" calcext:value-type="float">
            <text:p>-37</text:p>
          </table:table-cell>
          <table:table-cell table:style-name="ce1" office:value-type="float" office:value="260930" calcext:value-type="float">
            <text:p>260930</text:p>
          </table:table-cell>
          <table:table-cell table:style-name="ce1" office:value-type="float" office:value="249110" calcext:value-type="float">
            <text:p>249110</text:p>
          </table:table-cell>
          <table:table-cell table:style-name="ce1" office:value-type="float" office:value="272750" calcext:value-type="float">
            <text:p>272750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6.4" calcext:value-type="float">
            <text:p>6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5]-(([.I25]*[.H25])/([.B25]+[.H25])))" office:value-type="float" office:value="846.296824736026" calcext:value-type="float">
            <text:p>846,30</text:p>
          </table:table-cell>
          <table:table-cell table:style-name="ce1" office:value-type="float" office:value="237" calcext:value-type="float">
            <text:p>237</text:p>
          </table:table-cell>
          <table:table-cell table:style-name="ce1" table:formula="of:=[.K25] * 4" office:value-type="float" office:value="948" calcext:value-type="float">
            <text:p>948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30" calcext:value-type="float">
            <text:p>130</text:p>
          </table:table-cell>
        </table:table-row>
        <table:table-row table:style-name="ro1">
          <table:table-cell table:style-name="ce1" office:value-type="float" office:value="-36" calcext:value-type="float">
            <text:p>-36</text:p>
          </table:table-cell>
          <table:table-cell table:style-name="ce1" office:value-type="float" office:value="244960" calcext:value-type="float">
            <text:p>244960</text:p>
          </table:table-cell>
          <table:table-cell table:style-name="ce1" office:value-type="float" office:value="234040" calcext:value-type="float">
            <text:p>234040</text:p>
          </table:table-cell>
          <table:table-cell table:style-name="ce1" office:value-type="float" office:value="255880" calcext:value-type="float">
            <text:p>255880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6.3" calcext:value-type="float">
            <text:p>6,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6]-(([.I26]*[.H26])/([.B26]+[.H26])))" office:value-type="float" office:value="845.608313864497" calcext:value-type="float">
            <text:p>845,61</text:p>
          </table:table-cell>
          <table:table-cell table:style-name="ce1" office:value-type="float" office:value="236" calcext:value-type="float">
            <text:p>236</text:p>
          </table:table-cell>
          <table:table-cell table:style-name="ce1" table:formula="of:=[.K26] * 4" office:value-type="float" office:value="944" calcext:value-type="float">
            <text:p>944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28" calcext:value-type="float">
            <text:p>128</text:p>
          </table:table-cell>
        </table:table-row>
        <table:table-row table:style-name="ro1">
          <table:table-cell table:style-name="ce1" office:value-type="float" office:value="-35" calcext:value-type="float">
            <text:p>-35</text:p>
          </table:table-cell>
          <table:table-cell table:style-name="ce1" office:value-type="float" office:value="230060" calcext:value-type="float">
            <text:p>230060</text:p>
          </table:table-cell>
          <table:table-cell table:style-name="ce1" office:value-type="float" office:value="219970" calcext:value-type="float">
            <text:p>219970</text:p>
          </table:table-cell>
          <table:table-cell table:style-name="ce1" office:value-type="float" office:value="240160" calcext:value-type="float">
            <text:p>240160</text:p>
          </table:table-cell>
          <table:table-cell table:style-name="ce1" office:value-type="float" office:value="4.4" calcext:value-type="float">
            <text:p>4,4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6.3" calcext:value-type="float">
            <text:p>6,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7]-(([.I27]*[.H27])/([.B27]+[.H27])))" office:value-type="float" office:value="844.880956462119" calcext:value-type="float">
            <text:p>844,88</text:p>
          </table:table-cell>
          <table:table-cell table:style-name="ce1" office:value-type="float" office:value="235" calcext:value-type="float">
            <text:p>235</text:p>
          </table:table-cell>
          <table:table-cell table:style-name="ce1" table:formula="of:=[.K27] * 4" office:value-type="float" office:value="940" calcext:value-type="float">
            <text:p>940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26" calcext:value-type="float">
            <text:p>126</text:p>
          </table:table-cell>
        </table:table-row>
        <table:table-row table:style-name="ro1">
          <table:table-cell table:style-name="ce1" office:value-type="float" office:value="-34" calcext:value-type="float">
            <text:p>-34</text:p>
          </table:table-cell>
          <table:table-cell table:style-name="ce1" office:value-type="float" office:value="216160" calcext:value-type="float">
            <text:p>216160</text:p>
          </table:table-cell>
          <table:table-cell table:style-name="ce1" office:value-type="float" office:value="206820" calcext:value-type="float">
            <text:p>206820</text:p>
          </table:table-cell>
          <table:table-cell table:style-name="ce1" office:value-type="float" office:value="225490" calcext:value-type="float">
            <text:p>225490</text:p>
          </table:table-cell>
          <table:table-cell table:style-name="ce1" office:value-type="float" office:value="4.3" calcext:value-type="float">
            <text:p>4,3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6.2" calcext:value-type="float">
            <text:p>6,2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8]-(([.I28]*[.H28])/([.B28]+[.H28])))" office:value-type="float" office:value="844.113369178894" calcext:value-type="float">
            <text:p>844,11</text:p>
          </table:table-cell>
          <table:table-cell table:style-name="ce1" office:value-type="float" office:value="234" calcext:value-type="float">
            <text:p>234</text:p>
          </table:table-cell>
          <table:table-cell table:style-name="ce1" table:formula="of:=[.K28] * 4" office:value-type="float" office:value="936" calcext:value-type="float">
            <text:p>936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24" calcext:value-type="float">
            <text:p>124</text:p>
          </table:table-cell>
        </table:table-row>
        <table:table-row table:style-name="ro1">
          <table:table-cell table:style-name="ce1" office:value-type="float" office:value="-33" calcext:value-type="float">
            <text:p>-33</text:p>
          </table:table-cell>
          <table:table-cell table:style-name="ce1" office:value-type="float" office:value="203180" calcext:value-type="float">
            <text:p>203180</text:p>
          </table:table-cell>
          <table:table-cell table:style-name="ce1" office:value-type="float" office:value="194550" calcext:value-type="float">
            <text:p>194550</text:p>
          </table:table-cell>
          <table:table-cell table:style-name="ce1" office:value-type="float" office:value="211820" calcext:value-type="float">
            <text:p>211820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6.2" calcext:value-type="float">
            <text:p>6,2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9]-(([.I29]*[.H29])/([.B29]+[.H29])))" office:value-type="float" office:value="843.303273924835" calcext:value-type="float">
            <text:p>843,30</text:p>
          </table:table-cell>
          <table:table-cell table:style-name="ce1" office:value-type="float" office:value="233" calcext:value-type="float">
            <text:p>233</text:p>
          </table:table-cell>
          <table:table-cell table:style-name="ce1" table:formula="of:=[.K29] * 4" office:value-type="float" office:value="932" calcext:value-type="float">
            <text:p>932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22" calcext:value-type="float">
            <text:p>122</text:p>
          </table:table-cell>
        </table:table-row>
        <table:table-row table:style-name="ro1">
          <table:table-cell table:style-name="ce1" office:value-type="float" office:value="-32" calcext:value-type="float">
            <text:p>-32</text:p>
          </table:table-cell>
          <table:table-cell table:style-name="ce1" office:value-type="float" office:value="191060" calcext:value-type="float">
            <text:p>191060</text:p>
          </table:table-cell>
          <table:table-cell table:style-name="ce1" office:value-type="float" office:value="183070" calcext:value-type="float">
            <text:p>183070</text:p>
          </table:table-cell>
          <table:table-cell table:style-name="ce1" office:value-type="float" office:value="199050" calcext:value-type="float">
            <text:p>199050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6.2" calcext:value-type="float">
            <text:p>6,2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30]-(([.I30]*[.H30])/([.B30]+[.H30])))" office:value-type="float" office:value="842.449166495164" calcext:value-type="float">
            <text:p>842,45</text:p>
          </table:table-cell>
          <table:table-cell table:style-name="ce1" office:value-type="float" office:value="232" calcext:value-type="float">
            <text:p>232</text:p>
          </table:table-cell>
          <table:table-cell table:style-name="ce1" table:formula="of:=[.K30] * 4" office:value-type="float" office:value="928" calcext:value-type="float">
            <text:p>928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20" calcext:value-type="float">
            <text:p>120</text:p>
          </table:table-cell>
        </table:table-row>
        <table:table-row table:style-name="ro1">
          <table:table-cell table:style-name="ce1" office:value-type="float" office:value="-31" calcext:value-type="float">
            <text:p>-31</text:p>
          </table:table-cell>
          <table:table-cell table:style-name="ce1" office:value-type="float" office:value="179740" calcext:value-type="float">
            <text:p>179740</text:p>
          </table:table-cell>
          <table:table-cell table:style-name="ce1" office:value-type="float" office:value="172340" calcext:value-type="float">
            <text:p>172340</text:p>
          </table:table-cell>
          <table:table-cell table:style-name="ce1" office:value-type="float" office:value="187130" calcext:value-type="float">
            <text:p>187130</text:p>
          </table:table-cell>
          <table:table-cell table:style-name="ce1" office:value-type="float" office:value="4.1" calcext:value-type="float">
            <text:p>4,1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6.1" calcext:value-type="float">
            <text:p>6,1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31]-(([.I31]*[.H31])/([.B31]+[.H31])))" office:value-type="float" office:value="841.549278846154" calcext:value-type="float">
            <text:p>841,55</text:p>
          </table:table-cell>
          <table:table-cell table:style-name="ce1" office:value-type="float" office:value="231" calcext:value-type="float">
            <text:p>231</text:p>
          </table:table-cell>
          <table:table-cell table:style-name="ce1" table:formula="of:=[.K31] * 4" office:value-type="float" office:value="924" calcext:value-type="float">
            <text:p>924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18" calcext:value-type="float">
            <text:p>118</text:p>
          </table:table-cell>
        </table:table-row>
        <table:table-row table:style-name="ro1">
          <table:table-cell table:style-name="ce1" office:value-type="float" office:value="-30" calcext:value-type="float">
            <text:p>-30</text:p>
          </table:table-cell>
          <table:table-cell table:style-name="ce1" office:value-type="float" office:value="169150" calcext:value-type="float">
            <text:p>169150</text:p>
          </table:table-cell>
          <table:table-cell table:style-name="ce1" office:value-type="float" office:value="162300" calcext:value-type="float">
            <text:p>162300</text:p>
          </table:table-cell>
          <table:table-cell table:style-name="ce1" office:value-type="float" office:value="175990" calcext:value-type="float">
            <text:p>17599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6.1" calcext:value-type="float">
            <text:p>6,1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32]-(([.I32]*[.H32])/([.B32]+[.H32])))" office:value-type="float" office:value="840.60046390258" calcext:value-type="float">
            <text:p>840,60</text:p>
          </table:table-cell>
          <table:table-cell table:style-name="ce1" office:value-type="float" office:value="230" calcext:value-type="float">
            <text:p>230</text:p>
          </table:table-cell>
          <table:table-cell table:style-name="ce1" table:formula="of:=[.K32] * 4" office:value-type="float" office:value="920" calcext:value-type="float">
            <text:p>920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16" calcext:value-type="float">
            <text:p>116</text:p>
          </table:table-cell>
        </table:table-row>
        <table:table-row table:style-name="ro1">
          <table:table-cell table:style-name="ce1" office:value-type="float" office:value="-29" calcext:value-type="float">
            <text:p>-29</text:p>
          </table:table-cell>
          <table:table-cell table:style-name="ce1" office:value-type="float" office:value="159220" calcext:value-type="float">
            <text:p>159220</text:p>
          </table:table-cell>
          <table:table-cell table:style-name="ce1" office:value-type="float" office:value="152890" calcext:value-type="float">
            <text:p>152890</text:p>
          </table:table-cell>
          <table:table-cell table:style-name="ce1" office:value-type="float" office:value="165560" calcext:value-type="float">
            <text:p>16556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6.1" calcext:value-type="float">
            <text:p>6,1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33]-(([.I33]*[.H33])/([.B33]+[.H33])))" office:value-type="float" office:value="839.59844942161" calcext:value-type="float">
            <text:p>839,60</text:p>
          </table:table-cell>
          <table:table-cell table:style-name="ce1" office:value-type="float" office:value="229" calcext:value-type="float">
            <text:p>229</text:p>
          </table:table-cell>
          <table:table-cell table:style-name="ce1" table:formula="of:=[.K33] * 4" office:value-type="float" office:value="916" calcext:value-type="float">
            <text:p>916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15" calcext:value-type="float">
            <text:p>115</text:p>
          </table:table-cell>
        </table:table-row>
        <table:table-row table:style-name="ro1">
          <table:table-cell table:style-name="ce1" office:value-type="float" office:value="-28" calcext:value-type="float">
            <text:p>-28</text:p>
          </table:table-cell>
          <table:table-cell table:style-name="ce1" office:value-type="float" office:value="149950" calcext:value-type="float">
            <text:p>149950</text:p>
          </table:table-cell>
          <table:table-cell table:style-name="ce1" office:value-type="float" office:value="144080" calcext:value-type="float">
            <text:p>144080</text:p>
          </table:table-cell>
          <table:table-cell table:style-name="ce1" office:value-type="float" office:value="155810" calcext:value-type="float">
            <text:p>155810</text:p>
          </table:table-cell>
          <table:table-cell table:style-name="ce1" office:value-type="float" office:value="3.9" calcext:value-type="float">
            <text:p>3,9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34]-(([.I34]*[.H34])/([.B34]+[.H34])))" office:value-type="float" office:value="838.545840130506" calcext:value-type="float">
            <text:p>838,55</text:p>
          </table:table-cell>
          <table:table-cell table:style-name="ce1" office:value-type="float" office:value="228" calcext:value-type="float">
            <text:p>228</text:p>
          </table:table-cell>
          <table:table-cell table:style-name="ce1" table:formula="of:=[.K34] * 4" office:value-type="float" office:value="912" calcext:value-type="float">
            <text:p>912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13" calcext:value-type="float">
            <text:p>113</text:p>
          </table:table-cell>
        </table:table-row>
        <table:table-row table:style-name="ro1">
          <table:table-cell table:style-name="ce1" office:value-type="float" office:value="-27" calcext:value-type="float">
            <text:p>-27</text:p>
          </table:table-cell>
          <table:table-cell table:style-name="ce1" office:value-type="float" office:value="141270" calcext:value-type="float">
            <text:p>141270</text:p>
          </table:table-cell>
          <table:table-cell table:style-name="ce1" office:value-type="float" office:value="135830" calcext:value-type="float">
            <text:p>135830</text:p>
          </table:table-cell>
          <table:table-cell table:style-name="ce1" office:value-type="float" office:value="146700" calcext:value-type="float">
            <text:p>146700</text:p>
          </table:table-cell>
          <table:table-cell table:style-name="ce1" office:value-type="float" office:value="3.8" calcext:value-type="float">
            <text:p>3,8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35]-(([.I35]*[.H35])/([.B35]+[.H35])))" office:value-type="float" office:value="837.437850176385" calcext:value-type="float">
            <text:p>837,44</text:p>
          </table:table-cell>
          <table:table-cell table:style-name="ce1" office:value-type="float" office:value="227" calcext:value-type="float">
            <text:p>227</text:p>
          </table:table-cell>
          <table:table-cell table:style-name="ce1" table:formula="of:=[.K35] * 4" office:value-type="float" office:value="908" calcext:value-type="float">
            <text:p>908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12" calcext:value-type="float">
            <text:p>112</text:p>
          </table:table-cell>
        </table:table-row>
        <table:table-row table:style-name="ro1">
          <table:table-cell table:style-name="ce1" office:value-type="float" office:value="-26" calcext:value-type="float">
            <text:p>-26</text:p>
          </table:table-cell>
          <table:table-cell table:style-name="ce1" office:value-type="float" office:value="133150" calcext:value-type="float">
            <text:p>133150</text:p>
          </table:table-cell>
          <table:table-cell table:style-name="ce1" office:value-type="float" office:value="128110" calcext:value-type="float">
            <text:p>128110</text:p>
          </table:table-cell>
          <table:table-cell table:style-name="ce1" office:value-type="float" office:value="138190" calcext:value-type="float">
            <text:p>138190</text:p>
          </table:table-cell>
          <table:table-cell table:style-name="ce1" office:value-type="float" office:value="3.8" calcext:value-type="float">
            <text:p>3,8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5.9" calcext:value-type="float">
            <text:p>5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36]-(([.I36]*[.H36])/([.B36]+[.H36])))" office:value-type="float" office:value="836.273726639795" calcext:value-type="float">
            <text:p>836,27</text:p>
          </table:table-cell>
          <table:table-cell table:style-name="ce1" office:value-type="float" office:value="226" calcext:value-type="float">
            <text:p>226</text:p>
          </table:table-cell>
          <table:table-cell table:style-name="ce1" table:formula="of:=[.K36] * 4" office:value-type="float" office:value="904" calcext:value-type="float">
            <text:p>904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10" calcext:value-type="float">
            <text:p>110</text:p>
          </table:table-cell>
        </table:table-row>
        <table:table-row table:style-name="ro1">
          <table:table-cell table:style-name="ce1" office:value-type="float" office:value="-25" calcext:value-type="float">
            <text:p>-25</text:p>
          </table:table-cell>
          <table:table-cell table:style-name="ce1" office:value-type="float" office:value="125550" calcext:value-type="float">
            <text:p>125550</text:p>
          </table:table-cell>
          <table:table-cell table:style-name="ce1" office:value-type="float" office:value="120880" calcext:value-type="float">
            <text:p>120880</text:p>
          </table:table-cell>
          <table:table-cell table:style-name="ce1" office:value-type="float" office:value="130220" calcext:value-type="float">
            <text:p>130220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5.9" calcext:value-type="float">
            <text:p>5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37]-(([.I37]*[.H37])/([.B37]+[.H37])))" office:value-type="float" office:value="835.051222351572" calcext:value-type="float">
            <text:p>835,05</text:p>
          </table:table-cell>
          <table:table-cell table:style-name="ce1" office:value-type="float" office:value="225" calcext:value-type="float">
            <text:p>225</text:p>
          </table:table-cell>
          <table:table-cell table:style-name="ce1" table:formula="of:=[.K37] * 4" office:value-type="float" office:value="900" calcext:value-type="float">
            <text:p>900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09" calcext:value-type="float">
            <text:p>109</text:p>
          </table:table-cell>
        </table:table-row>
        <table:table-row table:style-name="ro1">
          <table:table-cell table:style-name="ce1" office:value-type="float" office:value="-24" calcext:value-type="float">
            <text:p>-24</text:p>
          </table:table-cell>
          <table:table-cell table:style-name="ce1" office:value-type="float" office:value="118430" calcext:value-type="float">
            <text:p>118430</text:p>
          </table:table-cell>
          <table:table-cell table:style-name="ce1" office:value-type="float" office:value="114100" calcext:value-type="float">
            <text:p>114100</text:p>
          </table:table-cell>
          <table:table-cell table:style-name="ce1" office:value-type="float" office:value="122760" calcext:value-type="float">
            <text:p>122760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5.9" calcext:value-type="float">
            <text:p>5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38]-(([.I38]*[.H38])/([.B38]+[.H38])))" office:value-type="float" office:value="833.767436129138" calcext:value-type="float">
            <text:p>833,77</text:p>
          </table:table-cell>
          <table:table-cell table:style-name="ce1" office:value-type="float" office:value="224" calcext:value-type="float">
            <text:p>224</text:p>
          </table:table-cell>
          <table:table-cell table:style-name="ce1" table:formula="of:=[.K38] * 4" office:value-type="float" office:value="896" calcext:value-type="float">
            <text:p>896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07" calcext:value-type="float">
            <text:p>107</text:p>
          </table:table-cell>
        </table:table-row>
        <table:table-row table:style-name="ro1">
          <table:table-cell table:style-name="ce1" office:value-type="float" office:value="-23" calcext:value-type="float">
            <text:p>-23</text:p>
          </table:table-cell>
          <table:table-cell table:style-name="ce1" office:value-type="float" office:value="111760" calcext:value-type="float">
            <text:p>111760</text:p>
          </table:table-cell>
          <table:table-cell table:style-name="ce1" office:value-type="float" office:value="107740" calcext:value-type="float">
            <text:p>107740</text:p>
          </table:table-cell>
          <table:table-cell table:style-name="ce1" office:value-type="float" office:value="115770" calcext:value-type="float">
            <text:p>115770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5.8" calcext:value-type="float">
            <text:p>5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39]-(([.I39]*[.H39])/([.B39]+[.H39])))" office:value-type="float" office:value="832.420650095602" calcext:value-type="float">
            <text:p>832,42</text:p>
          </table:table-cell>
          <table:table-cell table:style-name="ce1" office:value-type="float" office:value="223" calcext:value-type="float">
            <text:p>223</text:p>
          </table:table-cell>
          <table:table-cell table:style-name="ce1" table:formula="of:=[.K39] * 4" office:value-type="float" office:value="892" calcext:value-type="float">
            <text:p>892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06" calcext:value-type="float">
            <text:p>106</text:p>
          </table:table-cell>
        </table:table-row>
        <table:table-row table:style-name="ro1">
          <table:table-cell table:style-name="ce1" office:value-type="float" office:value="-22" calcext:value-type="float">
            <text:p>-22</text:p>
          </table:table-cell>
          <table:table-cell table:style-name="ce1" office:value-type="float" office:value="105510" calcext:value-type="float">
            <text:p>105510</text:p>
          </table:table-cell>
          <table:table-cell table:style-name="ce1" office:value-type="float" office:value="101780" calcext:value-type="float">
            <text:p>101780</text:p>
          </table:table-cell>
          <table:table-cell table:style-name="ce1" office:value-type="float" office:value="109230" calcext:value-type="float">
            <text:p>109230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5.8" calcext:value-type="float">
            <text:p>5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40]-(([.I40]*[.H40])/([.B40]+[.H40])))" office:value-type="float" office:value="831.0088227185" calcext:value-type="float">
            <text:p>831,01</text:p>
          </table:table-cell>
          <table:table-cell table:style-name="ce1" office:value-type="float" office:value="222" calcext:value-type="float">
            <text:p>222</text:p>
          </table:table-cell>
          <table:table-cell table:style-name="ce1" table:formula="of:=[.K40] * 4" office:value-type="float" office:value="888" calcext:value-type="float">
            <text:p>888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05" calcext:value-type="float">
            <text:p>105</text:p>
          </table:table-cell>
        </table:table-row>
        <table:table-row table:style-name="ro1">
          <table:table-cell table:style-name="ce1" office:value-type="float" office:value="-21" calcext:value-type="float">
            <text:p>-21</text:p>
          </table:table-cell>
          <table:table-cell table:style-name="ce1" office:value-type="float" office:value="99643" calcext:value-type="float">
            <text:p>99643</text:p>
          </table:table-cell>
          <table:table-cell table:style-name="ce1" office:value-type="float" office:value="96189" calcext:value-type="float">
            <text:p>96189</text:p>
          </table:table-cell>
          <table:table-cell table:style-name="ce1" office:value-type="float" office:value="103100" calcext:value-type="float">
            <text:p>103100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5.8" calcext:value-type="float">
            <text:p>5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41]-(([.I41]*[.H41])/([.B41]+[.H41])))" office:value-type="float" office:value="829.527515226873" calcext:value-type="float">
            <text:p>829,53</text:p>
          </table:table-cell>
          <table:table-cell table:style-name="ce1" office:value-type="float" office:value="221" calcext:value-type="float">
            <text:p>221</text:p>
          </table:table-cell>
          <table:table-cell table:style-name="ce1" table:formula="of:=[.K41] * 4" office:value-type="float" office:value="884" calcext:value-type="float">
            <text:p>884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03" calcext:value-type="float">
            <text:p>103</text:p>
          </table:table-cell>
        </table:table-row>
        <table:table-row table:style-name="ro1">
          <table:table-cell table:style-name="ce1" office:value-type="float" office:value="-20" calcext:value-type="float">
            <text:p>-20</text:p>
          </table:table-cell>
          <table:table-cell table:style-name="ce1" office:value-type="float" office:value="94143" calcext:value-type="float">
            <text:p>94143</text:p>
          </table:table-cell>
          <table:table-cell table:style-name="ce1" office:value-type="float" office:value="90938" calcext:value-type="float">
            <text:p>90938</text:p>
          </table:table-cell>
          <table:table-cell table:style-name="ce1" office:value-type="float" office:value="97349" calcext:value-type="float">
            <text:p>97349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5.7" calcext:value-type="float">
            <text:p>5,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42]-(([.I42]*[.H42])/([.B42]+[.H42])))" office:value-type="float" office:value="827.976878790678" calcext:value-type="float">
            <text:p>827,98</text:p>
          </table:table-cell>
          <table:table-cell table:style-name="ce1" office:value-type="float" office:value="220" calcext:value-type="float">
            <text:p>220</text:p>
          </table:table-cell>
          <table:table-cell table:style-name="ce1" table:formula="of:=[.K42] * 4" office:value-type="float" office:value="880" calcext:value-type="float">
            <text:p>880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02" calcext:value-type="float">
            <text:p>102</text:p>
          </table:table-cell>
        </table:table-row>
        <table:table-row table:style-name="ro1"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88953" calcext:value-type="float">
            <text:p>88953</text:p>
          </table:table-cell>
          <table:table-cell table:style-name="ce1" office:value-type="float" office:value="85978" calcext:value-type="float">
            <text:p>85978</text:p>
          </table:table-cell>
          <table:table-cell table:style-name="ce1" office:value-type="float" office:value="91927" calcext:value-type="float">
            <text:p>91927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5.7" calcext:value-type="float">
            <text:p>5,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43]-(([.I43]*[.H43])/([.B43]+[.H43])))" office:value-type="float" office:value="826.344086371175" calcext:value-type="float">
            <text:p>826,34</text:p>
          </table:table-cell>
          <table:table-cell table:style-name="ce1" office:value-type="float" office:value="219" calcext:value-type="float">
            <text:p>219</text:p>
          </table:table-cell>
          <table:table-cell table:style-name="ce1" table:formula="of:=[.K43] * 4" office:value-type="float" office:value="876" calcext:value-type="float">
            <text:p>876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01" calcext:value-type="float">
            <text:p>101</text:p>
          </table:table-cell>
        </table:table-row>
        <table:table-row table:style-name="ro1">
          <table:table-cell table:style-name="ce1" office:value-type="float" office:value="-18" calcext:value-type="float">
            <text:p>-18</text:p>
          </table:table-cell>
          <table:table-cell table:style-name="ce1" office:value-type="float" office:value="84081" calcext:value-type="float">
            <text:p>84081</text:p>
          </table:table-cell>
          <table:table-cell table:style-name="ce1" office:value-type="float" office:value="81321" calcext:value-type="float">
            <text:p>81321</text:p>
          </table:table-cell>
          <table:table-cell table:style-name="ce1" office:value-type="float" office:value="86841" calcext:value-type="float">
            <text:p>86841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5.6" calcext:value-type="float">
            <text:p>5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44]-(([.I44]*[.H44])/([.B44]+[.H44])))" office:value-type="float" office:value="824.634840525972" calcext:value-type="float">
            <text:p>824,63</text:p>
          </table:table-cell>
          <table:table-cell table:style-name="ce1" office:value-type="float" office:value="218" calcext:value-type="float">
            <text:p>218</text:p>
          </table:table-cell>
          <table:table-cell table:style-name="ce1" table:formula="of:=[.K44] * 4" office:value-type="float" office:value="872" calcext:value-type="float">
            <text:p>872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float" office:value="-17" calcext:value-type="float">
            <text:p>-17</text:p>
          </table:table-cell>
          <table:table-cell table:style-name="ce1" office:value-type="float" office:value="79507" calcext:value-type="float">
            <text:p>79507</text:p>
          </table:table-cell>
          <table:table-cell table:style-name="ce1" office:value-type="float" office:value="76945" calcext:value-type="float">
            <text:p>76945</text:p>
          </table:table-cell>
          <table:table-cell table:style-name="ce1" office:value-type="float" office:value="82069" calcext:value-type="float">
            <text:p>82069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5.6" calcext:value-type="float">
            <text:p>5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45]-(([.I45]*[.H45])/([.B45]+[.H45])))" office:value-type="float" office:value="822.847090221841" calcext:value-type="float">
            <text:p>822,85</text:p>
          </table:table-cell>
          <table:table-cell table:style-name="ce1" office:value-type="float" office:value="217" calcext:value-type="float">
            <text:p>217</text:p>
          </table:table-cell>
          <table:table-cell table:style-name="ce1" table:formula="of:=[.K45] * 4" office:value-type="float" office:value="868" calcext:value-type="float">
            <text:p>868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float" office:value="-16" calcext:value-type="float">
            <text:p>-16</text:p>
          </table:table-cell>
          <table:table-cell table:style-name="ce1" office:value-type="float" office:value="75210" calcext:value-type="float">
            <text:p>75210</text:p>
          </table:table-cell>
          <table:table-cell table:style-name="ce1" office:value-type="float" office:value="72832" calcext:value-type="float">
            <text:p>72832</text:p>
          </table:table-cell>
          <table:table-cell table:style-name="ce1" office:value-type="float" office:value="77589" calcext:value-type="float">
            <text:p>77589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5.6" calcext:value-type="float">
            <text:p>5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46]-(([.I46]*[.H46])/([.B46]+[.H46])))" office:value-type="float" office:value="820.977837218189" calcext:value-type="float">
            <text:p>820,98</text:p>
          </table:table-cell>
          <table:table-cell table:style-name="ce1" office:value-type="float" office:value="216" calcext:value-type="float">
            <text:p>216</text:p>
          </table:table-cell>
          <table:table-cell table:style-name="ce1" table:formula="of:=[.K46] * 4" office:value-type="float" office:value="864" calcext:value-type="float">
            <text:p>864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98" calcext:value-type="float">
            <text:p>98</text:p>
          </table:table-cell>
        </table:table-row>
        <table:table-row table:style-name="ro1"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71172" calcext:value-type="float">
            <text:p>71172</text:p>
          </table:table-cell>
          <table:table-cell table:style-name="ce1" office:value-type="float" office:value="68964" calcext:value-type="float">
            <text:p>68964</text:p>
          </table:table-cell>
          <table:table-cell table:style-name="ce1" office:value-type="float" office:value="73381" calcext:value-type="float">
            <text:p>73381</text:p>
          </table:table-cell>
          <table:table-cell table:style-name="ce1" office:value-type="float" office:value="3.1" calcext:value-type="float">
            <text:p>3,1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5.5" calcext:value-type="float">
            <text:p>5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47]-(([.I47]*[.H47])/([.B47]+[.H47])))" office:value-type="float" office:value="819.02465356107" calcext:value-type="float">
            <text:p>819,02</text:p>
          </table:table-cell>
          <table:table-cell table:style-name="ce1" office:value-type="float" office:value="215" calcext:value-type="float">
            <text:p>215</text:p>
          </table:table-cell>
          <table:table-cell table:style-name="ce1" table:formula="of:=[.K47] * 4" office:value-type="float" office:value="860" calcext:value-type="float">
            <text:p>860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97" calcext:value-type="float">
            <text:p>97</text:p>
          </table:table-cell>
        </table:table-row>
        <table:table-row table:style-name="ro1"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67376" calcext:value-type="float">
            <text:p>67376</text:p>
          </table:table-cell>
          <table:table-cell table:style-name="ce1" office:value-type="float" office:value="65326" calcext:value-type="float">
            <text:p>65326</text:p>
          </table:table-cell>
          <table:table-cell table:style-name="ce1" office:value-type="float" office:value="69427" calcext:value-type="float">
            <text:p>694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5.5" calcext:value-type="float">
            <text:p>5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48]-(([.I48]*[.H48])/([.B48]+[.H48])))" office:value-type="float" office:value="816.98500198087" calcext:value-type="float">
            <text:p>816,99</text:p>
          </table:table-cell>
          <table:table-cell table:style-name="ce1" office:value-type="float" office:value="214" calcext:value-type="float">
            <text:p>214</text:p>
          </table:table-cell>
          <table:table-cell table:style-name="ce1" table:formula="of:=[.K48] * 4" office:value-type="float" office:value="856" calcext:value-type="float">
            <text:p>856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1" office:value-type="float" office:value="96" calcext:value-type="float">
            <text:p>96</text:p>
          </table:table-cell>
        </table:table-row>
        <table:table-row table:style-name="ro1"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63806" calcext:value-type="float">
            <text:p>63806</text:p>
          </table:table-cell>
          <table:table-cell table:style-name="ce1" office:value-type="float" office:value="61901" calcext:value-type="float">
            <text:p>61901</text:p>
          </table:table-cell>
          <table:table-cell table:style-name="ce1" office:value-type="float" office:value="65711" calcext:value-type="float">
            <text:p>657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5.5" calcext:value-type="float">
            <text:p>5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49]-(([.I49]*[.H49])/([.B49]+[.H49])))" office:value-type="float" office:value="814.856227461032" calcext:value-type="float">
            <text:p>814,86</text:p>
          </table:table-cell>
          <table:table-cell table:style-name="ce1" office:value-type="float" office:value="213" calcext:value-type="float">
            <text:p>213</text:p>
          </table:table-cell>
          <table:table-cell table:style-name="ce1" table:formula="of:=[.K49] * 4" office:value-type="float" office:value="852" calcext:value-type="float">
            <text:p>852</text:p>
          </table:table-cell>
          <table:table-cell table:formula="of:=MATCH([.L49];[.J$7:.J$217];-1) + 6" office:value-type="float" office:value="13" calcext:value-type="float">
            <text:p>13</text:p>
          </table:table-cell>
          <table:table-cell table:formula="of:=INDEX([.A$1:.A$1048576];[.M49]; )" office:value-type="float" office:value="-49" calcext:value-type="float">
            <text:p>-49</text:p>
          </table:table-cell>
          <table:table-cell table:style-name="ce1" office:value-type="float" office:value="95" calcext:value-type="float">
            <text:p>95</text:p>
          </table:table-cell>
        </table:table-row>
        <table:table-row table:style-name="ro1"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60447" calcext:value-type="float">
            <text:p>60447</text:p>
          </table:table-cell>
          <table:table-cell table:style-name="ce1" office:value-type="float" office:value="58678" calcext:value-type="float">
            <text:p>58678</text:p>
          </table:table-cell>
          <table:table-cell table:style-name="ce1" office:value-type="float" office:value="62216" calcext:value-type="float">
            <text:p>62216</text:p>
          </table:table-cell>
          <table:table-cell table:style-name="ce1" office:value-type="float" office:value="2.9" calcext:value-type="float">
            <text:p>2,9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5.4" calcext:value-type="float">
            <text:p>5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50]-(([.I50]*[.H50])/([.B50]+[.H50])))" office:value-type="float" office:value="812.635559320439" calcext:value-type="float">
            <text:p>812,64</text:p>
          </table:table-cell>
          <table:table-cell table:style-name="ce1" office:value-type="float" office:value="212" calcext:value-type="float">
            <text:p>212</text:p>
          </table:table-cell>
          <table:table-cell table:style-name="ce1" table:formula="of:=[.K50] * 4" office:value-type="float" office:value="848" calcext:value-type="float">
            <text:p>848</text:p>
          </table:table-cell>
          <table:table-cell table:formula="of:=MATCH([.L50];[.J$7:.J$217];-1) + 6" office:value-type="float" office:value="22" calcext:value-type="float">
            <text:p>22</text:p>
          </table:table-cell>
          <table:table-cell table:formula="of:=INDEX([.A$1:.A$1048576];[.M50]; )" office:value-type="float" office:value="-40" calcext:value-type="float">
            <text:p>-40</text:p>
          </table:table-cell>
          <table:table-cell table:style-name="ce1" office:value-type="float" office:value="94" calcext:value-type="float">
            <text:p>94</text:p>
          </table:table-cell>
        </table:table-row>
        <table:table-row table:style-name="ro1"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57285" calcext:value-type="float">
            <text:p>57285</text:p>
          </table:table-cell>
          <table:table-cell table:style-name="ce1" office:value-type="float" office:value="55642" calcext:value-type="float">
            <text:p>55642</text:p>
          </table:table-cell>
          <table:table-cell table:style-name="ce1" office:value-type="float" office:value="58929" calcext:value-type="float">
            <text:p>58929</text:p>
          </table:table-cell>
          <table:table-cell table:style-name="ce1" office:value-type="float" office:value="2.9" calcext:value-type="float">
            <text:p>2,9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5.4" calcext:value-type="float">
            <text:p>5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51]-(([.I51]*[.H51])/([.B51]+[.H51])))" office:value-type="float" office:value="810.320128744739" calcext:value-type="float">
            <text:p>810,32</text:p>
          </table:table-cell>
          <table:table-cell table:style-name="ce1" office:value-type="float" office:value="211" calcext:value-type="float">
            <text:p>211</text:p>
          </table:table-cell>
          <table:table-cell table:style-name="ce1" table:formula="of:=[.K51] * 4" office:value-type="float" office:value="844" calcext:value-type="float">
            <text:p>844</text:p>
          </table:table-cell>
          <table:table-cell table:formula="of:=MATCH([.L51];[.J$7:.J$217];-1) + 6" office:value-type="float" office:value="28" calcext:value-type="float">
            <text:p>28</text:p>
          </table:table-cell>
          <table:table-cell table:formula="of:=INDEX([.A$1:.A$1048576];[.M51]; )" office:value-type="float" office:value="-34" calcext:value-type="float">
            <text:p>-34</text:p>
          </table:table-cell>
          <table:table-cell table:style-name="ce1"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54308" calcext:value-type="float">
            <text:p>54308</text:p>
          </table:table-cell>
          <table:table-cell table:style-name="ce1" office:value-type="float" office:value="52781" calcext:value-type="float">
            <text:p>52781</text:p>
          </table:table-cell>
          <table:table-cell table:style-name="ce1" office:value-type="float" office:value="55836" calcext:value-type="float">
            <text:p>55836</text:p>
          </table:table-cell>
          <table:table-cell table:style-name="ce1" office:value-type="float" office:value="2.8" calcext:value-type="float">
            <text:p>2,8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5.4" calcext:value-type="float">
            <text:p>5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52]-(([.I52]*[.H52])/([.B52]+[.H52])))" office:value-type="float" office:value="807.907860019442" calcext:value-type="float">
            <text:p>807,91</text:p>
          </table:table-cell>
          <table:table-cell table:style-name="ce1" office:value-type="float" office:value="210" calcext:value-type="float">
            <text:p>210</text:p>
          </table:table-cell>
          <table:table-cell table:style-name="ce1" table:formula="of:=[.K52] * 4" office:value-type="float" office:value="840" calcext:value-type="float">
            <text:p>840</text:p>
          </table:table-cell>
          <table:table-cell table:formula="of:=MATCH([.L52];[.J$7:.J$217];-1) + 6" office:value-type="float" office:value="32" calcext:value-type="float">
            <text:p>32</text:p>
          </table:table-cell>
          <table:table-cell table:formula="of:=INDEX([.A$1:.A$1048576];[.M52]; )" office:value-type="float" office:value="-30" calcext:value-type="float">
            <text:p>-30</text:p>
          </table:table-cell>
          <table:table-cell table:style-name="ce1" office:value-type="float" office:value="92" calcext:value-type="float">
            <text:p>92</text:p>
          </table:table-cell>
        </table:table-row>
        <table:table-row table:style-name="ro1">
          <table:table-cell table:style-name="ce1" office:value-type="float" office:value="-9" calcext:value-type="float">
            <text:p>-9</text:p>
          </table:table-cell>
          <table:table-cell table:style-name="ce1" office:value-type="float" office:value="51426" calcext:value-type="float">
            <text:p>51426</text:p>
          </table:table-cell>
          <table:table-cell table:style-name="ce1" office:value-type="float" office:value="50009" calcext:value-type="float">
            <text:p>50009</text:p>
          </table:table-cell>
          <table:table-cell table:style-name="ce1" office:value-type="float" office:value="52843" calcext:value-type="float">
            <text:p>52843</text:p>
          </table:table-cell>
          <table:table-cell table:style-name="ce1" office:value-type="float" office:value="2.8" calcext:value-type="float">
            <text:p>2,8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5.3" calcext:value-type="float">
            <text:p>5,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53]-(([.I53]*[.H53])/([.B53]+[.H53])))" office:value-type="float" office:value="805.322552351716" calcext:value-type="float">
            <text:p>805,32</text:p>
          </table:table-cell>
          <table:table-cell table:style-name="ce1" office:value-type="float" office:value="209" calcext:value-type="float">
            <text:p>209</text:p>
          </table:table-cell>
          <table:table-cell table:style-name="ce1" table:formula="of:=[.K53] * 4" office:value-type="float" office:value="836" calcext:value-type="float">
            <text:p>836</text:p>
          </table:table-cell>
          <table:table-cell table:formula="of:=MATCH([.L53];[.J$7:.J$217];-1) + 6" office:value-type="float" office:value="36" calcext:value-type="float">
            <text:p>36</text:p>
          </table:table-cell>
          <table:table-cell table:formula="of:=INDEX([.A$1:.A$1048576];[.M53]; )" office:value-type="float" office:value="-26" calcext:value-type="float">
            <text:p>-26</text:p>
          </table:table-cell>
          <table:table-cell table:style-name="ce1" office:value-type="float" office:value="91" calcext:value-type="float">
            <text:p>91</text:p>
          </table:table-cell>
        </table:table-row>
        <table:table-row table:style-name="ro1">
          <table:table-cell table:style-name="ce1" office:value-type="float" office:value="-8" calcext:value-type="float">
            <text:p>-8</text:p>
          </table:table-cell>
          <table:table-cell table:style-name="ce1" office:value-type="float" office:value="48715" calcext:value-type="float">
            <text:p>48715</text:p>
          </table:table-cell>
          <table:table-cell table:style-name="ce1" office:value-type="float" office:value="47400" calcext:value-type="float">
            <text:p>47400</text:p>
          </table:table-cell>
          <table:table-cell table:style-name="ce1" office:value-type="float" office:value="50030" calcext:value-type="float">
            <text:p>50030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5.3" calcext:value-type="float">
            <text:p>5,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54]-(([.I54]*[.H54])/([.B54]+[.H54])))" office:value-type="float" office:value="802.629145438816" calcext:value-type="float">
            <text:p>802,63</text:p>
          </table:table-cell>
          <table:table-cell table:style-name="ce1" office:value-type="float" office:value="208" calcext:value-type="float">
            <text:p>208</text:p>
          </table:table-cell>
          <table:table-cell table:style-name="ce1" table:formula="of:=[.K54] * 4" office:value-type="float" office:value="832" calcext:value-type="float">
            <text:p>832</text:p>
          </table:table-cell>
          <table:table-cell table:formula="of:=MATCH([.L54];[.J$7:.J$217];-1) + 6" office:value-type="float" office:value="39" calcext:value-type="float">
            <text:p>39</text:p>
          </table:table-cell>
          <table:table-cell table:formula="of:=INDEX([.A$1:.A$1048576];[.M54]; )" office:value-type="float" office:value="-23" calcext:value-type="float">
            <text:p>-23</text:p>
          </table:table-cell>
          <table:table-cell table:style-name="ce1" office:value-type="float" office:value="90" calcext:value-type="float">
            <text:p>90</text:p>
          </table:table-cell>
        </table:table-row>
        <table:table-row table:style-name="ro1">
          <table:table-cell table:style-name="ce1" office:value-type="float" office:value="-7" calcext:value-type="float">
            <text:p>-7</text:p>
          </table:table-cell>
          <table:table-cell table:style-name="ce1" office:value-type="float" office:value="46165" calcext:value-type="float">
            <text:p>46165</text:p>
          </table:table-cell>
          <table:table-cell table:style-name="ce1" office:value-type="float" office:value="44945" calcext:value-type="float">
            <text:p>44945</text:p>
          </table:table-cell>
          <table:table-cell table:style-name="ce1" office:value-type="float" office:value="47385" calcext:value-type="float">
            <text:p>47385</text:p>
          </table:table-cell>
          <table:table-cell table:style-name="ce1" office:value-type="float" office:value="2.6" calcext:value-type="float">
            <text:p>2,6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5.3" calcext:value-type="float">
            <text:p>5,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55]-(([.I55]*[.H55])/([.B55]+[.H55])))" office:value-type="float" office:value="799.826240776306" calcext:value-type="float">
            <text:p>799,83</text:p>
          </table:table-cell>
          <table:table-cell table:style-name="ce1" office:value-type="float" office:value="207" calcext:value-type="float">
            <text:p>207</text:p>
          </table:table-cell>
          <table:table-cell table:style-name="ce1" table:formula="of:=[.K55] * 4" office:value-type="float" office:value="828" calcext:value-type="float">
            <text:p>828</text:p>
          </table:table-cell>
          <table:table-cell table:formula="of:=MATCH([.L55];[.J$7:.J$217];-1) + 6" office:value-type="float" office:value="41" calcext:value-type="float">
            <text:p>41</text:p>
          </table:table-cell>
          <table:table-cell table:formula="of:=INDEX([.A$1:.A$1048576];[.M55]; )" office:value-type="float" office:value="-21" calcext:value-type="float">
            <text:p>-21</text:p>
          </table:table-cell>
          <table:table-cell table:style-name="ce1" office:value-type="float" office:value="89" calcext:value-type="float">
            <text:p>89</text:p>
          </table:table-cell>
        </table:table-row>
        <table:table-row table:style-name="ro1">
          <table:table-cell table:style-name="ce1" office:value-type="float" office:value="-6" calcext:value-type="float">
            <text:p>-6</text:p>
          </table:table-cell>
          <table:table-cell table:style-name="ce1" office:value-type="float" office:value="43765" calcext:value-type="float">
            <text:p>43765</text:p>
          </table:table-cell>
          <table:table-cell table:style-name="ce1" office:value-type="float" office:value="42632" calcext:value-type="float">
            <text:p>42632</text:p>
          </table:table-cell>
          <table:table-cell table:style-name="ce1" office:value-type="float" office:value="44897" calcext:value-type="float">
            <text:p>44897</text:p>
          </table:table-cell>
          <table:table-cell table:style-name="ce1" office:value-type="float" office:value="2.6" calcext:value-type="float">
            <text:p>2,6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5.2" calcext:value-type="float">
            <text:p>5,2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56]-(([.I56]*[.H56])/([.B56]+[.H56])))" office:value-type="float" office:value="796.910761712525" calcext:value-type="float">
            <text:p>796,91</text:p>
          </table:table-cell>
          <table:table-cell table:style-name="ce1" office:value-type="float" office:value="206" calcext:value-type="float">
            <text:p>206</text:p>
          </table:table-cell>
          <table:table-cell table:style-name="ce1" table:formula="of:=[.K56] * 4" office:value-type="float" office:value="824" calcext:value-type="float">
            <text:p>824</text:p>
          </table:table-cell>
          <table:table-cell table:formula="of:=MATCH([.L56];[.J$7:.J$217];-1) + 6" office:value-type="float" office:value="44" calcext:value-type="float">
            <text:p>44</text:p>
          </table:table-cell>
          <table:table-cell table:formula="of:=INDEX([.A$1:.A$1048576];[.M56]; )" office:value-type="float" office:value="-18" calcext:value-type="float">
            <text:p>-18</text:p>
          </table:table-cell>
          <table:table-cell table:style-name="ce1" office:value-type="float" office:value="88" calcext:value-type="float">
            <text:p>88</text:p>
          </table:table-cell>
        </table:table-row>
        <table:table-row table:style-name="ro1">
          <table:table-cell table:style-name="ce1" office:value-type="float" office:value="-5" calcext:value-type="float">
            <text:p>-5</text:p>
          </table:table-cell>
          <table:table-cell table:style-name="ce1" office:value-type="float" office:value="41505" calcext:value-type="float">
            <text:p>41505</text:p>
          </table:table-cell>
          <table:table-cell table:style-name="ce1" office:value-type="float" office:value="40454" calcext:value-type="float">
            <text:p>40454</text:p>
          </table:table-cell>
          <table:table-cell table:style-name="ce1" office:value-type="float" office:value="42556" calcext:value-type="float">
            <text:p>42556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5.2" calcext:value-type="float">
            <text:p>5,2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57]-(([.I57]*[.H57])/([.B57]+[.H57])))" office:value-type="float" office:value="793.879812520924" calcext:value-type="float">
            <text:p>793,88</text:p>
          </table:table-cell>
          <table:table-cell table:style-name="ce1" office:value-type="float" office:value="205" calcext:value-type="float">
            <text:p>205</text:p>
          </table:table-cell>
          <table:table-cell table:style-name="ce1" table:formula="of:=[.K57] * 4" office:value-type="float" office:value="820" calcext:value-type="float">
            <text:p>820</text:p>
          </table:table-cell>
          <table:table-cell table:formula="of:=MATCH([.L57];[.J$7:.J$217];-1) + 6" office:value-type="float" office:value="46" calcext:value-type="float">
            <text:p>46</text:p>
          </table:table-cell>
          <table:table-cell table:formula="of:=INDEX([.A$1:.A$1048576];[.M57]; )" office:value-type="float" office:value="-16" calcext:value-type="float">
            <text:p>-16</text:p>
          </table:table-cell>
          <table:table-cell table:style-name="ce1"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float" office:value="-4" calcext:value-type="float">
            <text:p>-4</text:p>
          </table:table-cell>
          <table:table-cell table:style-name="ce1" office:value-type="float" office:value="39376" calcext:value-type="float">
            <text:p>39376</text:p>
          </table:table-cell>
          <table:table-cell table:style-name="ce1" office:value-type="float" office:value="38401" calcext:value-type="float">
            <text:p>38401</text:p>
          </table:table-cell>
          <table:table-cell table:style-name="ce1" office:value-type="float" office:value="40352" calcext:value-type="float">
            <text:p>40352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5.2" calcext:value-type="float">
            <text:p>5,2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58]-(([.I58]*[.H58])/([.B58]+[.H58])))" office:value-type="float" office:value="790.730902615053" calcext:value-type="float">
            <text:p>790,73</text:p>
          </table:table-cell>
          <table:table-cell table:style-name="ce1" office:value-type="float" office:value="204" calcext:value-type="float">
            <text:p>204</text:p>
          </table:table-cell>
          <table:table-cell table:style-name="ce1" table:formula="of:=[.K58] * 4" office:value-type="float" office:value="816" calcext:value-type="float">
            <text:p>816</text:p>
          </table:table-cell>
          <table:table-cell table:formula="of:=MATCH([.L58];[.J$7:.J$217];-1) + 6" office:value-type="float" office:value="48" calcext:value-type="float">
            <text:p>48</text:p>
          </table:table-cell>
          <table:table-cell table:formula="of:=INDEX([.A$1:.A$1048576];[.M58]; )" office:value-type="float" office:value="-14" calcext:value-type="float">
            <text:p>-14</text:p>
          </table:table-cell>
          <table:table-cell table:style-name="ce1"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float" office:value="-3" calcext:value-type="float">
            <text:p>-3</text:p>
          </table:table-cell>
          <table:table-cell table:style-name="ce1" office:value-type="float" office:value="37370" calcext:value-type="float">
            <text:p>37370</text:p>
          </table:table-cell>
          <table:table-cell table:style-name="ce1" office:value-type="float" office:value="36465" calcext:value-type="float">
            <text:p>36465</text:p>
          </table:table-cell>
          <table:table-cell table:style-name="ce1" office:value-type="float" office:value="38276" calcext:value-type="float">
            <text:p>38276</text:p>
          </table:table-cell>
          <table:table-cell table:style-name="ce1" office:value-type="float" office:value="2.4" calcext:value-type="float">
            <text:p>2,4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5.1" calcext:value-type="float">
            <text:p>5,1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59]-(([.I59]*[.H59])/([.B59]+[.H59])))" office:value-type="float" office:value="787.462257192033" calcext:value-type="float">
            <text:p>787,46</text:p>
          </table:table-cell>
          <table:table-cell table:style-name="ce1" office:value-type="float" office:value="203" calcext:value-type="float">
            <text:p>203</text:p>
          </table:table-cell>
          <table:table-cell table:style-name="ce1" table:formula="of:=[.K59] * 4" office:value-type="float" office:value="812" calcext:value-type="float">
            <text:p>812</text:p>
          </table:table-cell>
          <table:table-cell table:formula="of:=MATCH([.L59];[.J$7:.J$217];-1) + 6" office:value-type="float" office:value="50" calcext:value-type="float">
            <text:p>50</text:p>
          </table:table-cell>
          <table:table-cell table:formula="of:=INDEX([.A$1:.A$1048576];[.M59]; )" office:value-type="float" office:value="-12" calcext:value-type="float">
            <text:p>-12</text:p>
          </table:table-cell>
          <table:table-cell table:style-name="ce1" office:value-type="float" office:value="86" calcext:value-type="float">
            <text:p>86</text:p>
          </table:table-cell>
        </table:table-row>
        <table:table-row table:style-name="ro1">
          <table:table-cell table:style-name="ce1" office:value-type="float" office:value="-2" calcext:value-type="float">
            <text:p>-2</text:p>
          </table:table-cell>
          <table:table-cell table:style-name="ce1" office:value-type="float" office:value="35479" calcext:value-type="float">
            <text:p>35479</text:p>
          </table:table-cell>
          <table:table-cell table:style-name="ce1" office:value-type="float" office:value="34639" calcext:value-type="float">
            <text:p>34639</text:p>
          </table:table-cell>
          <table:table-cell table:style-name="ce1" office:value-type="float" office:value="36320" calcext:value-type="float">
            <text:p>36320</text:p>
          </table:table-cell>
          <table:table-cell table:style-name="ce1" office:value-type="float" office:value="2.4" calcext:value-type="float">
            <text:p>2,4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5.1" calcext:value-type="float">
            <text:p>5,1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60]-(([.I60]*[.H60])/([.B60]+[.H60])))" office:value-type="float" office:value="784.07135305191" calcext:value-type="float">
            <text:p>784,07</text:p>
          </table:table-cell>
          <table:table-cell table:style-name="ce1" office:value-type="float" office:value="202" calcext:value-type="float">
            <text:p>202</text:p>
          </table:table-cell>
          <table:table-cell table:style-name="ce1" table:formula="of:=[.K60] * 4" office:value-type="float" office:value="808" calcext:value-type="float">
            <text:p>808</text:p>
          </table:table-cell>
          <table:table-cell table:formula="of:=MATCH([.L60];[.J$7:.J$217];-1) + 6" office:value-type="float" office:value="51" calcext:value-type="float">
            <text:p>51</text:p>
          </table:table-cell>
          <table:table-cell table:formula="of:=INDEX([.A$1:.A$1048576];[.M60]; )" office:value-type="float" office:value="-11" calcext:value-type="float">
            <text:p>-11</text:p>
          </table:table-cell>
          <table:table-cell table:style-name="ce1"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1" office:value-type="float" office:value="33696" calcext:value-type="float">
            <text:p>33696</text:p>
          </table:table-cell>
          <table:table-cell table:style-name="ce1" office:value-type="float" office:value="32916" calcext:value-type="float">
            <text:p>32916</text:p>
          </table:table-cell>
          <table:table-cell table:style-name="ce1" office:value-type="float" office:value="34476" calcext:value-type="float">
            <text:p>34476</text:p>
          </table:table-cell>
          <table:table-cell table:style-name="ce1" office:value-type="float" office:value="2.3" calcext:value-type="float">
            <text:p>2,3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5.1" calcext:value-type="float">
            <text:p>5,1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61]-(([.I61]*[.H61])/([.B61]+[.H61])))" office:value-type="float" office:value="780.556600713591" calcext:value-type="float">
            <text:p>780,56</text:p>
          </table:table-cell>
          <table:table-cell table:style-name="ce1" office:value-type="float" office:value="201" calcext:value-type="float">
            <text:p>201</text:p>
          </table:table-cell>
          <table:table-cell table:style-name="ce1" table:formula="of:=[.K61] * 4" office:value-type="float" office:value="804" calcext:value-type="float">
            <text:p>804</text:p>
          </table:table-cell>
          <table:table-cell table:formula="of:=MATCH([.L61];[.J$7:.J$217];-1) + 6" office:value-type="float" office:value="53" calcext:value-type="float">
            <text:p>53</text:p>
          </table:table-cell>
          <table:table-cell table:formula="of:=INDEX([.A$1:.A$1048576];[.M61]; )" office:value-type="float" office:value="-9" calcext:value-type="float">
            <text:p>-9</text:p>
          </table:table-cell>
          <table:table-cell table:style-name="ce1"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2014" calcext:value-type="float">
            <text:p>32014</text:p>
          </table:table-cell>
          <table:table-cell table:style-name="ce1" office:value-type="float" office:value="31290" calcext:value-type="float">
            <text:p>31290</text:p>
          </table:table-cell>
          <table:table-cell table:style-name="ce1" office:value-type="float" office:value="32738" calcext:value-type="float">
            <text:p>32738</text:p>
          </table:table-cell>
          <table:table-cell table:style-name="ce1" office:value-type="float" office:value="2.3" calcext:value-type="float">
            <text:p>2,3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62]-(([.I62]*[.H62])/([.B62]+[.H62])))" office:value-type="float" office:value="776.915614203998" calcext:value-type="float">
            <text:p>776,92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formula="of:=[.K62] * 4" office:value-type="float" office:value="800" calcext:value-type="float">
            <text:p>800</text:p>
          </table:table-cell>
          <table:table-cell table:formula="of:=MATCH([.L62];[.J$7:.J$217];-1) + 6" office:value-type="float" office:value="54" calcext:value-type="float">
            <text:p>54</text:p>
          </table:table-cell>
          <table:table-cell table:formula="of:=INDEX([.A$1:.A$1048576];[.M62]; )" office:value-type="float" office:value="-8" calcext:value-type="float">
            <text:p>-8</text:p>
          </table:table-cell>
          <table:table-cell table:style-name="ce1" office:value-type="float" office:value="83" calcext:value-type="float">
            <text:p>83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0452" calcext:value-type="float">
            <text:p>30452</text:p>
          </table:table-cell>
          <table:table-cell table:style-name="ce1" office:value-type="float" office:value="29779" calcext:value-type="float">
            <text:p>29779</text:p>
          </table:table-cell>
          <table:table-cell table:style-name="ce1" office:value-type="float" office:value="31125" calcext:value-type="float">
            <text:p>31125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63]-(([.I63]*[.H63])/([.B63]+[.H63])))" office:value-type="float" office:value="773.209409812752" calcext:value-type="float">
            <text:p>773,21</text:p>
          </table:table-cell>
          <table:table-cell table:style-name="ce1" office:value-type="float" office:value="199" calcext:value-type="float">
            <text:p>199</text:p>
          </table:table-cell>
          <table:table-cell table:style-name="ce1" table:formula="of:=[.K63] * 4" office:value-type="float" office:value="796" calcext:value-type="float">
            <text:p>796</text:p>
          </table:table-cell>
          <table:table-cell table:formula="of:=MATCH([.L63];[.J$7:.J$217];-1) + 6" office:value-type="float" office:value="56" calcext:value-type="float">
            <text:p>56</text:p>
          </table:table-cell>
          <table:table-cell table:formula="of:=INDEX([.A$1:.A$1048576];[.M63]; )" office:value-type="float" office:value="-6" calcext:value-type="float">
            <text:p>-6</text:p>
          </table:table-cell>
          <table:table-cell table:style-name="ce1" office:value-type="float" office:value="83" calcext:value-type="float">
            <text:p>83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8976" calcext:value-type="float">
            <text:p>28976</text:p>
          </table:table-cell>
          <table:table-cell table:style-name="ce1" office:value-type="float" office:value="28351" calcext:value-type="float">
            <text:p>28351</text:p>
          </table:table-cell>
          <table:table-cell table:style-name="ce1" office:value-type="float" office:value="29601" calcext:value-type="float">
            <text:p>2960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64]-(([.I64]*[.H64])/([.B64]+[.H64])))" office:value-type="float" office:value="769.377618044367" calcext:value-type="float">
            <text:p>769,38</text:p>
          </table:table-cell>
          <table:table-cell table:style-name="ce1" office:value-type="float" office:value="198" calcext:value-type="float">
            <text:p>198</text:p>
          </table:table-cell>
          <table:table-cell table:style-name="ce1" table:formula="of:=[.K64] * 4" office:value-type="float" office:value="792" calcext:value-type="float">
            <text:p>792</text:p>
          </table:table-cell>
          <table:table-cell table:formula="of:=MATCH([.L64];[.J$7:.J$217];-1) + 6" office:value-type="float" office:value="57" calcext:value-type="float">
            <text:p>57</text:p>
          </table:table-cell>
          <table:table-cell table:formula="of:=INDEX([.A$1:.A$1048576];[.M64]; )" office:value-type="float" office:value="-5" calcext:value-type="float">
            <text:p>-5</text:p>
          </table:table-cell>
          <table:table-cell table:style-name="ce1" office:value-type="float" office:value="82" calcext:value-type="float">
            <text:p>82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7580" calcext:value-type="float">
            <text:p>27580</text:p>
          </table:table-cell>
          <table:table-cell table:style-name="ce1" office:value-type="float" office:value="27000" calcext:value-type="float">
            <text:p>27000</text:p>
          </table:table-cell>
          <table:table-cell table:style-name="ce1" office:value-type="float" office:value="28161" calcext:value-type="float">
            <text:p>28161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4.9" calcext:value-type="float">
            <text:p>4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65]-(([.I65]*[.H65])/([.B65]+[.H65])))" office:value-type="float" office:value="765.416450777202" calcext:value-type="float">
            <text:p>765,42</text:p>
          </table:table-cell>
          <table:table-cell table:style-name="ce1" office:value-type="float" office:value="197" calcext:value-type="float">
            <text:p>197</text:p>
          </table:table-cell>
          <table:table-cell table:style-name="ce1" table:formula="of:=[.K65] * 4" office:value-type="float" office:value="788" calcext:value-type="float">
            <text:p>788</text:p>
          </table:table-cell>
          <table:table-cell table:formula="of:=MATCH([.L65];[.J$7:.J$217];-1) + 6" office:value-type="float" office:value="58" calcext:value-type="float">
            <text:p>58</text:p>
          </table:table-cell>
          <table:table-cell table:formula="of:=INDEX([.A$1:.A$1048576];[.M65]; )" office:value-type="float" office:value="-4" calcext:value-type="float">
            <text:p>-4</text:p>
          </table:table-cell>
          <table:table-cell table:style-name="ce1" office:value-type="float" office:value="81" calcext:value-type="float">
            <text:p>8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6260" calcext:value-type="float">
            <text:p>26260</text:p>
          </table:table-cell>
          <table:table-cell table:style-name="ce1" office:value-type="float" office:value="25721" calcext:value-type="float">
            <text:p>25721</text:p>
          </table:table-cell>
          <table:table-cell table:style-name="ce1" office:value-type="float" office:value="26799" calcext:value-type="float">
            <text:p>26799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4.9" calcext:value-type="float">
            <text:p>4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66]-(([.I66]*[.H66])/([.B66]+[.H66])))" office:value-type="float" office:value="761.326792963464" calcext:value-type="float">
            <text:p>761,33</text:p>
          </table:table-cell>
          <table:table-cell table:style-name="ce1" office:value-type="float" office:value="196" calcext:value-type="float">
            <text:p>196</text:p>
          </table:table-cell>
          <table:table-cell table:style-name="ce1" table:formula="of:=[.K66] * 4" office:value-type="float" office:value="784" calcext:value-type="float">
            <text:p>784</text:p>
          </table:table-cell>
          <table:table-cell table:formula="of:=MATCH([.L66];[.J$7:.J$217];-1) + 6" office:value-type="float" office:value="60" calcext:value-type="float">
            <text:p>60</text:p>
          </table:table-cell>
          <table:table-cell table:formula="of:=INDEX([.A$1:.A$1048576];[.M66]; )" office:value-type="float" office:value="-2" calcext:value-type="float">
            <text:p>-2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5011" calcext:value-type="float">
            <text:p>25011</text:p>
          </table:table-cell>
          <table:table-cell table:style-name="ce1" office:value-type="float" office:value="24510" calcext:value-type="float">
            <text:p>24510</text:p>
          </table:table-cell>
          <table:table-cell table:style-name="ce1" office:value-type="float" office:value="25512" calcext:value-type="float">
            <text:p>255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4.9" calcext:value-type="float">
            <text:p>4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67]-(([.I67]*[.H67])/([.B67]+[.H67])))" office:value-type="float" office:value="757.105965878987" calcext:value-type="float">
            <text:p>757,11</text:p>
          </table:table-cell>
          <table:table-cell table:style-name="ce1" office:value-type="float" office:value="195" calcext:value-type="float">
            <text:p>195</text:p>
          </table:table-cell>
          <table:table-cell table:style-name="ce1" table:formula="of:=[.K67] * 4" office:value-type="float" office:value="780" calcext:value-type="float">
            <text:p>780</text:p>
          </table:table-cell>
          <table:table-cell table:formula="of:=MATCH([.L67];[.J$7:.J$217];-1) + 6" office:value-type="float" office:value="61" calcext:value-type="float">
            <text:p>61</text:p>
          </table:table-cell>
          <table:table-cell table:formula="of:=INDEX([.A$1:.A$1048576];[.M67]; )" office:value-type="float" office:value="-1" calcext:value-type="float">
            <text:p>-1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3828" calcext:value-type="float">
            <text:p>23828</text:p>
          </table:table-cell>
          <table:table-cell table:style-name="ce1" office:value-type="float" office:value="23363" calcext:value-type="float">
            <text:p>23363</text:p>
          </table:table-cell>
          <table:table-cell table:style-name="ce1" office:value-type="float" office:value="24293" calcext:value-type="float">
            <text:p>242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4.9" calcext:value-type="float">
            <text:p>4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68]-(([.I68]*[.H68])/([.B68]+[.H68])))" office:value-type="float" office:value="752.749778826305" calcext:value-type="float">
            <text:p>752,75</text:p>
          </table:table-cell>
          <table:table-cell table:style-name="ce1" office:value-type="float" office:value="194" calcext:value-type="float">
            <text:p>194</text:p>
          </table:table-cell>
          <table:table-cell table:style-name="ce1" table:formula="of:=[.K68] * 4" office:value-type="float" office:value="776" calcext:value-type="float">
            <text:p>776</text:p>
          </table:table-cell>
          <table:table-cell table:formula="of:=MATCH([.L68];[.J$7:.J$217];-1) + 6" office:value-type="float" office:value="62" calcext:value-type="float">
            <text:p>62</text:p>
          </table:table-cell>
          <table:table-cell table:formula="of:=INDEX([.A$1:.A$1048576];[.M68]; )" office:value-type="float" office:value="0" calcext:value-type="float">
            <text:p>0</text:p>
          </table:table-cell>
          <table:table-cell table:style-name="ce1"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2708" calcext:value-type="float">
            <text:p>22708</text:p>
          </table:table-cell>
          <table:table-cell table:style-name="ce1" office:value-type="float" office:value="22277" calcext:value-type="float">
            <text:p>22277</text:p>
          </table:table-cell>
          <table:table-cell table:style-name="ce1" office:value-type="float" office:value="23140" calcext:value-type="float">
            <text:p>23140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4.8" calcext:value-type="float">
            <text:p>4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69]-(([.I69]*[.H69])/([.B69]+[.H69])))" office:value-type="float" office:value="748.260381421101" calcext:value-type="float">
            <text:p>748,26</text:p>
          </table:table-cell>
          <table:table-cell table:style-name="ce1" office:value-type="float" office:value="193" calcext:value-type="float">
            <text:p>193</text:p>
          </table:table-cell>
          <table:table-cell table:style-name="ce1" table:formula="of:=[.K69] * 4" office:value-type="float" office:value="772" calcext:value-type="float">
            <text:p>772</text:p>
          </table:table-cell>
          <table:table-cell table:formula="of:=MATCH([.L69];[.J$7:.J$217];-1) + 6" office:value-type="float" office:value="63" calcext:value-type="float">
            <text:p>63</text:p>
          </table:table-cell>
          <table:table-cell table:formula="of:=INDEX([.A$1:.A$1048576];[.M69]; )" office:value-type="float" office:value="1" calcext:value-type="float">
            <text:p>1</text:p>
          </table:table-cell>
          <table:table-cell table:style-name="ce1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1648" calcext:value-type="float">
            <text:p>21648</text:p>
          </table:table-cell>
          <table:table-cell table:style-name="ce1" office:value-type="float" office:value="21247" calcext:value-type="float">
            <text:p>21247</text:p>
          </table:table-cell>
          <table:table-cell table:style-name="ce1" office:value-type="float" office:value="22049" calcext:value-type="float">
            <text:p>22049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4.8" calcext:value-type="float">
            <text:p>4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70]-(([.I70]*[.H70])/([.B70]+[.H70])))" office:value-type="float" office:value="743.640211640212" calcext:value-type="float">
            <text:p>743,64</text:p>
          </table:table-cell>
          <table:table-cell table:style-name="ce1" office:value-type="float" office:value="192" calcext:value-type="float">
            <text:p>192</text:p>
          </table:table-cell>
          <table:table-cell table:style-name="ce1" table:formula="of:=[.K70] * 4" office:value-type="float" office:value="768" calcext:value-type="float">
            <text:p>768</text:p>
          </table:table-cell>
          <table:table-cell table:formula="of:=MATCH([.L70];[.J$7:.J$217];-1) + 6" office:value-type="float" office:value="64" calcext:value-type="float">
            <text:p>64</text:p>
          </table:table-cell>
          <table:table-cell table:formula="of:=INDEX([.A$1:.A$1048576];[.M70]; )" office:value-type="float" office:value="2" calcext:value-type="float">
            <text:p>2</text:p>
          </table:table-cell>
          <table:table-cell table:style-name="ce1"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0643" calcext:value-type="float">
            <text:p>20643</text:p>
          </table:table-cell>
          <table:table-cell table:style-name="ce1" office:value-type="float" office:value="20271" calcext:value-type="float">
            <text:p>20271</text:p>
          </table:table-cell>
          <table:table-cell table:style-name="ce1" office:value-type="float" office:value="21015" calcext:value-type="float">
            <text:p>21015</text:p>
          </table:table-cell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4.8" calcext:value-type="float">
            <text:p>4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71]-(([.I71]*[.H71])/([.B71]+[.H71])))" office:value-type="float" office:value="738.881969677985" calcext:value-type="float">
            <text:p>738,88</text:p>
          </table:table-cell>
          <table:table-cell table:style-name="ce1" office:value-type="float" office:value="191" calcext:value-type="float">
            <text:p>191</text:p>
          </table:table-cell>
          <table:table-cell table:style-name="ce1" table:formula="of:=[.K71] * 4" office:value-type="float" office:value="764" calcext:value-type="float">
            <text:p>764</text:p>
          </table:table-cell>
          <table:table-cell table:formula="of:=MATCH([.L71];[.J$7:.J$217];-1) + 6" office:value-type="float" office:value="65" calcext:value-type="float">
            <text:p>65</text:p>
          </table:table-cell>
          <table:table-cell table:formula="of:=INDEX([.A$1:.A$1048576];[.M71]; )" office:value-type="float" office:value="3" calcext:value-type="float">
            <text:p>3</text:p>
          </table:table-cell>
          <table:table-cell table:style-name="ce1" office:value-type="float" office:value="77" calcext:value-type="float">
            <text:p>77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691" calcext:value-type="float">
            <text:p>19691</text:p>
          </table:table-cell>
          <table:table-cell table:style-name="ce1" office:value-type="float" office:value="19346" calcext:value-type="float">
            <text:p>19346</text:p>
          </table:table-cell>
          <table:table-cell table:style-name="ce1" office:value-type="float" office:value="20036" calcext:value-type="float">
            <text:p>20036</text:p>
          </table:table-cell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4.7" calcext:value-type="float">
            <text:p>4,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72]-(([.I72]*[.H72])/([.B72]+[.H72])))" office:value-type="float" office:value="733.990996476882" calcext:value-type="float">
            <text:p>733,99</text:p>
          </table:table-cell>
          <table:table-cell table:style-name="ce1" office:value-type="float" office:value="190" calcext:value-type="float">
            <text:p>190</text:p>
          </table:table-cell>
          <table:table-cell table:style-name="ce1" table:formula="of:=[.K72] * 4" office:value-type="float" office:value="760" calcext:value-type="float">
            <text:p>760</text:p>
          </table:table-cell>
          <table:table-cell table:formula="of:=MATCH([.L72];[.J$7:.J$217];-1) + 6" office:value-type="float" office:value="66" calcext:value-type="float">
            <text:p>66</text:p>
          </table:table-cell>
          <table:table-cell table:formula="of:=INDEX([.A$1:.A$1048576];[.M72]; )" office:value-type="float" office:value="4" calcext:value-type="float">
            <text:p>4</text:p>
          </table:table-cell>
          <table:table-cell table:style-name="ce1"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788" calcext:value-type="float">
            <text:p>18788</text:p>
          </table:table-cell>
          <table:table-cell table:style-name="ce1" office:value-type="float" office:value="18468" calcext:value-type="float">
            <text:p>18468</text:p>
          </table:table-cell>
          <table:table-cell table:style-name="ce1" office:value-type="float" office:value="19108" calcext:value-type="float">
            <text:p>19108</text:p>
          </table:table-cell>
          <table:table-cell table:style-name="ce1" office:value-type="float" office:value="1.7" calcext:value-type="float">
            <text:p>1,7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4.7" calcext:value-type="float">
            <text:p>4,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73]-(([.I73]*[.H73])/([.B73]+[.H73])))" office:value-type="float" office:value="728.962151394422" calcext:value-type="float">
            <text:p>728,96</text:p>
          </table:table-cell>
          <table:table-cell table:style-name="ce1" office:value-type="float" office:value="189" calcext:value-type="float">
            <text:p>189</text:p>
          </table:table-cell>
          <table:table-cell table:style-name="ce1" table:formula="of:=[.K73] * 4" office:value-type="float" office:value="756" calcext:value-type="float">
            <text:p>756</text:p>
          </table:table-cell>
          <table:table-cell table:formula="of:=MATCH([.L73];[.J$7:.J$217];-1) + 6" office:value-type="float" office:value="67" calcext:value-type="float">
            <text:p>67</text:p>
          </table:table-cell>
          <table:table-cell table:formula="of:=INDEX([.A$1:.A$1048576];[.M73]; )" office:value-type="float" office:value="5" calcext:value-type="float">
            <text:p>5</text:p>
          </table:table-cell>
          <table:table-cell table:style-name="ce1" office:value-type="float" office:value="76" calcext:value-type="float">
            <text:p>76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932" calcext:value-type="float">
            <text:p>17932</text:p>
          </table:table-cell>
          <table:table-cell table:style-name="ce1" office:value-type="float" office:value="17636" calcext:value-type="float">
            <text:p>17636</text:p>
          </table:table-cell>
          <table:table-cell table:style-name="ce1" office:value-type="float" office:value="18229" calcext:value-type="float">
            <text:p>18229</text:p>
          </table:table-cell>
          <table:table-cell table:style-name="ce1" office:value-type="float" office:value="1.7" calcext:value-type="float">
            <text:p>1,7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4.7" calcext:value-type="float">
            <text:p>4,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74]-(([.I74]*[.H74])/([.B74]+[.H74])))" office:value-type="float" office:value="723.800113036925" calcext:value-type="float">
            <text:p>723,80</text:p>
          </table:table-cell>
          <table:table-cell table:style-name="ce1" office:value-type="float" office:value="188" calcext:value-type="float">
            <text:p>188</text:p>
          </table:table-cell>
          <table:table-cell table:style-name="ce1" table:formula="of:=[.K74] * 4" office:value-type="float" office:value="752" calcext:value-type="float">
            <text:p>752</text:p>
          </table:table-cell>
          <table:table-cell table:formula="of:=MATCH([.L74];[.J$7:.J$217];-1) + 6" office:value-type="float" office:value="68" calcext:value-type="float">
            <text:p>68</text:p>
          </table:table-cell>
          <table:table-cell table:formula="of:=INDEX([.A$1:.A$1048576];[.M74]; )" office:value-type="float" office:value="6" calcext:value-type="float">
            <text:p>6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7120" calcext:value-type="float">
            <text:p>17120</text:p>
          </table:table-cell>
          <table:table-cell table:style-name="ce1" office:value-type="float" office:value="16845" calcext:value-type="float">
            <text:p>16845</text:p>
          </table:table-cell>
          <table:table-cell table:style-name="ce1" office:value-type="float" office:value="17395" calcext:value-type="float">
            <text:p>17395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.6" calcext:value-type="float">
            <text:p>4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75]-(([.I75]*[.H75])/([.B75]+[.H75])))" office:value-type="float" office:value="718.503428011753" calcext:value-type="float">
            <text:p>718,50</text:p>
          </table:table-cell>
          <table:table-cell table:style-name="ce1" office:value-type="float" office:value="187" calcext:value-type="float">
            <text:p>187</text:p>
          </table:table-cell>
          <table:table-cell table:style-name="ce1" table:formula="of:=[.K75] * 4" office:value-type="float" office:value="748" calcext:value-type="float">
            <text:p>748</text:p>
          </table:table-cell>
          <table:table-cell table:formula="of:=MATCH([.L75];[.J$7:.J$217];-1) + 6" office:value-type="float" office:value="69" calcext:value-type="float">
            <text:p>69</text:p>
          </table:table-cell>
          <table:table-cell table:formula="of:=INDEX([.A$1:.A$1048576];[.M75]; )" office:value-type="float" office:value="7" calcext:value-type="float">
            <text:p>7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350" calcext:value-type="float">
            <text:p>16350</text:p>
          </table:table-cell>
          <table:table-cell table:style-name="ce1" office:value-type="float" office:value="16095" calcext:value-type="float">
            <text:p>16095</text:p>
          </table:table-cell>
          <table:table-cell table:style-name="ce1" office:value-type="float" office:value="16604" calcext:value-type="float">
            <text:p>16604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.6" calcext:value-type="float">
            <text:p>4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76]-(([.I76]*[.H76])/([.B76]+[.H76])))" office:value-type="float" office:value="713.076335877863" calcext:value-type="float">
            <text:p>713,08</text:p>
          </table:table-cell>
          <table:table-cell table:style-name="ce1" office:value-type="float" office:value="186" calcext:value-type="float">
            <text:p>186</text:p>
          </table:table-cell>
          <table:table-cell table:style-name="ce1" table:formula="of:=[.K76] * 4" office:value-type="float" office:value="744" calcext:value-type="float">
            <text:p>744</text:p>
          </table:table-cell>
          <table:table-cell table:formula="of:=MATCH([.L76];[.J$7:.J$217];-1) + 6" office:value-type="float" office:value="69" calcext:value-type="float">
            <text:p>69</text:p>
          </table:table-cell>
          <table:table-cell table:formula="of:=INDEX([.A$1:.A$1048576];[.M76]; )" office:value-type="float" office:value="7" calcext:value-type="float">
            <text:p>7</text:p>
          </table:table-cell>
          <table:table-cell table:style-name="ce1" office:value-type="float" office:value="74" calcext:value-type="float">
            <text:p>74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5618" calcext:value-type="float">
            <text:p>15618</text:p>
          </table:table-cell>
          <table:table-cell table:style-name="ce1" office:value-type="float" office:value="15382" calcext:value-type="float">
            <text:p>15382</text:p>
          </table:table-cell>
          <table:table-cell table:style-name="ce1" office:value-type="float" office:value="15854" calcext:value-type="float">
            <text:p>15854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.6" calcext:value-type="float">
            <text:p>4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77]-(([.I77]*[.H77])/([.B77]+[.H77])))" office:value-type="float" office:value="707.507453219156" calcext:value-type="float">
            <text:p>707,51</text:p>
          </table:table-cell>
          <table:table-cell table:style-name="ce1" office:value-type="float" office:value="185" calcext:value-type="float">
            <text:p>185</text:p>
          </table:table-cell>
          <table:table-cell table:style-name="ce1" table:formula="of:=[.K77] * 4" office:value-type="float" office:value="740" calcext:value-type="float">
            <text:p>740</text:p>
          </table:table-cell>
          <table:table-cell table:formula="of:=MATCH([.L77];[.J$7:.J$217];-1) + 6" office:value-type="float" office:value="70" calcext:value-type="float">
            <text:p>70</text:p>
          </table:table-cell>
          <table:table-cell table:formula="of:=INDEX([.A$1:.A$1048576];[.M77]; )" office:value-type="float" office:value="8" calcext:value-type="float">
            <text:p>8</text:p>
          </table:table-cell>
          <table:table-cell table:style-name="ce1" office:value-type="float" office:value="73" calcext:value-type="float">
            <text:p>73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4923" calcext:value-type="float">
            <text:p>14923</text:p>
          </table:table-cell>
          <table:table-cell table:style-name="ce1" office:value-type="float" office:value="14705" calcext:value-type="float">
            <text:p>14705</text:p>
          </table:table-cell>
          <table:table-cell table:style-name="ce1" office:value-type="float" office:value="15142" calcext:value-type="float">
            <text:p>1514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.6" calcext:value-type="float">
            <text:p>4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78]-(([.I78]*[.H78])/([.B78]+[.H78])))" office:value-type="float" office:value="701.806014377435" calcext:value-type="float">
            <text:p>701,81</text:p>
          </table:table-cell>
          <table:table-cell table:style-name="ce1" office:value-type="float" office:value="184" calcext:value-type="float">
            <text:p>184</text:p>
          </table:table-cell>
          <table:table-cell table:style-name="ce1" table:formula="of:=[.K78] * 4" office:value-type="float" office:value="736" calcext:value-type="float">
            <text:p>736</text:p>
          </table:table-cell>
          <table:table-cell table:formula="of:=MATCH([.L78];[.J$7:.J$217];-1) + 6" office:value-type="float" office:value="71" calcext:value-type="float">
            <text:p>71</text:p>
          </table:table-cell>
          <table:table-cell table:formula="of:=INDEX([.A$1:.A$1048576];[.M78]; )" office:value-type="float" office:value="9" calcext:value-type="float">
            <text:p>9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14263" calcext:value-type="float">
            <text:p>14263</text:p>
          </table:table-cell>
          <table:table-cell table:style-name="ce1" office:value-type="float" office:value="14062" calcext:value-type="float">
            <text:p>14062</text:p>
          </table:table-cell>
          <table:table-cell table:style-name="ce1" office:value-type="float" office:value="14465" calcext:value-type="float">
            <text:p>14465</text:p>
          </table:table-cell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.5" calcext:value-type="float">
            <text:p>4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79]-(([.I79]*[.H79])/([.B79]+[.H79])))" office:value-type="float" office:value="695.973979388487" calcext:value-type="float">
            <text:p>695,97</text:p>
          </table:table-cell>
          <table:table-cell table:style-name="ce1" office:value-type="float" office:value="183" calcext:value-type="float">
            <text:p>183</text:p>
          </table:table-cell>
          <table:table-cell table:style-name="ce1" table:formula="of:=[.K79] * 4" office:value-type="float" office:value="732" calcext:value-type="float">
            <text:p>732</text:p>
          </table:table-cell>
          <table:table-cell table:formula="of:=MATCH([.L79];[.J$7:.J$217];-1) + 6" office:value-type="float" office:value="72" calcext:value-type="float">
            <text:p>72</text:p>
          </table:table-cell>
          <table:table-cell table:formula="of:=INDEX([.A$1:.A$1048576];[.M79]; )" office:value-type="float" office:value="10" calcext:value-type="float">
            <text:p>10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3636" calcext:value-type="float">
            <text:p>13636</text:p>
          </table:table-cell>
          <table:table-cell table:style-name="ce1" office:value-type="float" office:value="13450" calcext:value-type="float">
            <text:p>13450</text:p>
          </table:table-cell>
          <table:table-cell table:style-name="ce1" office:value-type="float" office:value="13823" calcext:value-type="float">
            <text:p>13823</text:p>
          </table:table-cell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.5" calcext:value-type="float">
            <text:p>4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80]-(([.I80]*[.H80])/([.B80]+[.H80])))" office:value-type="float" office:value="690.012517713746" calcext:value-type="float">
            <text:p>690,01</text:p>
          </table:table-cell>
          <table:table-cell table:style-name="ce1" office:value-type="float" office:value="182" calcext:value-type="float">
            <text:p>182</text:p>
          </table:table-cell>
          <table:table-cell table:style-name="ce1" table:formula="of:=[.K80] * 4" office:value-type="float" office:value="728" calcext:value-type="float">
            <text:p>728</text:p>
          </table:table-cell>
          <table:table-cell table:formula="of:=MATCH([.L80];[.J$7:.J$217];-1) + 6" office:value-type="float" office:value="73" calcext:value-type="float">
            <text:p>73</text:p>
          </table:table-cell>
          <table:table-cell table:formula="of:=INDEX([.A$1:.A$1048576];[.M80]; )" office:value-type="float" office:value="11" calcext:value-type="float">
            <text:p>11</text:p>
          </table:table-cell>
          <table:table-cell table:style-name="ce1" office:value-type="float" office:value="71" calcext:value-type="float">
            <text:p>71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3040" calcext:value-type="float">
            <text:p>13040</text:p>
          </table:table-cell>
          <table:table-cell table:style-name="ce1" office:value-type="float" office:value="12868" calcext:value-type="float">
            <text:p>12868</text:p>
          </table:table-cell>
          <table:table-cell table:style-name="ce1" office:value-type="float" office:value="13213" calcext:value-type="float">
            <text:p>13213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.5" calcext:value-type="float">
            <text:p>4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81]-(([.I81]*[.H81])/([.B81]+[.H81])))" office:value-type="float" office:value="683.921664626683" calcext:value-type="float">
            <text:p>683,92</text:p>
          </table:table-cell>
          <table:table-cell table:style-name="ce1" office:value-type="float" office:value="181" calcext:value-type="float">
            <text:p>181</text:p>
          </table:table-cell>
          <table:table-cell table:style-name="ce1" table:formula="of:=[.K81] * 4" office:value-type="float" office:value="724" calcext:value-type="float">
            <text:p>724</text:p>
          </table:table-cell>
          <table:table-cell table:formula="of:=MATCH([.L81];[.J$7:.J$217];-1) + 6" office:value-type="float" office:value="73" calcext:value-type="float">
            <text:p>73</text:p>
          </table:table-cell>
          <table:table-cell table:formula="of:=INDEX([.A$1:.A$1048576];[.M81]; )" office:value-type="float" office:value="11" calcext:value-type="float">
            <text:p>11</text:p>
          </table:table-cell>
          <table:table-cell table:style-name="ce1"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474" calcext:value-type="float">
            <text:p>12474</text:p>
          </table:table-cell>
          <table:table-cell table:style-name="ce1" office:value-type="float" office:value="12315" calcext:value-type="float">
            <text:p>12315</text:p>
          </table:table-cell>
          <table:table-cell table:style-name="ce1" office:value-type="float" office:value="12633" calcext:value-type="float">
            <text:p>12633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.5" calcext:value-type="float">
            <text:p>4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82]-(([.I82]*[.H82])/([.B82]+[.H82])))" office:value-type="float" office:value="677.71129707113" calcext:value-type="float">
            <text:p>677,71</text:p>
          </table:table-cell>
          <table:table-cell table:style-name="ce1" office:value-type="float" office:value="180" calcext:value-type="float">
            <text:p>180</text:p>
          </table:table-cell>
          <table:table-cell table:style-name="ce1" table:formula="of:=[.K82] * 4" office:value-type="float" office:value="720" calcext:value-type="float">
            <text:p>720</text:p>
          </table:table-cell>
          <table:table-cell table:formula="of:=MATCH([.L82];[.J$7:.J$217];-1) + 6" office:value-type="float" office:value="74" calcext:value-type="float">
            <text:p>74</text:p>
          </table:table-cell>
          <table:table-cell table:formula="of:=INDEX([.A$1:.A$1048576];[.M82]; )" office:value-type="float" office:value="12" calcext:value-type="float">
            <text:p>12</text:p>
          </table:table-cell>
          <table:table-cell table:style-name="ce1"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11928" calcext:value-type="float">
            <text:p>11928</text:p>
          </table:table-cell>
          <table:table-cell table:style-name="ce1" office:value-type="float" office:value="11781" calcext:value-type="float">
            <text:p>11781</text:p>
          </table:table-cell>
          <table:table-cell table:style-name="ce1" office:value-type="float" office:value="12075" calcext:value-type="float">
            <text:p>12075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.4" calcext:value-type="float">
            <text:p>4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83]-(([.I83]*[.H83])/([.B83]+[.H83])))" office:value-type="float" office:value="671.282899921198" calcext:value-type="float">
            <text:p>671,28</text:p>
          </table:table-cell>
          <table:table-cell table:style-name="ce1" office:value-type="float" office:value="179" calcext:value-type="float">
            <text:p>179</text:p>
          </table:table-cell>
          <table:table-cell table:style-name="ce1" table:formula="of:=[.K83] * 4" office:value-type="float" office:value="716" calcext:value-type="float">
            <text:p>716</text:p>
          </table:table-cell>
          <table:table-cell table:formula="of:=MATCH([.L83];[.J$7:.J$217];-1) + 6" office:value-type="float" office:value="75" calcext:value-type="float">
            <text:p>75</text:p>
          </table:table-cell>
          <table:table-cell table:formula="of:=INDEX([.A$1:.A$1048576];[.M83]; )" office:value-type="float" office:value="13" calcext:value-type="float">
            <text:p>13</text:p>
          </table:table-cell>
          <table:table-cell table:style-name="ce1"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409" calcext:value-type="float">
            <text:p>11409</text:p>
          </table:table-cell>
          <table:table-cell table:style-name="ce1" office:value-type="float" office:value="11274" calcext:value-type="float">
            <text:p>11274</text:p>
          </table:table-cell>
          <table:table-cell table:style-name="ce1" office:value-type="float" office:value="11544" calcext:value-type="float">
            <text:p>11544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.4" calcext:value-type="float">
            <text:p>4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84]-(([.I84]*[.H84])/([.B84]+[.H84])))" office:value-type="float" office:value="664.729961248215" calcext:value-type="float">
            <text:p>664,73</text:p>
          </table:table-cell>
          <table:table-cell table:style-name="ce1" office:value-type="float" office:value="178" calcext:value-type="float">
            <text:p>178</text:p>
          </table:table-cell>
          <table:table-cell table:style-name="ce1" table:formula="of:=[.K84] * 4" office:value-type="float" office:value="712" calcext:value-type="float">
            <text:p>712</text:p>
          </table:table-cell>
          <table:table-cell table:formula="of:=MATCH([.L84];[.J$7:.J$217];-1) + 6" office:value-type="float" office:value="76" calcext:value-type="float">
            <text:p>76</text:p>
          </table:table-cell>
          <table:table-cell table:formula="of:=INDEX([.A$1:.A$1048576];[.M84]; )" office:value-type="float" office:value="14" calcext:value-type="float">
            <text:p>14</text:p>
          </table:table-cell>
          <table:table-cell table:style-name="ce1"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915" calcext:value-type="float">
            <text:p>10915</text:p>
          </table:table-cell>
          <table:table-cell table:style-name="ce1" office:value-type="float" office:value="10791" calcext:value-type="float">
            <text:p>10791</text:p>
          </table:table-cell>
          <table:table-cell table:style-name="ce1" office:value-type="float" office:value="11040" calcext:value-type="float">
            <text:p>11040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.4" calcext:value-type="float">
            <text:p>4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85]-(([.I85]*[.H85])/([.B85]+[.H85])))" office:value-type="float" office:value="658.04818853324" calcext:value-type="float">
            <text:p>658,05</text:p>
          </table:table-cell>
          <table:table-cell table:style-name="ce1" office:value-type="float" office:value="177" calcext:value-type="float">
            <text:p>177</text:p>
          </table:table-cell>
          <table:table-cell table:style-name="ce1" table:formula="of:=[.K85] * 4" office:value-type="float" office:value="708" calcext:value-type="float">
            <text:p>708</text:p>
          </table:table-cell>
          <table:table-cell table:formula="of:=MATCH([.L85];[.J$7:.J$217];-1) + 6" office:value-type="float" office:value="76" calcext:value-type="float">
            <text:p>76</text:p>
          </table:table-cell>
          <table:table-cell table:formula="of:=INDEX([.A$1:.A$1048576];[.M85]; )" office:value-type="float" office:value="14" calcext:value-type="float">
            <text:p>14</text:p>
          </table:table-cell>
          <table:table-cell table:style-name="ce1" office:value-type="float" office:value="68" calcext:value-type="float">
            <text:p>68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10446" calcext:value-type="float">
            <text:p>10446</text:p>
          </table:table-cell>
          <table:table-cell table:style-name="ce1" office:value-type="float" office:value="10332" calcext:value-type="float">
            <text:p>10332</text:p>
          </table:table-cell>
          <table:table-cell table:style-name="ce1" office:value-type="float" office:value="10561" calcext:value-type="float">
            <text:p>10561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.4" calcext:value-type="float">
            <text:p>4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86]-(([.I86]*[.H86])/([.B86]+[.H86])))" office:value-type="float" office:value="651.260148406809" calcext:value-type="float">
            <text:p>651,26</text:p>
          </table:table-cell>
          <table:table-cell table:style-name="ce1" office:value-type="float" office:value="176" calcext:value-type="float">
            <text:p>176</text:p>
          </table:table-cell>
          <table:table-cell table:style-name="ce1" table:formula="of:=[.K86] * 4" office:value-type="float" office:value="704" calcext:value-type="float">
            <text:p>704</text:p>
          </table:table-cell>
          <table:table-cell table:formula="of:=MATCH([.L86];[.J$7:.J$217];-1) + 6" office:value-type="float" office:value="77" calcext:value-type="float">
            <text:p>77</text:p>
          </table:table-cell>
          <table:table-cell table:formula="of:=INDEX([.A$1:.A$1048576];[.M86]; )" office:value-type="float" office:value="15" calcext:value-type="float">
            <text:p>15</text:p>
          </table:table-cell>
          <table:table-cell table:style-name="ce1"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9900" calcext:value-type="float">
            <text:p>9900</text:p>
          </table:table-cell>
          <table:table-cell table:style-name="ce1" office:value-type="float" office:value="10100" calcext:value-type="float">
            <text:p>10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4.3" calcext:value-type="float">
            <text:p>4,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87]-(([.I87]*[.H87])/([.B87]+[.H87])))" office:value-type="float" office:value="644.360902255639" calcext:value-type="float">
            <text:p>644,36</text:p>
          </table:table-cell>
          <table:table-cell table:style-name="ce1" office:value-type="float" office:value="175" calcext:value-type="float">
            <text:p>175</text:p>
          </table:table-cell>
          <table:table-cell table:style-name="ce1" table:formula="of:=[.K87] * 4" office:value-type="float" office:value="700" calcext:value-type="float">
            <text:p>700</text:p>
          </table:table-cell>
          <table:table-cell table:formula="of:=MATCH([.L87];[.J$7:.J$217];-1) + 6" office:value-type="float" office:value="78" calcext:value-type="float">
            <text:p>78</text:p>
          </table:table-cell>
          <table:table-cell table:formula="of:=INDEX([.A$1:.A$1048576];[.M87]; )" office:value-type="float" office:value="16" calcext:value-type="float">
            <text:p>16</text:p>
          </table:table-cell>
          <table:table-cell table:style-name="ce1"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9577.7" calcext:value-type="float">
            <text:p>9577,7</text:p>
          </table:table-cell>
          <table:table-cell table:style-name="ce1" office:value-type="float" office:value="9472.9" calcext:value-type="float">
            <text:p>9472,9</text:p>
          </table:table-cell>
          <table:table-cell table:style-name="ce1" office:value-type="float" office:value="9682.5" calcext:value-type="float">
            <text:p>9682,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.3" calcext:value-type="float">
            <text:p>4,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88]-(([.I88]*[.H88])/([.B88]+[.H88])))" office:value-type="float" office:value="637.387802169642" calcext:value-type="float">
            <text:p>637,39</text:p>
          </table:table-cell>
          <table:table-cell table:style-name="ce1" office:value-type="float" office:value="174" calcext:value-type="float">
            <text:p>174</text:p>
          </table:table-cell>
          <table:table-cell table:style-name="ce1" table:formula="of:=[.K88] * 4" office:value-type="float" office:value="696" calcext:value-type="float">
            <text:p>696</text:p>
          </table:table-cell>
          <table:table-cell table:formula="of:=MATCH([.L88];[.J$7:.J$217];-1) + 6" office:value-type="float" office:value="78" calcext:value-type="float">
            <text:p>78</text:p>
          </table:table-cell>
          <table:table-cell table:formula="of:=INDEX([.A$1:.A$1048576];[.M88]; )" office:value-type="float" office:value="16" calcext:value-type="float">
            <text:p>16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175.6" calcext:value-type="float">
            <text:p>9175,6</text:p>
          </table:table-cell>
          <table:table-cell table:style-name="ce1" office:value-type="float" office:value="9071.2" calcext:value-type="float">
            <text:p>9071,2</text:p>
          </table:table-cell>
          <table:table-cell table:style-name="ce1" office:value-type="float" office:value="9280" calcext:value-type="float">
            <text:p>9280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.3" calcext:value-type="float">
            <text:p>4,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89]-(([.I89]*[.H89])/([.B89]+[.H89])))" office:value-type="float" office:value="630.309500144282" calcext:value-type="float">
            <text:p>630,31</text:p>
          </table:table-cell>
          <table:table-cell table:style-name="ce1" office:value-type="float" office:value="173" calcext:value-type="float">
            <text:p>173</text:p>
          </table:table-cell>
          <table:table-cell table:style-name="ce1" table:formula="of:=[.K89] * 4" office:value-type="float" office:value="692" calcext:value-type="float">
            <text:p>692</text:p>
          </table:table-cell>
          <table:table-cell table:formula="of:=MATCH([.L89];[.J$7:.J$217];-1) + 6" office:value-type="float" office:value="79" calcext:value-type="float">
            <text:p>79</text:p>
          </table:table-cell>
          <table:table-cell table:formula="of:=INDEX([.A$1:.A$1048576];[.M89]; )" office:value-type="float" office:value="17" calcext:value-type="float">
            <text:p>17</text:p>
          </table:table-cell>
          <table:table-cell table:style-name="ce1" office:value-type="float" office:value="66" calcext:value-type="float">
            <text:p>66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8792.6" calcext:value-type="float">
            <text:p>8792,6</text:p>
          </table:table-cell>
          <table:table-cell table:style-name="ce1" office:value-type="float" office:value="8688.7" calcext:value-type="float">
            <text:p>8688,7</text:p>
          </table:table-cell>
          <table:table-cell table:style-name="ce1" office:value-type="float" office:value="8896.5" calcext:value-type="float">
            <text:p>8896,5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.3" calcext:value-type="float">
            <text:p>4,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90]-(([.I90]*[.H90])/([.B90]+[.H90])))" office:value-type="float" office:value="623.129699154855" calcext:value-type="float">
            <text:p>623,13</text:p>
          </table:table-cell>
          <table:table-cell table:style-name="ce1" office:value-type="float" office:value="172" calcext:value-type="float">
            <text:p>172</text:p>
          </table:table-cell>
          <table:table-cell table:style-name="ce1" table:formula="of:=[.K90] * 4" office:value-type="float" office:value="688" calcext:value-type="float">
            <text:p>688</text:p>
          </table:table-cell>
          <table:table-cell table:formula="of:=MATCH([.L90];[.J$7:.J$217];-1) + 6" office:value-type="float" office:value="80" calcext:value-type="float">
            <text:p>80</text:p>
          </table:table-cell>
          <table:table-cell table:formula="of:=INDEX([.A$1:.A$1048576];[.M90]; )" office:value-type="float" office:value="18" calcext:value-type="float">
            <text:p>18</text:p>
          </table:table-cell>
          <table:table-cell table:style-name="ce1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8427.7" calcext:value-type="float">
            <text:p>8427,7</text:p>
          </table:table-cell>
          <table:table-cell table:style-name="ce1" office:value-type="float" office:value="8324.4" calcext:value-type="float">
            <text:p>8324,4</text:p>
          </table:table-cell>
          <table:table-cell table:style-name="ce1" office:value-type="float" office:value="8531" calcext:value-type="float">
            <text:p>8531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.2" calcext:value-type="float">
            <text:p>4,2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91]-(([.I91]*[.H91])/([.B91]+[.H91])))" office:value-type="float" office:value="615.8529720235" calcext:value-type="float">
            <text:p>615,85</text:p>
          </table:table-cell>
          <table:table-cell table:style-name="ce1" office:value-type="float" office:value="171" calcext:value-type="float">
            <text:p>171</text:p>
          </table:table-cell>
          <table:table-cell table:style-name="ce1" table:formula="of:=[.K91] * 4" office:value-type="float" office:value="684" calcext:value-type="float">
            <text:p>684</text:p>
          </table:table-cell>
          <table:table-cell table:formula="of:=MATCH([.L91];[.J$7:.J$217];-1) + 6" office:value-type="float" office:value="80" calcext:value-type="float">
            <text:p>80</text:p>
          </table:table-cell>
          <table:table-cell table:formula="of:=INDEX([.A$1:.A$1048576];[.M91]; )" office:value-type="float" office:value="18" calcext:value-type="float">
            <text:p>18</text:p>
          </table:table-cell>
          <table:table-cell table:style-name="ce1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8080" calcext:value-type="float">
            <text:p>8080</text:p>
          </table:table-cell>
          <table:table-cell table:style-name="ce1" office:value-type="float" office:value="7977.5" calcext:value-type="float">
            <text:p>7977,5</text:p>
          </table:table-cell>
          <table:table-cell table:style-name="ce1" office:value-type="float" office:value="8182.5" calcext:value-type="float">
            <text:p>8182,5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.2" calcext:value-type="float">
            <text:p>4,2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92]-(([.I92]*[.H92])/([.B92]+[.H92])))" office:value-type="float" office:value="608.485061511424" calcext:value-type="float">
            <text:p>608,49</text:p>
          </table:table-cell>
          <table:table-cell table:style-name="ce1" office:value-type="float" office:value="170" calcext:value-type="float">
            <text:p>170</text:p>
          </table:table-cell>
          <table:table-cell table:style-name="ce1" table:formula="of:=[.K92] * 4" office:value-type="float" office:value="680" calcext:value-type="float">
            <text:p>680</text:p>
          </table:table-cell>
          <table:table-cell table:formula="of:=MATCH([.L92];[.J$7:.J$217];-1) + 6" office:value-type="float" office:value="81" calcext:value-type="float">
            <text:p>81</text:p>
          </table:table-cell>
          <table:table-cell table:formula="of:=INDEX([.A$1:.A$1048576];[.M92]; )" office:value-type="float" office:value="19" calcext:value-type="float">
            <text:p>19</text:p>
          </table:table-cell>
          <table:table-cell table:style-name="ce1"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7748.5" calcext:value-type="float">
            <text:p>7748,5</text:p>
          </table:table-cell>
          <table:table-cell table:style-name="ce1" office:value-type="float" office:value="7646.9" calcext:value-type="float">
            <text:p>7646,9</text:p>
          </table:table-cell>
          <table:table-cell table:style-name="ce1" office:value-type="float" office:value="7850.1" calcext:value-type="float">
            <text:p>7850,1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.2" calcext:value-type="float">
            <text:p>4,2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93]-(([.I93]*[.H93])/([.B93]+[.H93])))" office:value-type="float" office:value="601.028601167579" calcext:value-type="float">
            <text:p>601,03</text:p>
          </table:table-cell>
          <table:table-cell table:style-name="ce1" office:value-type="float" office:value="169" calcext:value-type="float">
            <text:p>169</text:p>
          </table:table-cell>
          <table:table-cell table:style-name="ce1" table:formula="of:=[.K93] * 4" office:value-type="float" office:value="676" calcext:value-type="float">
            <text:p>676</text:p>
          </table:table-cell>
          <table:table-cell table:formula="of:=MATCH([.L93];[.J$7:.J$217];-1) + 6" office:value-type="float" office:value="82" calcext:value-type="float">
            <text:p>82</text:p>
          </table:table-cell>
          <table:table-cell table:formula="of:=INDEX([.A$1:.A$1048576];[.M93]; )" office:value-type="float" office:value="20" calcext:value-type="float">
            <text:p>20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7432.4" calcext:value-type="float">
            <text:p>7432,4</text:p>
          </table:table-cell>
          <table:table-cell table:style-name="ce1" office:value-type="float" office:value="7331.8" calcext:value-type="float">
            <text:p>7331,8</text:p>
          </table:table-cell>
          <table:table-cell table:style-name="ce1" office:value-type="float" office:value="7533.1" calcext:value-type="float">
            <text:p>7533,1</text:p>
          </table:table-cell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.2" calcext:value-type="float">
            <text:p>4,2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94]-(([.I94]*[.H94])/([.B94]+[.H94])))" office:value-type="float" office:value="593.489508404458" calcext:value-type="float">
            <text:p>593,49</text:p>
          </table:table-cell>
          <table:table-cell table:style-name="ce1" office:value-type="float" office:value="168" calcext:value-type="float">
            <text:p>168</text:p>
          </table:table-cell>
          <table:table-cell table:style-name="ce1" table:formula="of:=[.K94] * 4" office:value-type="float" office:value="672" calcext:value-type="float">
            <text:p>672</text:p>
          </table:table-cell>
          <table:table-cell table:formula="of:=MATCH([.L94];[.J$7:.J$217];-1) + 6" office:value-type="float" office:value="82" calcext:value-type="float">
            <text:p>82</text:p>
          </table:table-cell>
          <table:table-cell table:formula="of:=INDEX([.A$1:.A$1048576];[.M94]; )" office:value-type="float" office:value="20" calcext:value-type="float">
            <text:p>20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131" calcext:value-type="float">
            <text:p>7131</text:p>
          </table:table-cell>
          <table:table-cell table:style-name="ce1" office:value-type="float" office:value="7031.4" calcext:value-type="float">
            <text:p>7031,4</text:p>
          </table:table-cell>
          <table:table-cell table:style-name="ce1" office:value-type="float" office:value="7230.6" calcext:value-type="float">
            <text:p>7230,6</text:p>
          </table:table-cell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0.3" calcext:value-type="float">
            <text:p>0,3</text:p>
          </table:table-cell>
          <table:table-cell table:style-name="ce1" office:value-type="float" office:value="4.1" calcext:value-type="float">
            <text:p>4,1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95]-(([.I95]*[.H95])/([.B95]+[.H95])))" office:value-type="float" office:value="585.875467356917" calcext:value-type="float">
            <text:p>585,88</text:p>
          </table:table-cell>
          <table:table-cell table:style-name="ce1" office:value-type="float" office:value="167" calcext:value-type="float">
            <text:p>167</text:p>
          </table:table-cell>
          <table:table-cell table:style-name="ce1" table:formula="of:=[.K95] * 4" office:value-type="float" office:value="668" calcext:value-type="float">
            <text:p>668</text:p>
          </table:table-cell>
          <table:table-cell table:formula="of:=MATCH([.L95];[.J$7:.J$217];-1) + 6" office:value-type="float" office:value="83" calcext:value-type="float">
            <text:p>83</text:p>
          </table:table-cell>
          <table:table-cell table:formula="of:=INDEX([.A$1:.A$1048576];[.M95]; )" office:value-type="float" office:value="21" calcext:value-type="float">
            <text:p>21</text:p>
          </table:table-cell>
          <table:table-cell table:style-name="ce1" office:value-type="float" office:value="62" calcext:value-type="float">
            <text:p>62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6843.4" calcext:value-type="float">
            <text:p>6843,4</text:p>
          </table:table-cell>
          <table:table-cell table:style-name="ce1" office:value-type="float" office:value="6745" calcext:value-type="float">
            <text:p>6745</text:p>
          </table:table-cell>
          <table:table-cell table:style-name="ce1" office:value-type="float" office:value="6941.8" calcext:value-type="float">
            <text:p>6941,8</text:p>
          </table:table-cell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4.1" calcext:value-type="float">
            <text:p>4,1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96]-(([.I96]*[.H96])/([.B96]+[.H96])))" office:value-type="float" office:value="578.188161760357" calcext:value-type="float">
            <text:p>578,19</text:p>
          </table:table-cell>
          <table:table-cell table:style-name="ce1" office:value-type="float" office:value="166" calcext:value-type="float">
            <text:p>166</text:p>
          </table:table-cell>
          <table:table-cell table:style-name="ce1" table:formula="of:=[.K96] * 4" office:value-type="float" office:value="664" calcext:value-type="float">
            <text:p>664</text:p>
          </table:table-cell>
          <table:table-cell table:formula="of:=MATCH([.L96];[.J$7:.J$217];-1) + 6" office:value-type="float" office:value="84" calcext:value-type="float">
            <text:p>84</text:p>
          </table:table-cell>
          <table:table-cell table:formula="of:=INDEX([.A$1:.A$1048576];[.M96]; )" office:value-type="float" office:value="22" calcext:value-type="float">
            <text:p>22</text:p>
          </table:table-cell>
          <table:table-cell table:style-name="ce1" office:value-type="float" office:value="62" calcext:value-type="float">
            <text:p>62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6569" calcext:value-type="float">
            <text:p>6569</text:p>
          </table:table-cell>
          <table:table-cell table:style-name="ce1" office:value-type="float" office:value="6471.8" calcext:value-type="float">
            <text:p>6471,8</text:p>
          </table:table-cell>
          <table:table-cell table:style-name="ce1" office:value-type="float" office:value="6666.2" calcext:value-type="float">
            <text:p>6666,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4.1" calcext:value-type="float">
            <text:p>4,1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97]-(([.I97]*[.H97])/([.B97]+[.H97])))" office:value-type="float" office:value="570.436011753977" calcext:value-type="float">
            <text:p>570,44</text:p>
          </table:table-cell>
          <table:table-cell table:style-name="ce1" office:value-type="float" office:value="165" calcext:value-type="float">
            <text:p>165</text:p>
          </table:table-cell>
          <table:table-cell table:style-name="ce1" table:formula="of:=[.K97] * 4" office:value-type="float" office:value="660" calcext:value-type="float">
            <text:p>660</text:p>
          </table:table-cell>
          <table:table-cell table:formula="of:=MATCH([.L97];[.J$7:.J$217];-1) + 6" office:value-type="float" office:value="84" calcext:value-type="float">
            <text:p>84</text:p>
          </table:table-cell>
          <table:table-cell table:formula="of:=INDEX([.A$1:.A$1048576];[.M97]; )" office:value-type="float" office:value="22" calcext:value-type="float">
            <text:p>22</text:p>
          </table:table-cell>
          <table:table-cell table:style-name="ce1"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6307" calcext:value-type="float">
            <text:p>6307</text:p>
          </table:table-cell>
          <table:table-cell table:style-name="ce1" office:value-type="float" office:value="6211.1" calcext:value-type="float">
            <text:p>6211,1</text:p>
          </table:table-cell>
          <table:table-cell table:style-name="ce1" office:value-type="float" office:value="6403" calcext:value-type="float">
            <text:p>6403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4.1" calcext:value-type="float">
            <text:p>4,1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98]-(([.I98]*[.H98])/([.B98]+[.H98])))" office:value-type="float" office:value="562.620901426044" calcext:value-type="float">
            <text:p>562,62</text:p>
          </table:table-cell>
          <table:table-cell table:style-name="ce1" office:value-type="float" office:value="164" calcext:value-type="float">
            <text:p>164</text:p>
          </table:table-cell>
          <table:table-cell table:style-name="ce1" table:formula="of:=[.K98] * 4" office:value-type="float" office:value="656" calcext:value-type="float">
            <text:p>656</text:p>
          </table:table-cell>
          <table:table-cell table:formula="of:=MATCH([.L98];[.J$7:.J$217];-1) + 6" office:value-type="float" office:value="85" calcext:value-type="float">
            <text:p>85</text:p>
          </table:table-cell>
          <table:table-cell table:formula="of:=INDEX([.A$1:.A$1048576];[.M98]; )" office:value-type="float" office:value="23" calcext:value-type="float">
            <text:p>23</text:p>
          </table:table-cell>
          <table:table-cell table:style-name="ce1" office:value-type="float" office:value="61" calcext:value-type="float">
            <text:p>61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057" calcext:value-type="float">
            <text:p>6057</text:p>
          </table:table-cell>
          <table:table-cell table:style-name="ce1" office:value-type="float" office:value="5962.3" calcext:value-type="float">
            <text:p>5962,3</text:p>
          </table:table-cell>
          <table:table-cell table:style-name="ce1" office:value-type="float" office:value="6151.6" calcext:value-type="float">
            <text:p>6151,6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99]-(([.I99]*[.H99])/([.B99]+[.H99])))" office:value-type="float" office:value="554.755690926579" calcext:value-type="float">
            <text:p>554,76</text:p>
          </table:table-cell>
          <table:table-cell table:style-name="ce1" office:value-type="float" office:value="163" calcext:value-type="float">
            <text:p>163</text:p>
          </table:table-cell>
          <table:table-cell table:style-name="ce1" table:formula="of:=[.K99] * 4" office:value-type="float" office:value="652" calcext:value-type="float">
            <text:p>652</text:p>
          </table:table-cell>
          <table:table-cell table:formula="of:=MATCH([.L99];[.J$7:.J$217];-1) + 6" office:value-type="float" office:value="85" calcext:value-type="float">
            <text:p>85</text:p>
          </table:table-cell>
          <table:table-cell table:formula="of:=INDEX([.A$1:.A$1048576];[.M99]; )" office:value-type="float" office:value="23" calcext:value-type="float">
            <text:p>23</text:p>
          </table:table-cell>
          <table:table-cell table:style-name="ce1"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5818.1" calcext:value-type="float">
            <text:p>5818,1</text:p>
          </table:table-cell>
          <table:table-cell table:style-name="ce1" office:value-type="float" office:value="5724.8" calcext:value-type="float">
            <text:p>5724,8</text:p>
          </table:table-cell>
          <table:table-cell table:style-name="ce1" office:value-type="float" office:value="5911.4" calcext:value-type="float">
            <text:p>5911,4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00]-(([.I100]*[.H100])/([.B100]+[.H100])))" office:value-type="float" office:value="546.836698434981" calcext:value-type="float">
            <text:p>546,84</text:p>
          </table:table-cell>
          <table:table-cell table:style-name="ce1" office:value-type="float" office:value="162" calcext:value-type="float">
            <text:p>162</text:p>
          </table:table-cell>
          <table:table-cell table:style-name="ce1" table:formula="of:=[.K100] * 4" office:value-type="float" office:value="648" calcext:value-type="float">
            <text:p>648</text:p>
          </table:table-cell>
          <table:table-cell table:formula="of:=MATCH([.L100];[.J$7:.J$217];-1) + 6" office:value-type="float" office:value="86" calcext:value-type="float">
            <text:p>86</text:p>
          </table:table-cell>
          <table:table-cell table:formula="of:=INDEX([.A$1:.A$1048576];[.M100]; )" office:value-type="float" office:value="24" calcext:value-type="float">
            <text:p>24</text:p>
          </table:table-cell>
          <table:table-cell table:style-name="ce1" office:value-type="float" office:value="60" calcext:value-type="float">
            <text:p>60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5590" calcext:value-type="float">
            <text:p>5590</text:p>
          </table:table-cell>
          <table:table-cell table:style-name="ce1" office:value-type="float" office:value="5498.1" calcext:value-type="float">
            <text:p>5498,1</text:p>
          </table:table-cell>
          <table:table-cell table:style-name="ce1" office:value-type="float" office:value="5681.9" calcext:value-type="float">
            <text:p>5681,9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01]-(([.I101]*[.H101])/([.B101]+[.H101])))" office:value-type="float" office:value="538.878515185602" calcext:value-type="float">
            <text:p>538,88</text:p>
          </table:table-cell>
          <table:table-cell table:style-name="ce1" office:value-type="float" office:value="161" calcext:value-type="float">
            <text:p>161</text:p>
          </table:table-cell>
          <table:table-cell table:style-name="ce1" table:formula="of:=[.K101] * 4" office:value-type="float" office:value="644" calcext:value-type="float">
            <text:p>644</text:p>
          </table:table-cell>
          <table:table-cell table:formula="of:=MATCH([.L101];[.J$7:.J$217];-1) + 6" office:value-type="float" office:value="87" calcext:value-type="float">
            <text:p>87</text:p>
          </table:table-cell>
          <table:table-cell table:formula="of:=INDEX([.A$1:.A$1048576];[.M101]; )" office:value-type="float" office:value="25" calcext:value-type="float">
            <text:p>25</text:p>
          </table:table-cell>
          <table:table-cell table:style-name="ce1" office:value-type="float" office:value="59" calcext:value-type="float">
            <text:p>59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5372" calcext:value-type="float">
            <text:p>5372</text:p>
          </table:table-cell>
          <table:table-cell table:style-name="ce1" office:value-type="float" office:value="5281.5" calcext:value-type="float">
            <text:p>5281,5</text:p>
          </table:table-cell>
          <table:table-cell table:style-name="ce1" office:value-type="float" office:value="5462.5" calcext:value-type="float">
            <text:p>5462,5</text:p>
          </table:table-cell>
          <table:table-cell table:style-name="ce1" office:value-type="float" office:value="1.7" calcext:value-type="float">
            <text:p>1,7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02]-(([.I102]*[.H102])/([.B102]+[.H102])))" office:value-type="float" office:value="530.881457564576" calcext:value-type="float">
            <text:p>530,88</text:p>
          </table:table-cell>
          <table:table-cell table:style-name="ce1" office:value-type="float" office:value="160" calcext:value-type="float">
            <text:p>160</text:p>
          </table:table-cell>
          <table:table-cell table:style-name="ce1" table:formula="of:=[.K102] * 4" office:value-type="float" office:value="640" calcext:value-type="float">
            <text:p>640</text:p>
          </table:table-cell>
          <table:table-cell table:formula="of:=MATCH([.L102];[.J$7:.J$217];-1) + 6" office:value-type="float" office:value="87" calcext:value-type="float">
            <text:p>87</text:p>
          </table:table-cell>
          <table:table-cell table:formula="of:=INDEX([.A$1:.A$1048576];[.M102]; )" office:value-type="float" office:value="25" calcext:value-type="float">
            <text:p>25</text:p>
          </table:table-cell>
          <table:table-cell table:style-name="ce1"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5165.1" calcext:value-type="float">
            <text:p>5165,1</text:p>
          </table:table-cell>
          <table:table-cell table:style-name="ce1" office:value-type="float" office:value="5076" calcext:value-type="float">
            <text:p>5076</text:p>
          </table:table-cell>
          <table:table-cell table:style-name="ce1" office:value-type="float" office:value="5254.2" calcext:value-type="float">
            <text:p>5254,2</text:p>
          </table:table-cell>
          <table:table-cell table:style-name="ce1" office:value-type="float" office:value="1.7" calcext:value-type="float">
            <text:p>1,7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3.9" calcext:value-type="float">
            <text:p>3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03]-(([.I103]*[.H103])/([.B103]+[.H103])))" office:value-type="float" office:value="522.910621256689" calcext:value-type="float">
            <text:p>522,91</text:p>
          </table:table-cell>
          <table:table-cell table:style-name="ce1" office:value-type="float" office:value="159" calcext:value-type="float">
            <text:p>159</text:p>
          </table:table-cell>
          <table:table-cell table:style-name="ce1" table:formula="of:=[.K103] * 4" office:value-type="float" office:value="636" calcext:value-type="float">
            <text:p>636</text:p>
          </table:table-cell>
          <table:table-cell table:formula="of:=MATCH([.L103];[.J$7:.J$217];-1) + 6" office:value-type="float" office:value="88" calcext:value-type="float">
            <text:p>88</text:p>
          </table:table-cell>
          <table:table-cell table:formula="of:=INDEX([.A$1:.A$1048576];[.M103]; )" office:value-type="float" office:value="26" calcext:value-type="float">
            <text:p>26</text:p>
          </table:table-cell>
          <table:table-cell table:style-name="ce1" office:value-type="float" office:value="58" calcext:value-type="float">
            <text:p>58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4967.3" calcext:value-type="float">
            <text:p>4967,3</text:p>
          </table:table-cell>
          <table:table-cell table:style-name="ce1" office:value-type="float" office:value="4879.6" calcext:value-type="float">
            <text:p>4879,6</text:p>
          </table:table-cell>
          <table:table-cell table:style-name="ce1" office:value-type="float" office:value="5054.9" calcext:value-type="float">
            <text:p>5054,9</text:p>
          </table:table-cell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0.4" calcext:value-type="float">
            <text:p>0,4</text:p>
          </table:table-cell>
          <table:table-cell table:style-name="ce1" office:value-type="float" office:value="3.9" calcext:value-type="float">
            <text:p>3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04]-(([.I104]*[.H104])/([.B104]+[.H104])))" office:value-type="float" office:value="514.917336978215" calcext:value-type="float">
            <text:p>514,92</text:p>
          </table:table-cell>
          <table:table-cell table:style-name="ce1" office:value-type="float" office:value="158" calcext:value-type="float">
            <text:p>158</text:p>
          </table:table-cell>
          <table:table-cell table:style-name="ce1" table:formula="of:=[.K104] * 4" office:value-type="float" office:value="632" calcext:value-type="float">
            <text:p>632</text:p>
          </table:table-cell>
          <table:table-cell table:formula="of:=MATCH([.L104];[.J$7:.J$217];-1) + 6" office:value-type="float" office:value="88" calcext:value-type="float">
            <text:p>88</text:p>
          </table:table-cell>
          <table:table-cell table:formula="of:=INDEX([.A$1:.A$1048576];[.M104]; )" office:value-type="float" office:value="26" calcext:value-type="float">
            <text:p>26</text:p>
          </table:table-cell>
          <table:table-cell table:style-name="ce1"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778" calcext:value-type="float">
            <text:p>4778</text:p>
          </table:table-cell>
          <table:table-cell table:style-name="ce1" office:value-type="float" office:value="4691.8" calcext:value-type="float">
            <text:p>4691,8</text:p>
          </table:table-cell>
          <table:table-cell table:style-name="ce1" office:value-type="float" office:value="4864.2" calcext:value-type="float">
            <text:p>4864,2</text:p>
          </table:table-cell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3.9" calcext:value-type="float">
            <text:p>3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05]-(([.I105]*[.H105])/([.B105]+[.H105])))" office:value-type="float" office:value="506.900965585541" calcext:value-type="float">
            <text:p>506,90</text:p>
          </table:table-cell>
          <table:table-cell table:style-name="ce1" office:value-type="float" office:value="157" calcext:value-type="float">
            <text:p>157</text:p>
          </table:table-cell>
          <table:table-cell table:style-name="ce1" table:formula="of:=[.K105] * 4" office:value-type="float" office:value="628" calcext:value-type="float">
            <text:p>628</text:p>
          </table:table-cell>
          <table:table-cell table:formula="of:=MATCH([.L105];[.J$7:.J$217];-1) + 6" office:value-type="float" office:value="89" calcext:value-type="float">
            <text:p>89</text:p>
          </table:table-cell>
          <table:table-cell table:formula="of:=INDEX([.A$1:.A$1048576];[.M105]; )" office:value-type="float" office:value="27" calcext:value-type="float">
            <text:p>27</text:p>
          </table:table-cell>
          <table:table-cell table:style-name="ce1" office:value-type="float" office:value="57" calcext:value-type="float">
            <text:p>57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96.9" calcext:value-type="float">
            <text:p>4596,9</text:p>
          </table:table-cell>
          <table:table-cell table:style-name="ce1" office:value-type="float" office:value="4512.1" calcext:value-type="float">
            <text:p>4512,1</text:p>
          </table:table-cell>
          <table:table-cell table:style-name="ce1" office:value-type="float" office:value="4681.6" calcext:value-type="float">
            <text:p>4681,6</text:p>
          </table:table-cell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3.9" calcext:value-type="float">
            <text:p>3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06]-(([.I106]*[.H106])/([.B106]+[.H106])))" office:value-type="float" office:value="498.872127037192" calcext:value-type="float">
            <text:p>498,87</text:p>
          </table:table-cell>
          <table:table-cell table:style-name="ce1" office:value-type="float" office:value="156" calcext:value-type="float">
            <text:p>156</text:p>
          </table:table-cell>
          <table:table-cell table:style-name="ce1" table:formula="of:=[.K106] * 4" office:value-type="float" office:value="624" calcext:value-type="float">
            <text:p>624</text:p>
          </table:table-cell>
          <table:table-cell table:formula="of:=MATCH([.L106];[.J$7:.J$217];-1) + 6" office:value-type="float" office:value="89" calcext:value-type="float">
            <text:p>89</text:p>
          </table:table-cell>
          <table:table-cell table:formula="of:=INDEX([.A$1:.A$1048576];[.M106]; )" office:value-type="float" office:value="27" calcext:value-type="float">
            <text:p>27</text:p>
          </table:table-cell>
          <table:table-cell table:style-name="ce1"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4423.5" calcext:value-type="float">
            <text:p>4423,5</text:p>
          </table:table-cell>
          <table:table-cell table:style-name="ce1" office:value-type="float" office:value="4340.2" calcext:value-type="float">
            <text:p>4340,2</text:p>
          </table:table-cell>
          <table:table-cell table:style-name="ce1" office:value-type="float" office:value="4506.8" calcext:value-type="float">
            <text:p>4506,8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3.9" calcext:value-type="float">
            <text:p>3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07]-(([.I107]*[.H107])/([.B107]+[.H107])))" office:value-type="float" office:value="490.831812002331" calcext:value-type="float">
            <text:p>490,83</text:p>
          </table:table-cell>
          <table:table-cell table:style-name="ce1" office:value-type="float" office:value="155" calcext:value-type="float">
            <text:p>155</text:p>
          </table:table-cell>
          <table:table-cell table:style-name="ce1" table:formula="of:=[.K107] * 4" office:value-type="float" office:value="620" calcext:value-type="float">
            <text:p>620</text:p>
          </table:table-cell>
          <table:table-cell table:formula="of:=MATCH([.L107];[.J$7:.J$217];-1) + 6" office:value-type="float" office:value="90" calcext:value-type="float">
            <text:p>90</text:p>
          </table:table-cell>
          <table:table-cell table:formula="of:=INDEX([.A$1:.A$1048576];[.M107]; )" office:value-type="float" office:value="28" calcext:value-type="float">
            <text:p>28</text:p>
          </table:table-cell>
          <table:table-cell table:style-name="ce1" office:value-type="float" office:value="56" calcext:value-type="float">
            <text:p>56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float" office:value="4257.6" calcext:value-type="float">
            <text:p>4257,6</text:p>
          </table:table-cell>
          <table:table-cell table:style-name="ce1" office:value-type="float" office:value="4175.8" calcext:value-type="float">
            <text:p>4175,8</text:p>
          </table:table-cell>
          <table:table-cell table:style-name="ce1" office:value-type="float" office:value="4339.4" calcext:value-type="float">
            <text:p>4339,4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3.8" calcext:value-type="float">
            <text:p>3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08]-(([.I108]*[.H108])/([.B108]+[.H108])))" office:value-type="float" office:value="482.793902826294" calcext:value-type="float">
            <text:p>482,79</text:p>
          </table:table-cell>
          <table:table-cell table:style-name="ce1" office:value-type="float" office:value="154" calcext:value-type="float">
            <text:p>154</text:p>
          </table:table-cell>
          <table:table-cell table:style-name="ce1" table:formula="of:=[.K108] * 4" office:value-type="float" office:value="616" calcext:value-type="float">
            <text:p>616</text:p>
          </table:table-cell>
          <table:table-cell table:formula="of:=MATCH([.L108];[.J$7:.J$217];-1) + 6" office:value-type="float" office:value="90" calcext:value-type="float">
            <text:p>90</text:p>
          </table:table-cell>
          <table:table-cell table:formula="of:=INDEX([.A$1:.A$1048576];[.M108]; )" office:value-type="float" office:value="28" calcext:value-type="float">
            <text:p>28</text:p>
          </table:table-cell>
          <table:table-cell table:style-name="ce1"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float" office:value="4098.7" calcext:value-type="float">
            <text:p>4098,7</text:p>
          </table:table-cell>
          <table:table-cell table:style-name="ce1" office:value-type="float" office:value="4018.3" calcext:value-type="float">
            <text:p>4018,3</text:p>
          </table:table-cell>
          <table:table-cell table:style-name="ce1" office:value-type="float" office:value="4179" calcext:value-type="float">
            <text:p>41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3.8" calcext:value-type="float">
            <text:p>3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09]-(([.I109]*[.H109])/([.B109]+[.H109])))" office:value-type="float" office:value="474.757173557517" calcext:value-type="float">
            <text:p>474,76</text:p>
          </table:table-cell>
          <table:table-cell table:style-name="ce1" office:value-type="float" office:value="153" calcext:value-type="float">
            <text:p>153</text:p>
          </table:table-cell>
          <table:table-cell table:style-name="ce1" table:formula="of:=[.K109] * 4" office:value-type="float" office:value="612" calcext:value-type="float">
            <text:p>612</text:p>
          </table:table-cell>
          <table:table-cell table:formula="of:=MATCH([.L109];[.J$7:.J$217];-1) + 6" office:value-type="float" office:value="91" calcext:value-type="float">
            <text:p>91</text:p>
          </table:table-cell>
          <table:table-cell table:formula="of:=INDEX([.A$1:.A$1048576];[.M109]; )" office:value-type="float" office:value="29" calcext:value-type="float">
            <text:p>29</text:p>
          </table:table-cell>
          <table:table-cell table:style-name="ce1"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3946.5" calcext:value-type="float">
            <text:p>3946,5</text:p>
          </table:table-cell>
          <table:table-cell table:style-name="ce1" office:value-type="float" office:value="3867.6" calcext:value-type="float">
            <text:p>3867,6</text:p>
          </table:table-cell>
          <table:table-cell table:style-name="ce1" office:value-type="float" office:value="4025.4" calcext:value-type="float">
            <text:p>4025,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3.8" calcext:value-type="float">
            <text:p>3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10]-(([.I110]*[.H110])/([.B110]+[.H110])))" office:value-type="float" office:value="466.728834609812" calcext:value-type="float">
            <text:p>466,73</text:p>
          </table:table-cell>
          <table:table-cell table:style-name="ce1" office:value-type="float" office:value="152" calcext:value-type="float">
            <text:p>152</text:p>
          </table:table-cell>
          <table:table-cell table:style-name="ce1" table:formula="of:=[.K110] * 4" office:value-type="float" office:value="608" calcext:value-type="float">
            <text:p>608</text:p>
          </table:table-cell>
          <table:table-cell table:formula="of:=MATCH([.L110];[.J$7:.J$217];-1) + 6" office:value-type="float" office:value="92" calcext:value-type="float">
            <text:p>92</text:p>
          </table:table-cell>
          <table:table-cell table:formula="of:=INDEX([.A$1:.A$1048576];[.M110]; )" office:value-type="float" office:value="30" calcext:value-type="float">
            <text:p>30</text:p>
          </table:table-cell>
          <table:table-cell table:style-name="ce1"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float" office:value="3800.7" calcext:value-type="float">
            <text:p>3800,7</text:p>
          </table:table-cell>
          <table:table-cell table:style-name="ce1" office:value-type="float" office:value="3723.3" calcext:value-type="float">
            <text:p>3723,3</text:p>
          </table:table-cell>
          <table:table-cell table:style-name="ce1" office:value-type="float" office:value="3878.1" calcext:value-type="float">
            <text:p>3878,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3.8" calcext:value-type="float">
            <text:p>3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11]-(([.I111]*[.H111])/([.B111]+[.H111])))" office:value-type="float" office:value="458.715323841311" calcext:value-type="float">
            <text:p>458,72</text:p>
          </table:table-cell>
          <table:table-cell table:style-name="ce1" office:value-type="float" office:value="151" calcext:value-type="float">
            <text:p>151</text:p>
          </table:table-cell>
          <table:table-cell table:style-name="ce1" table:formula="of:=[.K111] * 4" office:value-type="float" office:value="604" calcext:value-type="float">
            <text:p>604</text:p>
          </table:table-cell>
          <table:table-cell table:formula="of:=MATCH([.L111];[.J$7:.J$217];-1) + 6" office:value-type="float" office:value="92" calcext:value-type="float">
            <text:p>92</text:p>
          </table:table-cell>
          <table:table-cell table:formula="of:=INDEX([.A$1:.A$1048576];[.M111]; )" office:value-type="float" office:value="30" calcext:value-type="float">
            <text:p>30</text:p>
          </table:table-cell>
          <table:table-cell table:style-name="ce1" office:value-type="float" office:value="54" calcext:value-type="float">
            <text:p>54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3661" calcext:value-type="float">
            <text:p>3661</text:p>
          </table:table-cell>
          <table:table-cell table:style-name="ce1" office:value-type="float" office:value="3585.1" calcext:value-type="float">
            <text:p>3585,1</text:p>
          </table:table-cell>
          <table:table-cell table:style-name="ce1" office:value-type="float" office:value="3737" calcext:value-type="float">
            <text:p>3737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3.8" calcext:value-type="float">
            <text:p>3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12]-(([.I112]*[.H112])/([.B112]+[.H112])))" office:value-type="float" office:value="450.722166355409" calcext:value-type="float">
            <text:p>450,72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formula="of:=[.K112] * 4" office:value-type="float" office:value="600" calcext:value-type="float">
            <text:p>600</text:p>
          </table:table-cell>
          <table:table-cell table:formula="of:=MATCH([.L112];[.J$7:.J$217];-1) + 6" office:value-type="float" office:value="93" calcext:value-type="float">
            <text:p>93</text:p>
          </table:table-cell>
          <table:table-cell table:formula="of:=INDEX([.A$1:.A$1048576];[.M112]; )" office:value-type="float" office:value="31" calcext:value-type="float">
            <text:p>31</text:p>
          </table:table-cell>
          <table:table-cell table:style-name="ce1"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3525.8" calcext:value-type="float">
            <text:p>3525,8</text:p>
          </table:table-cell>
          <table:table-cell table:style-name="ce1" office:value-type="float" office:value="3451.3" calcext:value-type="float">
            <text:p>3451,3</text:p>
          </table:table-cell>
          <table:table-cell table:style-name="ce1" office:value-type="float" office:value="3600.3" calcext:value-type="float">
            <text:p>3600,3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3.7" calcext:value-type="float">
            <text:p>3,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13]-(([.I113]*[.H113])/([.B113]+[.H113])))" office:value-type="float" office:value="442.674939201266" calcext:value-type="float">
            <text:p>442,67</text:p>
          </table:table-cell>
          <table:table-cell table:style-name="ce1" office:value-type="float" office:value="149" calcext:value-type="float">
            <text:p>149</text:p>
          </table:table-cell>
          <table:table-cell table:style-name="ce1" table:formula="of:=[.K113] * 4" office:value-type="float" office:value="596" calcext:value-type="float">
            <text:p>596</text:p>
          </table:table-cell>
          <table:table-cell table:formula="of:=MATCH([.L113];[.J$7:.J$217];-1) + 6" office:value-type="float" office:value="93" calcext:value-type="float">
            <text:p>93</text:p>
          </table:table-cell>
          <table:table-cell table:formula="of:=INDEX([.A$1:.A$1048576];[.M113]; )" office:value-type="float" office:value="31" calcext:value-type="float">
            <text:p>31</text:p>
          </table:table-cell>
          <table:table-cell table:style-name="ce1" office:value-type="float" office:value="53" calcext:value-type="float">
            <text:p>53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float" office:value="3396.2" calcext:value-type="float">
            <text:p>3396,2</text:p>
          </table:table-cell>
          <table:table-cell table:style-name="ce1" office:value-type="float" office:value="3323.2" calcext:value-type="float">
            <text:p>3323,2</text:p>
          </table:table-cell>
          <table:table-cell table:style-name="ce1" office:value-type="float" office:value="3469.3" calcext:value-type="float">
            <text:p>3469,3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3.7" calcext:value-type="float">
            <text:p>3,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14]-(([.I114]*[.H114])/([.B114]+[.H114])))" office:value-type="float" office:value="434.65598399092" calcext:value-type="float">
            <text:p>434,66</text:p>
          </table:table-cell>
          <table:table-cell table:style-name="ce1" office:value-type="float" office:value="148" calcext:value-type="float">
            <text:p>148</text:p>
          </table:table-cell>
          <table:table-cell table:style-name="ce1" table:formula="of:=[.K114] * 4" office:value-type="float" office:value="592" calcext:value-type="float">
            <text:p>592</text:p>
          </table:table-cell>
          <table:table-cell table:formula="of:=MATCH([.L114];[.J$7:.J$217];-1) + 6" office:value-type="float" office:value="94" calcext:value-type="float">
            <text:p>94</text:p>
          </table:table-cell>
          <table:table-cell table:formula="of:=INDEX([.A$1:.A$1048576];[.M114]; )" office:value-type="float" office:value="32" calcext:value-type="float">
            <text:p>32</text:p>
          </table:table-cell>
          <table:table-cell table:style-name="ce1"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float" office:value="3272.2" calcext:value-type="float">
            <text:p>3272,2</text:p>
          </table:table-cell>
          <table:table-cell table:style-name="ce1" office:value-type="float" office:value="3200.6" calcext:value-type="float">
            <text:p>3200,6</text:p>
          </table:table-cell>
          <table:table-cell table:style-name="ce1" office:value-type="float" office:value="3343.7" calcext:value-type="float">
            <text:p>3343,7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3.7" calcext:value-type="float">
            <text:p>3,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15]-(([.I115]*[.H115])/([.B115]+[.H115])))" office:value-type="float" office:value="426.68747147074" calcext:value-type="float">
            <text:p>426,69</text:p>
          </table:table-cell>
          <table:table-cell table:style-name="ce1" office:value-type="float" office:value="147" calcext:value-type="float">
            <text:p>147</text:p>
          </table:table-cell>
          <table:table-cell table:style-name="ce1" table:formula="of:=[.K115] * 4" office:value-type="float" office:value="588" calcext:value-type="float">
            <text:p>588</text:p>
          </table:table-cell>
          <table:table-cell table:formula="of:=MATCH([.L115];[.J$7:.J$217];-1) + 6" office:value-type="float" office:value="94" calcext:value-type="float">
            <text:p>94</text:p>
          </table:table-cell>
          <table:table-cell table:formula="of:=INDEX([.A$1:.A$1048576];[.M115]; )" office:value-type="float" office:value="32" calcext:value-type="float">
            <text:p>32</text:p>
          </table:table-cell>
          <table:table-cell table:style-name="ce1" office:value-type="float" office:value="52" calcext:value-type="float">
            <text:p>52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float" office:value="3153.2" calcext:value-type="float">
            <text:p>3153,2</text:p>
          </table:table-cell>
          <table:table-cell table:style-name="ce1" office:value-type="float" office:value="3083.1" calcext:value-type="float">
            <text:p>3083,1</text:p>
          </table:table-cell>
          <table:table-cell table:style-name="ce1" office:value-type="float" office:value="3223.4" calcext:value-type="float">
            <text:p>3223,4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3.7" calcext:value-type="float">
            <text:p>3,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16]-(([.I116]*[.H116])/([.B116]+[.H116])))" office:value-type="float" office:value="418.752308932003" calcext:value-type="float">
            <text:p>418,75</text:p>
          </table:table-cell>
          <table:table-cell table:style-name="ce1" office:value-type="float" office:value="146" calcext:value-type="float">
            <text:p>146</text:p>
          </table:table-cell>
          <table:table-cell table:style-name="ce1" table:formula="of:=[.K116] * 4" office:value-type="float" office:value="584" calcext:value-type="float">
            <text:p>584</text:p>
          </table:table-cell>
          <table:table-cell table:formula="of:=MATCH([.L116];[.J$7:.J$217];-1) + 6" office:value-type="float" office:value="95" calcext:value-type="float">
            <text:p>95</text:p>
          </table:table-cell>
          <table:table-cell table:formula="of:=INDEX([.A$1:.A$1048576];[.M116]; )" office:value-type="float" office:value="33" calcext:value-type="float">
            <text:p>33</text:p>
          </table:table-cell>
          <table:table-cell table:style-name="ce1"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float" office:value="3039.3" calcext:value-type="float">
            <text:p>3039,3</text:p>
          </table:table-cell>
          <table:table-cell table:style-name="ce1" office:value-type="float" office:value="2970.5" calcext:value-type="float">
            <text:p>2970,5</text:p>
          </table:table-cell>
          <table:table-cell table:style-name="ce1" office:value-type="float" office:value="3108" calcext:value-type="float">
            <text:p>3108</text:p>
          </table:table-cell>
          <table:table-cell table:style-name="ce1" office:value-type="float" office:value="2.3" calcext:value-type="float">
            <text:p>2,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3.7" calcext:value-type="float">
            <text:p>3,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17]-(([.I117]*[.H117])/([.B117]+[.H117])))" office:value-type="float" office:value="410.878188443519" calcext:value-type="float">
            <text:p>410,88</text:p>
          </table:table-cell>
          <table:table-cell table:style-name="ce1" office:value-type="float" office:value="145" calcext:value-type="float">
            <text:p>145</text:p>
          </table:table-cell>
          <table:table-cell table:style-name="ce1" table:formula="of:=[.K117] * 4" office:value-type="float" office:value="580" calcext:value-type="float">
            <text:p>580</text:p>
          </table:table-cell>
          <table:table-cell table:formula="of:=MATCH([.L117];[.J$7:.J$217];-1) + 6" office:value-type="float" office:value="95" calcext:value-type="float">
            <text:p>95</text:p>
          </table:table-cell>
          <table:table-cell table:formula="of:=INDEX([.A$1:.A$1048576];[.M117]; )" office:value-type="float" office:value="33" calcext:value-type="float">
            <text:p>33</text:p>
          </table:table-cell>
          <table:table-cell table:style-name="ce1" office:value-type="float" office:value="51" calcext:value-type="float">
            <text:p>51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float" office:value="2930" calcext:value-type="float">
            <text:p>2930</text:p>
          </table:table-cell>
          <table:table-cell table:style-name="ce1" office:value-type="float" office:value="2862.7" calcext:value-type="float">
            <text:p>2862,7</text:p>
          </table:table-cell>
          <table:table-cell table:style-name="ce1" office:value-type="float" office:value="2997.3" calcext:value-type="float">
            <text:p>2997,3</text:p>
          </table:table-cell>
          <table:table-cell table:style-name="ce1" office:value-type="float" office:value="2.3" calcext:value-type="float">
            <text:p>2,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3.6" calcext:value-type="float">
            <text:p>3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18]-(([.I118]*[.H118])/([.B118]+[.H118])))" office:value-type="float" office:value="403.051364365971" calcext:value-type="float">
            <text:p>403,05</text:p>
          </table:table-cell>
          <table:table-cell table:style-name="ce1" office:value-type="float" office:value="144" calcext:value-type="float">
            <text:p>144</text:p>
          </table:table-cell>
          <table:table-cell table:style-name="ce1" table:formula="of:=[.K118] * 4" office:value-type="float" office:value="576" calcext:value-type="float">
            <text:p>576</text:p>
          </table:table-cell>
          <table:table-cell table:formula="of:=MATCH([.L118];[.J$7:.J$217];-1) + 6" office:value-type="float" office:value="96" calcext:value-type="float">
            <text:p>96</text:p>
          </table:table-cell>
          <table:table-cell table:formula="of:=INDEX([.A$1:.A$1048576];[.M118]; )" office:value-type="float" office:value="34" calcext:value-type="float">
            <text:p>34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float" office:value="2825.2" calcext:value-type="float">
            <text:p>2825,2</text:p>
          </table:table-cell>
          <table:table-cell table:style-name="ce1" office:value-type="float" office:value="2759.3" calcext:value-type="float">
            <text:p>2759,3</text:p>
          </table:table-cell>
          <table:table-cell table:style-name="ce1" office:value-type="float" office:value="2891.2" calcext:value-type="float">
            <text:p>2891,2</text:p>
          </table:table-cell>
          <table:table-cell table:style-name="ce1" office:value-type="float" office:value="2.3" calcext:value-type="float">
            <text:p>2,3</text:p>
          </table:table-cell>
          <table:table-cell table:style-name="ce1" office:value-type="float" office:value="0.6" calcext:value-type="float">
            <text:p>0,6</text:p>
          </table:table-cell>
          <table:table-cell table:style-name="ce1" office:value-type="float" office:value="3.6" calcext:value-type="float">
            <text:p>3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19]-(([.I119]*[.H119])/([.B119]+[.H119])))" office:value-type="float" office:value="395.284464180761" calcext:value-type="float">
            <text:p>395,28</text:p>
          </table:table-cell>
          <table:table-cell table:style-name="ce1" office:value-type="float" office:value="143" calcext:value-type="float">
            <text:p>143</text:p>
          </table:table-cell>
          <table:table-cell table:style-name="ce1" table:formula="of:=[.K119] * 4" office:value-type="float" office:value="572" calcext:value-type="float">
            <text:p>572</text:p>
          </table:table-cell>
          <table:table-cell table:formula="of:=MATCH([.L119];[.J$7:.J$217];-1) + 6" office:value-type="float" office:value="96" calcext:value-type="float">
            <text:p>96</text:p>
          </table:table-cell>
          <table:table-cell table:formula="of:=INDEX([.A$1:.A$1048576];[.M119]; )" office:value-type="float" office:value="34" calcext:value-type="float">
            <text:p>34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float" office:value="2724.8" calcext:value-type="float">
            <text:p>2724,8</text:p>
          </table:table-cell>
          <table:table-cell table:style-name="ce1" office:value-type="float" office:value="2660.2" calcext:value-type="float">
            <text:p>2660,2</text:p>
          </table:table-cell>
          <table:table-cell table:style-name="ce1" office:value-type="float" office:value="2789.4" calcext:value-type="float">
            <text:p>2789,4</text:p>
          </table:table-cell>
          <table:table-cell table:style-name="ce1" office:value-type="float" office:value="2.4" calcext:value-type="float">
            <text:p>2,4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3.6" calcext:value-type="float">
            <text:p>3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20]-(([.I120]*[.H120])/([.B120]+[.H120])))" office:value-type="float" office:value="387.590227061479" calcext:value-type="float">
            <text:p>387,59</text:p>
          </table:table-cell>
          <table:table-cell table:style-name="ce1" office:value-type="float" office:value="142" calcext:value-type="float">
            <text:p>142</text:p>
          </table:table-cell>
          <table:table-cell table:style-name="ce1" table:formula="of:=[.K120] * 4" office:value-type="float" office:value="568" calcext:value-type="float">
            <text:p>568</text:p>
          </table:table-cell>
          <table:table-cell table:formula="of:=MATCH([.L120];[.J$7:.J$217];-1) + 6" office:value-type="float" office:value="97" calcext:value-type="float">
            <text:p>97</text:p>
          </table:table-cell>
          <table:table-cell table:formula="of:=INDEX([.A$1:.A$1048576];[.M120]; )" office:value-type="float" office:value="35" calcext:value-type="float">
            <text:p>35</text:p>
          </table:table-cell>
          <table:table-cell table:style-name="ce1"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float" office:value="2628.4" calcext:value-type="float">
            <text:p>2628,4</text:p>
          </table:table-cell>
          <table:table-cell table:style-name="ce1" office:value-type="float" office:value="2565.1" calcext:value-type="float">
            <text:p>2565,1</text:p>
          </table:table-cell>
          <table:table-cell table:style-name="ce1" office:value-type="float" office:value="2691.6" calcext:value-type="float">
            <text:p>2691,6</text:p>
          </table:table-cell>
          <table:table-cell table:style-name="ce1" office:value-type="float" office:value="2.4" calcext:value-type="float">
            <text:p>2,4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3.6" calcext:value-type="float">
            <text:p>3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21]-(([.I121]*[.H121])/([.B121]+[.H121])))" office:value-type="float" office:value="379.957290331287" calcext:value-type="float">
            <text:p>379,96</text:p>
          </table:table-cell>
          <table:table-cell table:style-name="ce1" office:value-type="float" office:value="141" calcext:value-type="float">
            <text:p>141</text:p>
          </table:table-cell>
          <table:table-cell table:style-name="ce1" table:formula="of:=[.K121] * 4" office:value-type="float" office:value="564" calcext:value-type="float">
            <text:p>564</text:p>
          </table:table-cell>
          <table:table-cell table:formula="of:=MATCH([.L121];[.J$7:.J$217];-1) + 6" office:value-type="float" office:value="97" calcext:value-type="float">
            <text:p>97</text:p>
          </table:table-cell>
          <table:table-cell table:formula="of:=INDEX([.A$1:.A$1048576];[.M121]; )" office:value-type="float" office:value="35" calcext:value-type="float">
            <text:p>35</text:p>
          </table:table-cell>
          <table:table-cell table:style-name="ce1" office:value-type="float" office:value="49" calcext:value-type="float">
            <text:p>49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2535.9" calcext:value-type="float">
            <text:p>2535,9</text:p>
          </table:table-cell>
          <table:table-cell table:style-name="ce1" office:value-type="float" office:value="2474" calcext:value-type="float">
            <text:p>2474</text:p>
          </table:table-cell>
          <table:table-cell table:style-name="ce1" office:value-type="float" office:value="2597.8" calcext:value-type="float">
            <text:p>2597,8</text:p>
          </table:table-cell>
          <table:table-cell table:style-name="ce1" office:value-type="float" office:value="2.4" calcext:value-type="float">
            <text:p>2,4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3.6" calcext:value-type="float">
            <text:p>3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22]-(([.I122]*[.H122])/([.B122]+[.H122])))" office:value-type="float" office:value="372.396082866396" calcext:value-type="float">
            <text:p>372,40</text:p>
          </table:table-cell>
          <table:table-cell table:style-name="ce1" office:value-type="float" office:value="140" calcext:value-type="float">
            <text:p>140</text:p>
          </table:table-cell>
          <table:table-cell table:style-name="ce1" table:formula="of:=[.K122] * 4" office:value-type="float" office:value="560" calcext:value-type="float">
            <text:p>560</text:p>
          </table:table-cell>
          <table:table-cell table:formula="of:=MATCH([.L122];[.J$7:.J$217];-1) + 6" office:value-type="float" office:value="98" calcext:value-type="float">
            <text:p>98</text:p>
          </table:table-cell>
          <table:table-cell table:formula="of:=INDEX([.A$1:.A$1048576];[.M122]; )" office:value-type="float" office:value="36" calcext:value-type="float">
            <text:p>36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47.6" calcext:value-type="float">
            <text:p>2447,6</text:p>
          </table:table-cell>
          <table:table-cell table:style-name="ce1" office:value-type="float" office:value="2387" calcext:value-type="float">
            <text:p>2387</text:p>
          </table:table-cell>
          <table:table-cell table:style-name="ce1" office:value-type="float" office:value="2508.3" calcext:value-type="float">
            <text:p>2508,3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3.5" calcext:value-type="float">
            <text:p>3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23]-(([.I123]*[.H123])/([.B123]+[.H123])))" office:value-type="float" office:value="364.951144825666" calcext:value-type="float">
            <text:p>364,95</text:p>
          </table:table-cell>
          <table:table-cell table:style-name="ce1" office:value-type="float" office:value="139" calcext:value-type="float">
            <text:p>139</text:p>
          </table:table-cell>
          <table:table-cell table:style-name="ce1" table:formula="of:=[.K123] * 4" office:value-type="float" office:value="556" calcext:value-type="float">
            <text:p>556</text:p>
          </table:table-cell>
          <table:table-cell table:formula="of:=MATCH([.L123];[.J$7:.J$217];-1) + 6" office:value-type="float" office:value="98" calcext:value-type="float">
            <text:p>98</text:p>
          </table:table-cell>
          <table:table-cell table:formula="of:=INDEX([.A$1:.A$1048576];[.M123]; )" office:value-type="float" office:value="36" calcext:value-type="float">
            <text:p>36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float" office:value="2362.9" calcext:value-type="float">
            <text:p>2362,9</text:p>
          </table:table-cell>
          <table:table-cell table:style-name="ce1" office:value-type="float" office:value="2303.5" calcext:value-type="float">
            <text:p>2303,5</text:p>
          </table:table-cell>
          <table:table-cell table:style-name="ce1" office:value-type="float" office:value="2422.3" calcext:value-type="float">
            <text:p>2422,3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3.5" calcext:value-type="float">
            <text:p>3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24]-(([.I124]*[.H124])/([.B124]+[.H124])))" office:value-type="float" office:value="357.591569690441" calcext:value-type="float">
            <text:p>357,59</text:p>
          </table:table-cell>
          <table:table-cell table:style-name="ce1" office:value-type="float" office:value="138" calcext:value-type="float">
            <text:p>138</text:p>
          </table:table-cell>
          <table:table-cell table:style-name="ce1" table:formula="of:=[.K124] * 4" office:value-type="float" office:value="552" calcext:value-type="float">
            <text:p>552</text:p>
          </table:table-cell>
          <table:table-cell table:formula="of:=MATCH([.L124];[.J$7:.J$217];-1) + 6" office:value-type="float" office:value="99" calcext:value-type="float">
            <text:p>99</text:p>
          </table:table-cell>
          <table:table-cell table:formula="of:=INDEX([.A$1:.A$1048576];[.M124]; )" office:value-type="float" office:value="37" calcext:value-type="float">
            <text:p>37</text:p>
          </table:table-cell>
          <table:table-cell table:style-name="ce1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1" office:value-type="float" office:value="2281.5" calcext:value-type="float">
            <text:p>2281,5</text:p>
          </table:table-cell>
          <table:table-cell table:style-name="ce1" office:value-type="float" office:value="2223.4" calcext:value-type="float">
            <text:p>2223,4</text:p>
          </table:table-cell>
          <table:table-cell table:style-name="ce1" office:value-type="float" office:value="2339.7" calcext:value-type="float">
            <text:p>2339,7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3.5" calcext:value-type="float">
            <text:p>3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25]-(([.I125]*[.H125])/([.B125]+[.H125])))" office:value-type="float" office:value="350.308250470304" calcext:value-type="float">
            <text:p>350,31</text:p>
          </table:table-cell>
          <table:table-cell table:style-name="ce1" office:value-type="float" office:value="137" calcext:value-type="float">
            <text:p>137</text:p>
          </table:table-cell>
          <table:table-cell table:style-name="ce1" table:formula="of:=[.K125] * 4" office:value-type="float" office:value="548" calcext:value-type="float">
            <text:p>548</text:p>
          </table:table-cell>
          <table:table-cell table:formula="of:=MATCH([.L125];[.J$7:.J$217];-1) + 6" office:value-type="float" office:value="99" calcext:value-type="float">
            <text:p>99</text:p>
          </table:table-cell>
          <table:table-cell table:formula="of:=INDEX([.A$1:.A$1048576];[.M125]; )" office:value-type="float" office:value="37" calcext:value-type="float">
            <text:p>37</text:p>
          </table:table-cell>
          <table:table-cell table:style-name="ce1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2203.4" calcext:value-type="float">
            <text:p>2203,4</text:p>
          </table:table-cell>
          <table:table-cell table:style-name="ce1" office:value-type="float" office:value="2146.5" calcext:value-type="float">
            <text:p>2146,5</text:p>
          </table:table-cell>
          <table:table-cell table:style-name="ce1" office:value-type="float" office:value="2260.3" calcext:value-type="float">
            <text:p>2260,3</text:p>
          </table:table-cell>
          <table:table-cell table:style-name="ce1" office:value-type="float" office:value="2.6" calcext:value-type="float">
            <text:p>2,6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float" office:value="3.5" calcext:value-type="float">
            <text:p>3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26]-(([.I126]*[.H126])/([.B126]+[.H126])))" office:value-type="float" office:value="343.117672711415" calcext:value-type="float">
            <text:p>343,12</text:p>
          </table:table-cell>
          <table:table-cell table:style-name="ce1" office:value-type="float" office:value="136" calcext:value-type="float">
            <text:p>136</text:p>
          </table:table-cell>
          <table:table-cell table:style-name="ce1" table:formula="of:=[.K126] * 4" office:value-type="float" office:value="544" calcext:value-type="float">
            <text:p>544</text:p>
          </table:table-cell>
          <table:table-cell table:formula="of:=MATCH([.L126];[.J$7:.J$217];-1) + 6" office:value-type="float" office:value="100" calcext:value-type="float">
            <text:p>100</text:p>
          </table:table-cell>
          <table:table-cell table:formula="of:=INDEX([.A$1:.A$1048576];[.M126]; )" office:value-type="float" office:value="38" calcext:value-type="float">
            <text:p>38</text:p>
          </table:table-cell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1" office:value-type="float" office:value="2128.3" calcext:value-type="float">
            <text:p>2128,3</text:p>
          </table:table-cell>
          <table:table-cell table:style-name="ce1" office:value-type="float" office:value="2072.6" calcext:value-type="float">
            <text:p>2072,6</text:p>
          </table:table-cell>
          <table:table-cell table:style-name="ce1" office:value-type="float" office:value="2184" calcext:value-type="float">
            <text:p>2184</text:p>
          </table:table-cell>
          <table:table-cell table:style-name="ce1" office:value-type="float" office:value="2.6" calcext:value-type="float">
            <text:p>2,6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3.5" calcext:value-type="float">
            <text:p>3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27]-(([.I127]*[.H127])/([.B127]+[.H127])))" office:value-type="float" office:value="336.008160934363" calcext:value-type="float">
            <text:p>336,01</text:p>
          </table:table-cell>
          <table:table-cell table:style-name="ce1" office:value-type="float" office:value="135" calcext:value-type="float">
            <text:p>135</text:p>
          </table:table-cell>
          <table:table-cell table:style-name="ce1" table:formula="of:=[.K127] * 4" office:value-type="float" office:value="540" calcext:value-type="float">
            <text:p>540</text:p>
          </table:table-cell>
          <table:table-cell table:formula="of:=MATCH([.L127];[.J$7:.J$217];-1) + 6" office:value-type="float" office:value="100" calcext:value-type="float">
            <text:p>100</text:p>
          </table:table-cell>
          <table:table-cell table:formula="of:=INDEX([.A$1:.A$1048576];[.M127]; )" office:value-type="float" office:value="38" calcext:value-type="float">
            <text:p>38</text:p>
          </table:table-cell>
          <table:table-cell table:style-name="ce1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2056.1" calcext:value-type="float">
            <text:p>2056,1</text:p>
          </table:table-cell>
          <table:table-cell table:style-name="ce1" office:value-type="float" office:value="2001.6" calcext:value-type="float">
            <text:p>2001,6</text:p>
          </table:table-cell>
          <table:table-cell table:style-name="ce1" office:value-type="float" office:value="2110.6" calcext:value-type="float">
            <text:p>2110,6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3.5" calcext:value-type="float">
            <text:p>3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28]-(([.I128]*[.H128])/([.B128]+[.H128])))" office:value-type="float" office:value="328.985213121488" calcext:value-type="float">
            <text:p>328,99</text:p>
          </table:table-cell>
          <table:table-cell table:style-name="ce1" office:value-type="float" office:value="134" calcext:value-type="float">
            <text:p>134</text:p>
          </table:table-cell>
          <table:table-cell table:style-name="ce1" table:formula="of:=[.K128] * 4" office:value-type="float" office:value="536" calcext:value-type="float">
            <text:p>536</text:p>
          </table:table-cell>
          <table:table-cell table:formula="of:=MATCH([.L128];[.J$7:.J$217];-1) + 6" office:value-type="float" office:value="101" calcext:value-type="float">
            <text:p>101</text:p>
          </table:table-cell>
          <table:table-cell table:formula="of:=INDEX([.A$1:.A$1048576];[.M128]; )" office:value-type="float" office:value="39" calcext:value-type="float">
            <text:p>39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float" office:value="1986.7" calcext:value-type="float">
            <text:p>1986,7</text:p>
          </table:table-cell>
          <table:table-cell table:style-name="ce1" office:value-type="float" office:value="1933.3" calcext:value-type="float">
            <text:p>1933,3</text:p>
          </table:table-cell>
          <table:table-cell table:style-name="ce1" office:value-type="float" office:value="2040.1" calcext:value-type="float">
            <text:p>2040,1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3.4" calcext:value-type="float">
            <text:p>3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29]-(([.I129]*[.H129])/([.B129]+[.H129])))" office:value-type="float" office:value="322.053814288687" calcext:value-type="float">
            <text:p>322,05</text:p>
          </table:table-cell>
          <table:table-cell table:style-name="ce1" office:value-type="float" office:value="133" calcext:value-type="float">
            <text:p>133</text:p>
          </table:table-cell>
          <table:table-cell table:style-name="ce1" table:formula="of:=[.K129] * 4" office:value-type="float" office:value="532" calcext:value-type="float">
            <text:p>532</text:p>
          </table:table-cell>
          <table:table-cell table:formula="of:=MATCH([.L129];[.J$7:.J$217];-1) + 6" office:value-type="float" office:value="101" calcext:value-type="float">
            <text:p>101</text:p>
          </table:table-cell>
          <table:table-cell table:formula="of:=INDEX([.A$1:.A$1048576];[.M129]; )" office:value-type="float" office:value="39" calcext:value-type="float">
            <text:p>39</text:p>
          </table:table-cell>
          <table:table-cell table:style-name="ce1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1867.8" calcext:value-type="float">
            <text:p>1867,8</text:p>
          </table:table-cell>
          <table:table-cell table:style-name="ce1" office:value-type="float" office:value="1972.2" calcext:value-type="float">
            <text:p>1972,2</text:p>
          </table:table-cell>
          <table:table-cell table:style-name="ce1" office:value-type="float" office:value="2.7" calcext:value-type="float">
            <text:p>2,7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3.4" calcext:value-type="float">
            <text:p>3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30]-(([.I130]*[.H130])/([.B130]+[.H130])))" office:value-type="float" office:value="315.218390804598" calcext:value-type="float">
            <text:p>315,22</text:p>
          </table:table-cell>
          <table:table-cell table:style-name="ce1" office:value-type="float" office:value="132" calcext:value-type="float">
            <text:p>132</text:p>
          </table:table-cell>
          <table:table-cell table:style-name="ce1" table:formula="of:=[.K130] * 4" office:value-type="float" office:value="528" calcext:value-type="float">
            <text:p>528</text:p>
          </table:table-cell>
          <table:table-cell table:formula="of:=MATCH([.L130];[.J$7:.J$217];-1) + 6" office:value-type="float" office:value="102" calcext:value-type="float">
            <text:p>102</text:p>
          </table:table-cell>
          <table:table-cell table:formula="of:=INDEX([.A$1:.A$1048576];[.M130]; )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float" office:value="1855.9" calcext:value-type="float">
            <text:p>1855,9</text:p>
          </table:table-cell>
          <table:table-cell table:style-name="ce1" office:value-type="float" office:value="1804.8" calcext:value-type="float">
            <text:p>1804,8</text:p>
          </table:table-cell>
          <table:table-cell table:style-name="ce1" office:value-type="float" office:value="1907" calcext:value-type="float">
            <text:p>1907</text:p>
          </table:table-cell>
          <table:table-cell table:style-name="ce1" office:value-type="float" office:value="2.8" calcext:value-type="float">
            <text:p>2,8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3.4" calcext:value-type="float">
            <text:p>3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31]-(([.I131]*[.H131])/([.B131]+[.H131])))" office:value-type="float" office:value="308.482767315115" calcext:value-type="float">
            <text:p>308,48</text:p>
          </table:table-cell>
          <table:table-cell table:style-name="ce1" office:value-type="float" office:value="131" calcext:value-type="float">
            <text:p>131</text:p>
          </table:table-cell>
          <table:table-cell table:style-name="ce1" table:formula="of:=[.K131] * 4" office:value-type="float" office:value="524" calcext:value-type="float">
            <text:p>524</text:p>
          </table:table-cell>
          <table:table-cell table:formula="of:=MATCH([.L131];[.J$7:.J$217];-1) + 6" office:value-type="float" office:value="102" calcext:value-type="float">
            <text:p>102</text:p>
          </table:table-cell>
          <table:table-cell table:formula="of:=INDEX([.A$1:.A$1048576];[.M131]; )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1794.2" calcext:value-type="float">
            <text:p>1794,2</text:p>
          </table:table-cell>
          <table:table-cell table:style-name="ce1" office:value-type="float" office:value="1744.2" calcext:value-type="float">
            <text:p>1744,2</text:p>
          </table:table-cell>
          <table:table-cell table:style-name="ce1" office:value-type="float" office:value="1844.2" calcext:value-type="float">
            <text:p>1844,2</text:p>
          </table:table-cell>
          <table:table-cell table:style-name="ce1" office:value-type="float" office:value="2.8" calcext:value-type="float">
            <text:p>2,8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3.4" calcext:value-type="float">
            <text:p>3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32]-(([.I132]*[.H132])/([.B132]+[.H132])))" office:value-type="float" office:value="301.839228927015" calcext:value-type="float">
            <text:p>301,84</text:p>
          </table:table-cell>
          <table:table-cell table:style-name="ce1" office:value-type="float" office:value="130" calcext:value-type="float">
            <text:p>130</text:p>
          </table:table-cell>
          <table:table-cell table:style-name="ce1" table:formula="of:=[.K132] * 4" office:value-type="float" office:value="520" calcext:value-type="float">
            <text:p>520</text:p>
          </table:table-cell>
          <table:table-cell table:formula="of:=MATCH([.L132];[.J$7:.J$217];-1) + 6" office:value-type="float" office:value="103" calcext:value-type="float">
            <text:p>103</text:p>
          </table:table-cell>
          <table:table-cell table:formula="of:=INDEX([.A$1:.A$1048576];[.M132]; )" office:value-type="float" office:value="41" calcext:value-type="float">
            <text:p>41</text:p>
          </table:table-cell>
          <table:table-cell table:style-name="ce1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float" office:value="1734.7" calcext:value-type="float">
            <text:p>1734,7</text:p>
          </table:table-cell>
          <table:table-cell table:style-name="ce1" office:value-type="float" office:value="1685.8" calcext:value-type="float">
            <text:p>1685,8</text:p>
          </table:table-cell>
          <table:table-cell table:style-name="ce1" office:value-type="float" office:value="1783.7" calcext:value-type="float">
            <text:p>1783,7</text:p>
          </table:table-cell>
          <table:table-cell table:style-name="ce1" office:value-type="float" office:value="2.8" calcext:value-type="float">
            <text:p>2,8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3.4" calcext:value-type="float">
            <text:p>3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33]-(([.I133]*[.H133])/([.B133]+[.H133])))" office:value-type="float" office:value="295.278348263054" calcext:value-type="float">
            <text:p>295,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table:formula="of:=[.K133] * 4" office:value-type="float" office:value="516" calcext:value-type="float">
            <text:p>516</text:p>
          </table:table-cell>
          <table:table-cell table:formula="of:=MATCH([.L133];[.J$7:.J$217];-1) + 6" office:value-type="float" office:value="103" calcext:value-type="float">
            <text:p>103</text:p>
          </table:table-cell>
          <table:table-cell table:formula="of:=INDEX([.A$1:.A$1048576];[.M133]; )" office:value-type="float" office:value="41" calcext:value-type="float">
            <text:p>41</text:p>
          </table:table-cell>
          <table:table-cell table:style-name="ce1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float" office:value="1677.5" calcext:value-type="float">
            <text:p>1677,5</text:p>
          </table:table-cell>
          <table:table-cell table:style-name="ce1" office:value-type="float" office:value="1629.6" calcext:value-type="float">
            <text:p>1629,6</text:p>
          </table:table-cell>
          <table:table-cell table:style-name="ce1" office:value-type="float" office:value="1725.4" calcext:value-type="float">
            <text:p>1725,4</text:p>
          </table:table-cell>
          <table:table-cell table:style-name="ce1" office:value-type="float" office:value="2.9" calcext:value-type="float">
            <text:p>2,9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3.3" calcext:value-type="float">
            <text:p>3,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34]-(([.I134]*[.H134])/([.B134]+[.H134])))" office:value-type="float" office:value="288.82320441989" calcext:value-type="float">
            <text:p>288,82</text:p>
          </table:table-cell>
          <table:table-cell table:style-name="ce1" office:value-type="float" office:value="128" calcext:value-type="float">
            <text:p>128</text:p>
          </table:table-cell>
          <table:table-cell table:style-name="ce1" table:formula="of:=[.K134] * 4" office:value-type="float" office:value="512" calcext:value-type="float">
            <text:p>512</text:p>
          </table:table-cell>
          <table:table-cell table:formula="of:=MATCH([.L134];[.J$7:.J$217];-1) + 6" office:value-type="float" office:value="104" calcext:value-type="float">
            <text:p>104</text:p>
          </table:table-cell>
          <table:table-cell table:formula="of:=INDEX([.A$1:.A$1048576];[.M134]; )" office:value-type="float" office:value="42" calcext:value-type="float">
            <text:p>42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float" office:value="1622.4" calcext:value-type="float">
            <text:p>1622,4</text:p>
          </table:table-cell>
          <table:table-cell table:style-name="ce1" office:value-type="float" office:value="1575.6" calcext:value-type="float">
            <text:p>1575,6</text:p>
          </table:table-cell>
          <table:table-cell table:style-name="ce1" office:value-type="float" office:value="1669.2" calcext:value-type="float">
            <text:p>1669,2</text:p>
          </table:table-cell>
          <table:table-cell table:style-name="ce1" office:value-type="float" office:value="2.9" calcext:value-type="float">
            <text:p>2,9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3.3" calcext:value-type="float">
            <text:p>3,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35]-(([.I135]*[.H135])/([.B135]+[.H135])))" office:value-type="float" office:value="282.463188688445" calcext:value-type="float">
            <text:p>282,46</text:p>
          </table:table-cell>
          <table:table-cell table:style-name="ce1" office:value-type="float" office:value="127" calcext:value-type="float">
            <text:p>127</text:p>
          </table:table-cell>
          <table:table-cell table:style-name="ce1" table:formula="of:=[.K135] * 4" office:value-type="float" office:value="508" calcext:value-type="float">
            <text:p>508</text:p>
          </table:table-cell>
          <table:table-cell table:formula="of:=MATCH([.L135];[.J$7:.J$217];-1) + 6" office:value-type="float" office:value="104" calcext:value-type="float">
            <text:p>104</text:p>
          </table:table-cell>
          <table:table-cell table:formula="of:=INDEX([.A$1:.A$1048576];[.M135]; )" office:value-type="float" office:value="42" calcext:value-type="float">
            <text:p>42</text:p>
          </table:table-cell>
          <table:table-cell table:style-name="ce1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float" office:value="1569.4" calcext:value-type="float">
            <text:p>1569,4</text:p>
          </table:table-cell>
          <table:table-cell table:style-name="ce1" office:value-type="float" office:value="1523.5" calcext:value-type="float">
            <text:p>1523,5</text:p>
          </table:table-cell>
          <table:table-cell table:style-name="ce1" office:value-type="float" office:value="1615.2" calcext:value-type="float">
            <text:p>1615,2</text:p>
          </table:table-cell>
          <table:table-cell table:style-name="ce1" office:value-type="float" office:value="2.9" calcext:value-type="float">
            <text:p>2,9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3.3" calcext:value-type="float">
            <text:p>3,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36]-(([.I136]*[.H136])/([.B136]+[.H136])))" office:value-type="float" office:value="276.209758902534" calcext:value-type="float">
            <text:p>276,21</text:p>
          </table:table-cell>
          <table:table-cell table:style-name="ce1" office:value-type="float" office:value="126" calcext:value-type="float">
            <text:p>126</text:p>
          </table:table-cell>
          <table:table-cell table:style-name="ce1" table:formula="of:=[.K136] * 4" office:value-type="float" office:value="504" calcext:value-type="float">
            <text:p>504</text:p>
          </table:table-cell>
          <table:table-cell table:formula="of:=MATCH([.L136];[.J$7:.J$217];-1) + 6" office:value-type="float" office:value="105" calcext:value-type="float">
            <text:p>105</text:p>
          </table:table-cell>
          <table:table-cell table:formula="of:=INDEX([.A$1:.A$1048576];[.M136]; )" office:value-type="float" office:value="43" calcext:value-type="float">
            <text:p>43</text:p>
          </table:table-cell>
          <table:table-cell table:style-name="ce1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518.3" calcext:value-type="float">
            <text:p>1518,3</text:p>
          </table:table-cell>
          <table:table-cell table:style-name="ce1" office:value-type="float" office:value="1473.5" calcext:value-type="float">
            <text:p>1473,5</text:p>
          </table:table-cell>
          <table:table-cell table:style-name="ce1" office:value-type="float" office:value="1563.2" calcext:value-type="float">
            <text:p>1563,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3.3" calcext:value-type="float">
            <text:p>3,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37]-(([.I137]*[.H137])/([.B137]+[.H137])))" office:value-type="float" office:value="270.050245937364" calcext:value-type="float">
            <text:p>270,05</text:p>
          </table:table-cell>
          <table:table-cell table:style-name="ce1" office:value-type="float" office:value="125" calcext:value-type="float">
            <text:p>125</text:p>
          </table:table-cell>
          <table:table-cell table:style-name="ce1" table:formula="of:=[.K137] * 4" office:value-type="float" office:value="500" calcext:value-type="float">
            <text:p>500</text:p>
          </table:table-cell>
          <table:table-cell table:formula="of:=MATCH([.L137];[.J$7:.J$217];-1) + 6" office:value-type="float" office:value="105" calcext:value-type="float">
            <text:p>105</text:p>
          </table:table-cell>
          <table:table-cell table:formula="of:=INDEX([.A$1:.A$1048576];[.M137]; )" office:value-type="float" office:value="43" calcext:value-type="float">
            <text:p>43</text:p>
          </table:table-cell>
          <table:table-cell table:style-name="ce1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style-name="ce1" office:value-type="float" office:value="1469.2" calcext:value-type="float">
            <text:p>1469,2</text:p>
          </table:table-cell>
          <table:table-cell table:style-name="ce1" office:value-type="float" office:value="1425.3" calcext:value-type="float">
            <text:p>1425,3</text:p>
          </table:table-cell>
          <table:table-cell table:style-name="ce1" office:value-type="float" office:value="1513.1" calcext:value-type="float">
            <text:p>1513,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3.3" calcext:value-type="float">
            <text:p>3,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38]-(([.I138]*[.H138])/([.B138]+[.H138])))" office:value-type="float" office:value="264.007464564287" calcext:value-type="float">
            <text:p>264,01</text:p>
          </table:table-cell>
          <table:table-cell table:style-name="ce1" office:value-type="float" office:value="124" calcext:value-type="float">
            <text:p>124</text:p>
          </table:table-cell>
          <table:table-cell table:style-name="ce1" table:formula="of:=[.K138] * 4" office:value-type="float" office:value="496" calcext:value-type="float">
            <text:p>496</text:p>
          </table:table-cell>
          <table:table-cell table:formula="of:=MATCH([.L138];[.J$7:.J$217];-1) + 6" office:value-type="float" office:value="106" calcext:value-type="float">
            <text:p>106</text:p>
          </table:table-cell>
          <table:table-cell table:formula="of:=INDEX([.A$1:.A$1048576];[.M138]; )" office:value-type="float" office:value="44" calcext:value-type="float">
            <text:p>44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float" office:value="1421.9" calcext:value-type="float">
            <text:p>1421,9</text:p>
          </table:table-cell>
          <table:table-cell table:style-name="ce1" office:value-type="float" office:value="1379" calcext:value-type="float">
            <text:p>1379</text:p>
          </table:table-cell>
          <table:table-cell table:style-name="ce1" office:value-type="float" office:value="1464.8" calcext:value-type="float">
            <text:p>1464,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3.3" calcext:value-type="float">
            <text:p>3,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39]-(([.I139]*[.H139])/([.B139]+[.H139])))" office:value-type="float" office:value="258.067366949745" calcext:value-type="float">
            <text:p>258,07</text:p>
          </table:table-cell>
          <table:table-cell table:style-name="ce1" office:value-type="float" office:value="123" calcext:value-type="float">
            <text:p>123</text:p>
          </table:table-cell>
          <table:table-cell table:style-name="ce1" table:formula="of:=[.K139] * 4" office:value-type="float" office:value="492" calcext:value-type="float">
            <text:p>492</text:p>
          </table:table-cell>
          <table:table-cell table:formula="of:=MATCH([.L139];[.J$7:.J$217];-1) + 6" office:value-type="float" office:value="106" calcext:value-type="float">
            <text:p>106</text:p>
          </table:table-cell>
          <table:table-cell table:formula="of:=INDEX([.A$1:.A$1048576];[.M139]; )" office:value-type="float" office:value="44" calcext:value-type="float">
            <text:p>44</text:p>
          </table:table-cell>
          <table:table-cell table:style-name="ce1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76.3" calcext:value-type="float">
            <text:p>1376,3</text:p>
          </table:table-cell>
          <table:table-cell table:style-name="ce1" office:value-type="float" office:value="1334.3" calcext:value-type="float">
            <text:p>1334,3</text:p>
          </table:table-cell>
          <table:table-cell table:style-name="ce1" office:value-type="float" office:value="1418.3" calcext:value-type="float">
            <text:p>1418,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" calcext:value-type="float">
            <text:p>0,9</text:p>
          </table:table-cell>
          <table:table-cell table:style-name="ce1" office:value-type="float" office:value="3.2" calcext:value-type="float">
            <text:p>3,2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40]-(([.I140]*[.H140])/([.B140]+[.H140])))" office:value-type="float" office:value="252.22699570173" calcext:value-type="float">
            <text:p>252,23</text:p>
          </table:table-cell>
          <table:table-cell table:style-name="ce1" office:value-type="float" office:value="122" calcext:value-type="float">
            <text:p>122</text:p>
          </table:table-cell>
          <table:table-cell table:style-name="ce1" table:formula="of:=[.K140] * 4" office:value-type="float" office:value="488" calcext:value-type="float">
            <text:p>488</text:p>
          </table:table-cell>
          <table:table-cell table:formula="of:=MATCH([.L140];[.J$7:.J$217];-1) + 6" office:value-type="float" office:value="107" calcext:value-type="float">
            <text:p>107</text:p>
          </table:table-cell>
          <table:table-cell table:formula="of:=INDEX([.A$1:.A$1048576];[.M140]; )" office:value-type="float" office:value="45" calcext:value-type="float">
            <text:p>45</text:p>
          </table:table-cell>
          <table:table-cell table:style-name="ce1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float" office:value="1332.4" calcext:value-type="float">
            <text:p>1332,4</text:p>
          </table:table-cell>
          <table:table-cell table:style-name="ce1" office:value-type="float" office:value="1291.3" calcext:value-type="float">
            <text:p>1291,3</text:p>
          </table:table-cell>
          <table:table-cell table:style-name="ce1" office:value-type="float" office:value="1373.4" calcext:value-type="float">
            <text:p>1373,4</text:p>
          </table:table-cell>
          <table:table-cell table:style-name="ce1" office:value-type="float" office:value="3.1" calcext:value-type="float">
            <text:p>3,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2" calcext:value-type="float">
            <text:p>3,2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41]-(([.I141]*[.H141])/([.B141]+[.H141])))" office:value-type="float" office:value="246.495725757706" calcext:value-type="float">
            <text:p>246,50</text:p>
          </table:table-cell>
          <table:table-cell table:style-name="ce1" office:value-type="float" office:value="121" calcext:value-type="float">
            <text:p>121</text:p>
          </table:table-cell>
          <table:table-cell table:style-name="ce1" table:formula="of:=[.K141] * 4" office:value-type="float" office:value="484" calcext:value-type="float">
            <text:p>484</text:p>
          </table:table-cell>
          <table:table-cell table:formula="of:=MATCH([.L141];[.J$7:.J$217];-1) + 6" office:value-type="float" office:value="107" calcext:value-type="float">
            <text:p>107</text:p>
          </table:table-cell>
          <table:table-cell table:formula="of:=INDEX([.A$1:.A$1048576];[.M141]; )" office:value-type="float" office:value="45" calcext:value-type="float">
            <text:p>45</text:p>
          </table:table-cell>
          <table:table-cell table:style-name="ce1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1290.1" calcext:value-type="float">
            <text:p>1290,1</text:p>
          </table:table-cell>
          <table:table-cell table:style-name="ce1" office:value-type="float" office:value="1249.9" calcext:value-type="float">
            <text:p>1249,9</text:p>
          </table:table-cell>
          <table:table-cell table:style-name="ce1" office:value-type="float" office:value="1330.2" calcext:value-type="float">
            <text:p>1330,2</text:p>
          </table:table-cell>
          <table:table-cell table:style-name="ce1" office:value-type="float" office:value="3.1" calcext:value-type="float">
            <text:p>3,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2" calcext:value-type="float">
            <text:p>3,2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42]-(([.I142]*[.H142])/([.B142]+[.H142])))" office:value-type="float" office:value="240.869632469881" calcext:value-type="float">
            <text:p>240,87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formula="of:=[.K142] * 4" office:value-type="float" office:value="480" calcext:value-type="float">
            <text:p>480</text:p>
          </table:table-cell>
          <table:table-cell table:formula="of:=MATCH([.L142];[.J$7:.J$217];-1) + 6" office:value-type="float" office:value="108" calcext:value-type="float">
            <text:p>108</text:p>
          </table:table-cell>
          <table:table-cell table:formula="of:=INDEX([.A$1:.A$1048576];[.M142]; )" office:value-type="float" office:value="46" calcext:value-type="float">
            <text:p>46</text:p>
          </table:table-cell>
          <table:table-cell table:style-name="ce1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249.3" calcext:value-type="float">
            <text:p>1249,3</text:p>
          </table:table-cell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1288.6" calcext:value-type="float">
            <text:p>1288,6</text:p>
          </table:table-cell>
          <table:table-cell table:style-name="ce1" office:value-type="float" office:value="3.1" calcext:value-type="float">
            <text:p>3,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2" calcext:value-type="float">
            <text:p>3,2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43]-(([.I143]*[.H143])/([.B143]+[.H143])))" office:value-type="float" office:value="235.343921042798" calcext:value-type="float">
            <text:p>235,34</text:p>
          </table:table-cell>
          <table:table-cell table:style-name="ce1" office:value-type="float" office:value="119" calcext:value-type="float">
            <text:p>119</text:p>
          </table:table-cell>
          <table:table-cell table:style-name="ce1" table:formula="of:=[.K143] * 4" office:value-type="float" office:value="476" calcext:value-type="float">
            <text:p>476</text:p>
          </table:table-cell>
          <table:table-cell table:formula="of:=MATCH([.L143];[.J$7:.J$217];-1) + 6" office:value-type="float" office:value="108" calcext:value-type="float">
            <text:p>108</text:p>
          </table:table-cell>
          <table:table-cell table:formula="of:=INDEX([.A$1:.A$1048576];[.M143]; )" office:value-type="float" office:value="46" calcext:value-type="float">
            <text:p>46</text:p>
          </table:table-cell>
          <table:table-cell table:style-name="ce1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float" office:value="1209.9" calcext:value-type="float">
            <text:p>1209,9</text:p>
          </table:table-cell>
          <table:table-cell table:style-name="ce1" office:value-type="float" office:value="1171.5" calcext:value-type="float">
            <text:p>1171,5</text:p>
          </table:table-cell>
          <table:table-cell table:style-name="ce1" office:value-type="float" office:value="1248.4" calcext:value-type="float">
            <text:p>1248,4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2" calcext:value-type="float">
            <text:p>3,2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44]-(([.I144]*[.H144])/([.B144]+[.H144])))" office:value-type="float" office:value="229.912924898556" calcext:value-type="float">
            <text:p>229,91</text:p>
          </table:table-cell>
          <table:table-cell table:style-name="ce1" office:value-type="float" office:value="118" calcext:value-type="float">
            <text:p>118</text:p>
          </table:table-cell>
          <table:table-cell table:style-name="ce1" table:formula="of:=[.K144] * 4" office:value-type="float" office:value="472" calcext:value-type="float">
            <text:p>472</text:p>
          </table:table-cell>
          <table:table-cell table:formula="of:=MATCH([.L144];[.J$7:.J$217];-1) + 6" office:value-type="float" office:value="109" calcext:value-type="float">
            <text:p>109</text:p>
          </table:table-cell>
          <table:table-cell table:formula="of:=INDEX([.A$1:.A$1048576];[.M144]; )" office:value-type="float" office:value="47" calcext:value-type="float">
            <text:p>47</text:p>
          </table:table-cell>
          <table:table-cell table:style-name="ce1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float" office:value="1172" calcext:value-type="float">
            <text:p>1172</text:p>
          </table:table-cell>
          <table:table-cell table:style-name="ce1" office:value-type="float" office:value="1134.4" calcext:value-type="float">
            <text:p>1134,4</text:p>
          </table:table-cell>
          <table:table-cell table:style-name="ce1" office:value-type="float" office:value="1209.6" calcext:value-type="float">
            <text:p>1209,6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2" calcext:value-type="float">
            <text:p>3,2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45]-(([.I145]*[.H145])/([.B145]+[.H145])))" office:value-type="float" office:value="224.598389982111" calcext:value-type="float">
            <text:p>224,60</text:p>
          </table:table-cell>
          <table:table-cell table:style-name="ce1" office:value-type="float" office:value="117" calcext:value-type="float">
            <text:p>117</text:p>
          </table:table-cell>
          <table:table-cell table:style-name="ce1" table:formula="of:=[.K145] * 4" office:value-type="float" office:value="468" calcext:value-type="float">
            <text:p>468</text:p>
          </table:table-cell>
          <table:table-cell table:formula="of:=MATCH([.L145];[.J$7:.J$217];-1) + 6" office:value-type="float" office:value="109" calcext:value-type="float">
            <text:p>109</text:p>
          </table:table-cell>
          <table:table-cell table:formula="of:=INDEX([.A$1:.A$1048576];[.M145]; )" office:value-type="float" office:value="47" calcext:value-type="float">
            <text:p>47</text:p>
          </table:table-cell>
          <table:table-cell table:style-name="ce1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35.5" calcext:value-type="float">
            <text:p>1135,5</text:p>
          </table:table-cell>
          <table:table-cell table:style-name="ce1" office:value-type="float" office:value="1098.7" calcext:value-type="float">
            <text:p>1098,7</text:p>
          </table:table-cell>
          <table:table-cell table:style-name="ce1" office:value-type="float" office:value="1172.3" calcext:value-type="float">
            <text:p>1172,3</text:p>
          </table:table-cell>
          <table:table-cell table:style-name="ce1" office:value-type="float" office:value="3.2" calcext:value-type="float">
            <text:p>3,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2" calcext:value-type="float">
            <text:p>3,2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46]-(([.I146]*[.H146])/([.B146]+[.H146])))" office:value-type="float" office:value="219.394318566114" calcext:value-type="float">
            <text:p>219,39</text:p>
          </table:table-cell>
          <table:table-cell table:style-name="ce1" office:value-type="float" office:value="116" calcext:value-type="float">
            <text:p>116</text:p>
          </table:table-cell>
          <table:table-cell table:style-name="ce1" table:formula="of:=[.K146] * 4" office:value-type="float" office:value="464" calcext:value-type="float">
            <text:p>464</text:p>
          </table:table-cell>
          <table:table-cell table:formula="of:=MATCH([.L146];[.J$7:.J$217];-1) + 6" office:value-type="float" office:value="110" calcext:value-type="float">
            <text:p>110</text:p>
          </table:table-cell>
          <table:table-cell table:formula="of:=INDEX([.A$1:.A$1048576];[.M146]; )" office:value-type="float" office:value="48" calcext:value-type="float">
            <text:p>48</text:p>
          </table:table-cell>
          <table:table-cell table:style-name="ce1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float" office:value="1100.2" calcext:value-type="float">
            <text:p>1100,2</text:p>
          </table:table-cell>
          <table:table-cell table:style-name="ce1" office:value-type="float" office:value="1064.3" calcext:value-type="float">
            <text:p>1064,3</text:p>
          </table:table-cell>
          <table:table-cell table:style-name="ce1" office:value-type="float" office:value="1136.2" calcext:value-type="float">
            <text:p>1136,2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1" calcext:value-type="float">
            <text:p>3,1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47]-(([.I147]*[.H147])/([.B147]+[.H147])))" office:value-type="float" office:value="214.279214581155" calcext:value-type="float">
            <text:p>214,28</text:p>
          </table:table-cell>
          <table:table-cell table:style-name="ce1" office:value-type="float" office:value="115" calcext:value-type="float">
            <text:p>115</text:p>
          </table:table-cell>
          <table:table-cell table:style-name="ce1" table:formula="of:=[.K147] * 4" office:value-type="float" office:value="460" calcext:value-type="float">
            <text:p>460</text:p>
          </table:table-cell>
          <table:table-cell table:formula="of:=MATCH([.L147];[.J$7:.J$217];-1) + 6" office:value-type="float" office:value="110" calcext:value-type="float">
            <text:p>110</text:p>
          </table:table-cell>
          <table:table-cell table:formula="of:=INDEX([.A$1:.A$1048576];[.M147]; )" office:value-type="float" office:value="48" calcext:value-type="float">
            <text:p>48</text:p>
          </table:table-cell>
          <table:table-cell table:style-name="ce1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float" office:value="1066.2" calcext:value-type="float">
            <text:p>1066,2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1101.4" calcext:value-type="float">
            <text:p>1101,4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1" calcext:value-type="float">
            <text:p>3,1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48]-(([.I148]*[.H148])/([.B148]+[.H148])))" office:value-type="float" office:value="209.274288855297" calcext:value-type="float">
            <text:p>209,27</text:p>
          </table:table-cell>
          <table:table-cell table:style-name="ce1" office:value-type="float" office:value="114" calcext:value-type="float">
            <text:p>114</text:p>
          </table:table-cell>
          <table:table-cell table:style-name="ce1" table:formula="of:=[.K148] * 4" office:value-type="float" office:value="456" calcext:value-type="float">
            <text:p>456</text:p>
          </table:table-cell>
          <table:table-cell table:formula="of:=MATCH([.L148];[.J$7:.J$217];-1) + 6" office:value-type="float" office:value="111" calcext:value-type="float">
            <text:p>111</text:p>
          </table:table-cell>
          <table:table-cell table:formula="of:=INDEX([.A$1:.A$1048576];[.M148]; )" office:value-type="float" office:value="49" calcext:value-type="float">
            <text:p>49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float" office:value="1033.4" calcext:value-type="float">
            <text:p>1033,4</text:p>
          </table:table-cell>
          <table:table-cell table:style-name="ce1" office:value-type="float" office:value="999.01" calcext:value-type="float">
            <text:p>999,01</text:p>
          </table:table-cell>
          <table:table-cell table:style-name="ce1" office:value-type="float" office:value="1067.9" calcext:value-type="float">
            <text:p>1067,9</text:p>
          </table:table-cell>
          <table:table-cell table:style-name="ce1" office:value-type="float" office:value="3.3" calcext:value-type="float">
            <text:p>3,3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1" calcext:value-type="float">
            <text:p>3,1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49]-(([.I149]*[.H149])/([.B149]+[.H149])))" office:value-type="float" office:value="204.371578898786" calcext:value-type="float">
            <text:p>204,37</text:p>
          </table:table-cell>
          <table:table-cell table:style-name="ce1" office:value-type="float" office:value="113" calcext:value-type="float">
            <text:p>113</text:p>
          </table:table-cell>
          <table:table-cell table:style-name="ce1" table:formula="of:=[.K149] * 4" office:value-type="float" office:value="452" calcext:value-type="float">
            <text:p>452</text:p>
          </table:table-cell>
          <table:table-cell table:formula="of:=MATCH([.L149];[.J$7:.J$217];-1) + 6" office:value-type="float" office:value="111" calcext:value-type="float">
            <text:p>111</text:p>
          </table:table-cell>
          <table:table-cell table:formula="of:=INDEX([.A$1:.A$1048576];[.M149]; )" office:value-type="float" office:value="49" calcext:value-type="float">
            <text:p>49</text:p>
          </table:table-cell>
          <table:table-cell table:style-name="ce1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float" office:value="1001.8" calcext:value-type="float">
            <text:p>1001,8</text:p>
          </table:table-cell>
          <table:table-cell table:style-name="ce1" office:value-type="float" office:value="968.12" calcext:value-type="float">
            <text:p>968,12</text:p>
          </table:table-cell>
          <table:table-cell table:style-name="ce1" office:value-type="float" office:value="1035.5" calcext:value-type="float">
            <text:p>1035,5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1" calcext:value-type="float">
            <text:p>3,1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50]-(([.I150]*[.H150])/([.B150]+[.H150])))" office:value-type="float" office:value="199.577525686922" calcext:value-type="float">
            <text:p>199,58</text:p>
          </table:table-cell>
          <table:table-cell table:style-name="ce1" office:value-type="float" office:value="112" calcext:value-type="float">
            <text:p>112</text:p>
          </table:table-cell>
          <table:table-cell table:style-name="ce1" table:formula="of:=[.K150] * 4" office:value-type="float" office:value="448" calcext:value-type="float">
            <text:p>448</text:p>
          </table:table-cell>
          <table:table-cell table:formula="of:=MATCH([.L150];[.J$7:.J$217];-1) + 6" office:value-type="float" office:value="112" calcext:value-type="float">
            <text:p>112</text:p>
          </table:table-cell>
          <table:table-cell table:formula="of:=INDEX([.A$1:.A$1048576];[.M150]; )" office:value-type="float" office:value="50" calcext:value-type="float">
            <text:p>50</text:p>
          </table:table-cell>
          <table:table-cell table:style-name="ce1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float" office:value="971.26" calcext:value-type="float">
            <text:p>971,26</text:p>
          </table:table-cell>
          <table:table-cell table:style-name="ce1" office:value-type="float" office:value="938.32" calcext:value-type="float">
            <text:p>938,32</text:p>
          </table:table-cell>
          <table:table-cell table:style-name="ce1" office:value-type="float" office:value="1004.2" calcext:value-type="float">
            <text:p>1004,2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1" calcext:value-type="float">
            <text:p>3,1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51]-(([.I151]*[.H151])/([.B151]+[.H151])))" office:value-type="float" office:value="194.876879421997" calcext:value-type="float">
            <text:p>194,88</text:p>
          </table:table-cell>
          <table:table-cell table:style-name="ce1" office:value-type="float" office:value="111" calcext:value-type="float">
            <text:p>111</text:p>
          </table:table-cell>
          <table:table-cell table:style-name="ce1" table:formula="of:=[.K151] * 4" office:value-type="float" office:value="444" calcext:value-type="float">
            <text:p>444</text:p>
          </table:table-cell>
          <table:table-cell table:formula="of:=MATCH([.L151];[.J$7:.J$217];-1) + 6" office:value-type="float" office:value="112" calcext:value-type="float">
            <text:p>112</text:p>
          </table:table-cell>
          <table:table-cell table:formula="of:=INDEX([.A$1:.A$1048576];[.M151]; )" office:value-type="float" office:value="50" calcext:value-type="float">
            <text:p>50</text:p>
          </table:table-cell>
          <table:table-cell table:style-name="ce1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941.79" calcext:value-type="float">
            <text:p>941,79</text:p>
          </table:table-cell>
          <table:table-cell table:style-name="ce1" office:value-type="float" office:value="909.57" calcext:value-type="float">
            <text:p>909,57</text:p>
          </table:table-cell>
          <table:table-cell table:style-name="ce1" office:value-type="float" office:value="974.01" calcext:value-type="float">
            <text:p>974,01</text:p>
          </table:table-cell>
          <table:table-cell table:style-name="ce1" office:value-type="float" office:value="3.4" calcext:value-type="float">
            <text:p>3,4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.1" calcext:value-type="float">
            <text:p>3,1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52]-(([.I152]*[.H152])/([.B152]+[.H152])))" office:value-type="float" office:value="190.276753446069" calcext:value-type="float">
            <text:p>190,28</text:p>
          </table:table-cell>
          <table:table-cell table:style-name="ce1" office:value-type="float" office:value="110" calcext:value-type="float">
            <text:p>110</text:p>
          </table:table-cell>
          <table:table-cell table:style-name="ce1" table:formula="of:=[.K152] * 4" office:value-type="float" office:value="440" calcext:value-type="float">
            <text:p>440</text:p>
          </table:table-cell>
          <table:table-cell table:formula="of:=MATCH([.L152];[.J$7:.J$217];-1) + 6" office:value-type="float" office:value="113" calcext:value-type="float">
            <text:p>113</text:p>
          </table:table-cell>
          <table:table-cell table:formula="of:=INDEX([.A$1:.A$1048576];[.M152]; )" office:value-type="float" office:value="51" calcext:value-type="float">
            <text:p>51</text:p>
          </table:table-cell>
          <table:table-cell table:style-name="ce1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float" office:value="913.33" calcext:value-type="float">
            <text:p>913,33</text:p>
          </table:table-cell>
          <table:table-cell table:style-name="ce1" office:value-type="float" office:value="881.81" calcext:value-type="float">
            <text:p>881,81</text:p>
          </table:table-cell>
          <table:table-cell table:style-name="ce1" office:value-type="float" office:value="944.85" calcext:value-type="float">
            <text:p>944,85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53]-(([.I153]*[.H153])/([.B153]+[.H153])))" office:value-type="float" office:value="185.773203143357" calcext:value-type="float">
            <text:p>185,77</text:p>
          </table:table-cell>
          <table:table-cell table:style-name="ce1" office:value-type="float" office:value="109" calcext:value-type="float">
            <text:p>109</text:p>
          </table:table-cell>
          <table:table-cell table:style-name="ce1" table:formula="of:=[.K153] * 4" office:value-type="float" office:value="436" calcext:value-type="float">
            <text:p>436</text:p>
          </table:table-cell>
          <table:table-cell table:formula="of:=MATCH([.L153];[.J$7:.J$217];-1) + 6" office:value-type="float" office:value="113" calcext:value-type="float">
            <text:p>113</text:p>
          </table:table-cell>
          <table:table-cell table:formula="of:=INDEX([.A$1:.A$1048576];[.M153]; )" office:value-type="float" office:value="51" calcext:value-type="float">
            <text:p>51</text:p>
          </table:table-cell>
          <table:table-cell table:style-name="ce1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float" office:value="885.85" calcext:value-type="float">
            <text:p>885,85</text:p>
          </table:table-cell>
          <table:table-cell table:style-name="ce1" office:value-type="float" office:value="855.02" calcext:value-type="float">
            <text:p>855,02</text:p>
          </table:table-cell>
          <table:table-cell table:style-name="ce1" office:value-type="float" office:value="916.69" calcext:value-type="float">
            <text:p>916,69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54]-(([.I154]*[.H154])/([.B154]+[.H154])))" office:value-type="float" office:value="181.366616099478" calcext:value-type="float">
            <text:p>181,37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formula="of:=[.K154] * 4" office:value-type="float" office:value="432" calcext:value-type="float">
            <text:p>432</text:p>
          </table:table-cell>
          <table:table-cell table:formula="of:=MATCH([.L154];[.J$7:.J$217];-1) + 6" office:value-type="float" office:value="114" calcext:value-type="float">
            <text:p>114</text:p>
          </table:table-cell>
          <table:table-cell table:formula="of:=INDEX([.A$1:.A$1048576];[.M154]; )" office:value-type="float" office:value="52" calcext:value-type="float">
            <text:p>52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float" office:value="859.32" calcext:value-type="float">
            <text:p>859,32</text:p>
          </table:table-cell>
          <table:table-cell table:style-name="ce1" office:value-type="float" office:value="829.16" calcext:value-type="float">
            <text:p>829,16</text:p>
          </table:table-cell>
          <table:table-cell table:style-name="ce1" office:value-type="float" office:value="889.49" calcext:value-type="float">
            <text:p>889,49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55]-(([.I155]*[.H155])/([.B155]+[.H155])))" office:value-type="float" office:value="177.05712472231" calcext:value-type="float">
            <text:p>177,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table:formula="of:=[.K155] * 4" office:value-type="float" office:value="428" calcext:value-type="float">
            <text:p>428</text:p>
          </table:table-cell>
          <table:table-cell table:formula="of:=MATCH([.L155];[.J$7:.J$217];-1) + 6" office:value-type="float" office:value="114" calcext:value-type="float">
            <text:p>114</text:p>
          </table:table-cell>
          <table:table-cell table:formula="of:=INDEX([.A$1:.A$1048576];[.M155]; )" office:value-type="float" office:value="52" calcext:value-type="float">
            <text:p>52</text:p>
          </table:table-cell>
          <table:table-cell table:style-name="ce1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float" office:value="833.7" calcext:value-type="float">
            <text:p>833,7</text:p>
          </table:table-cell>
          <table:table-cell table:style-name="ce1" office:value-type="float" office:value="804.19" calcext:value-type="float">
            <text:p>804,19</text:p>
          </table:table-cell>
          <table:table-cell table:style-name="ce1" office:value-type="float" office:value="863.22" calcext:value-type="float">
            <text:p>863,22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56]-(([.I156]*[.H156])/([.B156]+[.H156])))" office:value-type="float" office:value="172.842949415778" calcext:value-type="float">
            <text:p>172,84</text:p>
          </table:table-cell>
          <table:table-cell table:style-name="ce1" office:value-type="float" office:value="106" calcext:value-type="float">
            <text:p>106</text:p>
          </table:table-cell>
          <table:table-cell table:style-name="ce1" table:formula="of:=[.K156] * 4" office:value-type="float" office:value="424" calcext:value-type="float">
            <text:p>424</text:p>
          </table:table-cell>
          <table:table-cell table:formula="of:=MATCH([.L156];[.J$7:.J$217];-1) + 6" office:value-type="float" office:value="115" calcext:value-type="float">
            <text:p>115</text:p>
          </table:table-cell>
          <table:table-cell table:formula="of:=INDEX([.A$1:.A$1048576];[.M156]; )" office:value-type="float" office:value="53" calcext:value-type="float">
            <text:p>53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style-name="ce1" office:value-type="float" office:value="808.96" calcext:value-type="float">
            <text:p>808,96</text:p>
          </table:table-cell>
          <table:table-cell table:style-name="ce1" office:value-type="float" office:value="780.09" calcext:value-type="float">
            <text:p>780,09</text:p>
          </table:table-cell>
          <table:table-cell table:style-name="ce1" office:value-type="float" office:value="837.83" calcext:value-type="float">
            <text:p>837,83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57]-(([.I157]*[.H157])/([.B157]+[.H157])))" office:value-type="float" office:value="168.723647833028" calcext:value-type="float">
            <text:p>168,72</text:p>
          </table:table-cell>
          <table:table-cell table:style-name="ce1" office:value-type="float" office:value="105" calcext:value-type="float">
            <text:p>105</text:p>
          </table:table-cell>
          <table:table-cell table:style-name="ce1" table:formula="of:=[.K157] * 4" office:value-type="float" office:value="420" calcext:value-type="float">
            <text:p>420</text:p>
          </table:table-cell>
          <table:table-cell table:formula="of:=MATCH([.L157];[.J$7:.J$217];-1) + 6" office:value-type="float" office:value="115" calcext:value-type="float">
            <text:p>115</text:p>
          </table:table-cell>
          <table:table-cell table:formula="of:=INDEX([.A$1:.A$1048576];[.M157]; )" office:value-type="float" office:value="53" calcext:value-type="float">
            <text:p>53</text:p>
          </table:table-cell>
          <table:table-cell table:style-name="ce1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float" office:value="785.05" calcext:value-type="float">
            <text:p>785,05</text:p>
          </table:table-cell>
          <table:table-cell table:style-name="ce1" office:value-type="float" office:value="756.81" calcext:value-type="float">
            <text:p>756,81</text:p>
          </table:table-cell>
          <table:table-cell table:style-name="ce1" office:value-type="float" office:value="813.3" calcext:value-type="float">
            <text:p>813,3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58]-(([.I158]*[.H158])/([.B158]+[.H158])))" office:value-type="float" office:value="164.695132250523" calcext:value-type="float">
            <text:p>164,70</text:p>
          </table:table-cell>
          <table:table-cell table:style-name="ce1" office:value-type="float" office:value="104" calcext:value-type="float">
            <text:p>104</text:p>
          </table:table-cell>
          <table:table-cell table:style-name="ce1" table:formula="of:=[.K158] * 4" office:value-type="float" office:value="416" calcext:value-type="float">
            <text:p>416</text:p>
          </table:table-cell>
          <table:table-cell table:formula="of:=MATCH([.L158];[.J$7:.J$217];-1) + 6" office:value-type="float" office:value="116" calcext:value-type="float">
            <text:p>116</text:p>
          </table:table-cell>
          <table:table-cell table:formula="of:=INDEX([.A$1:.A$1048576];[.M158]; )" office:value-type="float" office:value="54" calcext:value-type="float">
            <text:p>54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float" office:value="761.96" calcext:value-type="float">
            <text:p>761,96</text:p>
          </table:table-cell>
          <table:table-cell table:style-name="ce1" office:value-type="float" office:value="734.32" calcext:value-type="float">
            <text:p>734,32</text:p>
          </table:table-cell>
          <table:table-cell table:style-name="ce1" office:value-type="float" office:value="789.59" calcext:value-type="float">
            <text:p>789,59</text:p>
          </table:table-cell>
          <table:table-cell table:style-name="ce1" office:value-type="float" office:value="3.6" calcext:value-type="float">
            <text:p>3,6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59]-(([.I159]*[.H159])/([.B159]+[.H159])))" office:value-type="float" office:value="160.759761297502" calcext:value-type="float">
            <text:p>160,76</text:p>
          </table:table-cell>
          <table:table-cell table:style-name="ce1" office:value-type="float" office:value="103" calcext:value-type="float">
            <text:p>103</text:p>
          </table:table-cell>
          <table:table-cell table:style-name="ce1" table:formula="of:=[.K159] * 4" office:value-type="float" office:value="412" calcext:value-type="float">
            <text:p>412</text:p>
          </table:table-cell>
          <table:table-cell table:formula="of:=MATCH([.L159];[.J$7:.J$217];-1) + 6" office:value-type="float" office:value="116" calcext:value-type="float">
            <text:p>116</text:p>
          </table:table-cell>
          <table:table-cell table:formula="of:=INDEX([.A$1:.A$1048576];[.M159]; )" office:value-type="float" office:value="54" calcext:value-type="float">
            <text:p>54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float" office:value="739.64" calcext:value-type="float">
            <text:p>739,64</text:p>
          </table:table-cell>
          <table:table-cell table:style-name="ce1" office:value-type="float" office:value="712.6" calcext:value-type="float">
            <text:p>712,6</text:p>
          </table:table-cell>
          <table:table-cell table:style-name="ce1" office:value-type="float" office:value="766.68" calcext:value-type="float">
            <text:p>766,68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1.2" calcext:value-type="float">
            <text:p>1,2</text:p>
          </table:table-cell>
          <table:table-cell table:style-name="ce1" office:value-type="float" office:value="2.9" calcext:value-type="float">
            <text:p>2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60]-(([.I160]*[.H160])/([.B160]+[.H160])))" office:value-type="float" office:value="156.912863522492" calcext:value-type="float">
            <text:p>156,91</text:p>
          </table:table-cell>
          <table:table-cell table:style-name="ce1" office:value-type="float" office:value="102" calcext:value-type="float">
            <text:p>102</text:p>
          </table:table-cell>
          <table:table-cell table:style-name="ce1" table:formula="of:=[.K160] * 4" office:value-type="float" office:value="408" calcext:value-type="float">
            <text:p>408</text:p>
          </table:table-cell>
          <table:table-cell table:formula="of:=MATCH([.L160];[.J$7:.J$217];-1) + 6" office:value-type="float" office:value="117" calcext:value-type="float">
            <text:p>117</text:p>
          </table:table-cell>
          <table:table-cell table:formula="of:=INDEX([.A$1:.A$1048576];[.M160]; )" office:value-type="float" office:value="55" calcext:value-type="float">
            <text:p>55</text:p>
          </table:table-cell>
          <table:table-cell table:style-name="ce1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float" office:value="718.07" calcext:value-type="float">
            <text:p>718,07</text:p>
          </table:table-cell>
          <table:table-cell table:style-name="ce1" office:value-type="float" office:value="691.61" calcext:value-type="float">
            <text:p>691,61</text:p>
          </table:table-cell>
          <table:table-cell table:style-name="ce1" office:value-type="float" office:value="744.53" calcext:value-type="float">
            <text:p>744,53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2.9" calcext:value-type="float">
            <text:p>2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61]-(([.I161]*[.H161])/([.B161]+[.H161])))" office:value-type="float" office:value="153.154621497386" calcext:value-type="float">
            <text:p>153,15</text:p>
          </table:table-cell>
          <table:table-cell table:style-name="ce1" office:value-type="float" office:value="101" calcext:value-type="float">
            <text:p>101</text:p>
          </table:table-cell>
          <table:table-cell table:style-name="ce1" table:formula="of:=[.K161] * 4" office:value-type="float" office:value="404" calcext:value-type="float">
            <text:p>404</text:p>
          </table:table-cell>
          <table:table-cell table:formula="of:=MATCH([.L161];[.J$7:.J$217];-1) + 6" office:value-type="float" office:value="117" calcext:value-type="float">
            <text:p>117</text:p>
          </table:table-cell>
          <table:table-cell table:formula="of:=INDEX([.A$1:.A$1048576];[.M161]; )" office:value-type="float" office:value="55" calcext:value-type="float">
            <text:p>55</text:p>
          </table:table-cell>
          <table:table-cell table:style-name="ce1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97.22" calcext:value-type="float">
            <text:p>697,22</text:p>
          </table:table-cell>
          <table:table-cell table:style-name="ce1" office:value-type="float" office:value="671.33" calcext:value-type="float">
            <text:p>671,33</text:p>
          </table:table-cell>
          <table:table-cell table:style-name="ce1" office:value-type="float" office:value="723.11" calcext:value-type="float">
            <text:p>723,11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2.9" calcext:value-type="float">
            <text:p>2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62]-(([.I162]*[.H162])/([.B162]+[.H162])))" office:value-type="float" office:value="149.483275876734" calcext:value-type="float">
            <text:p>149,48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K162] * 4" office:value-type="float" office:value="400" calcext:value-type="float">
            <text:p>400</text:p>
          </table:table-cell>
          <table:table-cell table:formula="of:=MATCH([.L162];[.J$7:.J$217];-1) + 6" office:value-type="float" office:value="118" calcext:value-type="float">
            <text:p>118</text:p>
          </table:table-cell>
          <table:table-cell table:formula="of:=INDEX([.A$1:.A$1048576];[.M162]; )" office:value-type="float" office:value="56" calcext:value-type="float">
            <text:p>56</text:p>
          </table:table-cell>
          <table:table-cell table:style-name="ce1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77.3" calcext:value-type="float">
            <text:p>677,3</text:p>
          </table:table-cell>
          <table:table-cell table:style-name="ce1" office:value-type="float" office:value="651.96" calcext:value-type="float">
            <text:p>651,96</text:p>
          </table:table-cell>
          <table:table-cell table:style-name="ce1" office:value-type="float" office:value="702.64" calcext:value-type="float">
            <text:p>702,64</text:p>
          </table:table-cell>
          <table:table-cell table:style-name="ce1" office:value-type="float" office:value="3.7" calcext:value-type="float">
            <text:p>3,7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2.9" calcext:value-type="float">
            <text:p>2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63]-(([.I163]*[.H163])/([.B163]+[.H163])))" office:value-type="float" office:value="145.939732984688" calcext:value-type="float">
            <text:p>145,94</text:p>
          </table:table-cell>
          <table:table-cell table:style-name="ce1" office:value-type="float" office:value="99" calcext:value-type="float">
            <text:p>99</text:p>
          </table:table-cell>
          <table:table-cell table:style-name="ce1" table:formula="of:=[.K163] * 4" office:value-type="float" office:value="396" calcext:value-type="float">
            <text:p>396</text:p>
          </table:table-cell>
          <table:table-cell table:formula="of:=MATCH([.L163];[.J$7:.J$217];-1) + 6" office:value-type="float" office:value="118" calcext:value-type="float">
            <text:p>118</text:p>
          </table:table-cell>
          <table:table-cell table:formula="of:=INDEX([.A$1:.A$1048576];[.M163]; )" office:value-type="float" office:value="56" calcext:value-type="float">
            <text:p>56</text:p>
          </table:table-cell>
          <table:table-cell table:style-name="ce1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658.04" calcext:value-type="float">
            <text:p>658,04</text:p>
          </table:table-cell>
          <table:table-cell table:style-name="ce1" office:value-type="float" office:value="633.24" calcext:value-type="float">
            <text:p>633,24</text:p>
          </table:table-cell>
          <table:table-cell table:style-name="ce1" office:value-type="float" office:value="682.84" calcext:value-type="float">
            <text:p>682,84</text:p>
          </table:table-cell>
          <table:table-cell table:style-name="ce1" office:value-type="float" office:value="3.8" calcext:value-type="float">
            <text:p>3,8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2.9" calcext:value-type="float">
            <text:p>2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64]-(([.I164]*[.H164])/([.B164]+[.H164])))" office:value-type="float" office:value="142.47968186274" calcext:value-type="float">
            <text:p>142,48</text:p>
          </table:table-cell>
          <table:table-cell table:style-name="ce1" office:value-type="float" office:value="98" calcext:value-type="float">
            <text:p>98</text:p>
          </table:table-cell>
          <table:table-cell table:style-name="ce1" table:formula="of:=[.K164] * 4" office:value-type="float" office:value="392" calcext:value-type="float">
            <text:p>392</text:p>
          </table:table-cell>
          <table:table-cell table:formula="of:=MATCH([.L164];[.J$7:.J$217];-1) + 6" office:value-type="float" office:value="119" calcext:value-type="float">
            <text:p>119</text:p>
          </table:table-cell>
          <table:table-cell table:formula="of:=INDEX([.A$1:.A$1048576];[.M164]; )" office:value-type="float" office:value="57" calcext:value-type="float">
            <text:p>57</text:p>
          </table:table-cell>
          <table:table-cell table:style-name="ce1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639.42" calcext:value-type="float">
            <text:p>639,42</text:p>
          </table:table-cell>
          <table:table-cell table:style-name="ce1" office:value-type="float" office:value="615.14" calcext:value-type="float">
            <text:p>615,14</text:p>
          </table:table-cell>
          <table:table-cell table:style-name="ce1" office:value-type="float" office:value="663.7" calcext:value-type="float">
            <text:p>663,7</text:p>
          </table:table-cell>
          <table:table-cell table:style-name="ce1" office:value-type="float" office:value="3.8" calcext:value-type="float">
            <text:p>3,8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2.9" calcext:value-type="float">
            <text:p>2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65]-(([.I165]*[.H165])/([.B165]+[.H165])))" office:value-type="float" office:value="139.102441476156" calcext:value-type="float">
            <text:p>139,10</text:p>
          </table:table-cell>
          <table:table-cell table:style-name="ce1" office:value-type="float" office:value="97" calcext:value-type="float">
            <text:p>97</text:p>
          </table:table-cell>
          <table:table-cell table:style-name="ce1" table:formula="of:=[.K165] * 4" office:value-type="float" office:value="388" calcext:value-type="float">
            <text:p>388</text:p>
          </table:table-cell>
          <table:table-cell table:formula="of:=MATCH([.L165];[.J$7:.J$217];-1) + 6" office:value-type="float" office:value="119" calcext:value-type="float">
            <text:p>119</text:p>
          </table:table-cell>
          <table:table-cell table:formula="of:=INDEX([.A$1:.A$1048576];[.M165]; )" office:value-type="float" office:value="57" calcext:value-type="float">
            <text:p>57</text:p>
          </table:table-cell>
          <table:table-cell table:style-name="ce1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621.4" calcext:value-type="float">
            <text:p>621,4</text:p>
          </table:table-cell>
          <table:table-cell table:style-name="ce1" office:value-type="float" office:value="597.63" calcext:value-type="float">
            <text:p>597,63</text:p>
          </table:table-cell>
          <table:table-cell table:style-name="ce1" office:value-type="float" office:value="645.17" calcext:value-type="float">
            <text:p>645,17</text:p>
          </table:table-cell>
          <table:table-cell table:style-name="ce1" office:value-type="float" office:value="3.8" calcext:value-type="float">
            <text:p>3,8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2.9" calcext:value-type="float">
            <text:p>2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66]-(([.I166]*[.H166])/([.B166]+[.H166])))" office:value-type="float" office:value="135.803488550008" calcext:value-type="float">
            <text:p>135,80</text:p>
          </table:table-cell>
          <table:table-cell table:style-name="ce1" office:value-type="float" office:value="96" calcext:value-type="float">
            <text:p>96</text:p>
          </table:table-cell>
          <table:table-cell table:style-name="ce1" table:formula="of:=[.K166] * 4" office:value-type="float" office:value="384" calcext:value-type="float">
            <text:p>384</text:p>
          </table:table-cell>
          <table:table-cell table:formula="of:=MATCH([.L166];[.J$7:.J$217];-1) + 6" office:value-type="float" office:value="120" calcext:value-type="float">
            <text:p>120</text:p>
          </table:table-cell>
          <table:table-cell table:formula="of:=INDEX([.A$1:.A$1048576];[.M166]; )" office:value-type="float" office:value="58" calcext:value-type="float">
            <text:p>58</text:p>
          </table:table-cell>
          <table:table-cell table:style-name="ce1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603.97" calcext:value-type="float">
            <text:p>603,97</text:p>
          </table:table-cell>
          <table:table-cell table:style-name="ce1" office:value-type="float" office:value="580.7" calcext:value-type="float">
            <text:p>580,7</text:p>
          </table:table-cell>
          <table:table-cell table:style-name="ce1" office:value-type="float" office:value="627.24" calcext:value-type="float">
            <text:p>627,24</text:p>
          </table:table-cell>
          <table:table-cell table:style-name="ce1" office:value-type="float" office:value="3.9" calcext:value-type="float">
            <text:p>3,9</text:p>
          </table:table-cell>
          <table:table-cell table:style-name="ce1" office:value-type="float" office:value="1.3" calcext:value-type="float">
            <text:p>1,3</text:p>
          </table:table-cell>
          <table:table-cell table:style-name="ce1" office:value-type="float" office:value="2.9" calcext:value-type="float">
            <text:p>2,9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67]-(([.I167]*[.H167])/([.B167]+[.H167])))" office:value-type="float" office:value="132.583572619667" calcext:value-type="float">
            <text:p>132,58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formula="of:=[.K167] * 4" office:value-type="float" office:value="380" calcext:value-type="float">
            <text:p>380</text:p>
          </table:table-cell>
          <table:table-cell table:formula="of:=MATCH([.L167];[.J$7:.J$217];-1) + 6" office:value-type="float" office:value="120" calcext:value-type="float">
            <text:p>120</text:p>
          </table:table-cell>
          <table:table-cell table:formula="of:=INDEX([.A$1:.A$1048576];[.M167]; )" office:value-type="float" office:value="58" calcext:value-type="float">
            <text:p>58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587.11" calcext:value-type="float">
            <text:p>587,11</text:p>
          </table:table-cell>
          <table:table-cell table:style-name="ce1" office:value-type="float" office:value="564.33" calcext:value-type="float">
            <text:p>564,33</text:p>
          </table:table-cell>
          <table:table-cell table:style-name="ce1" office:value-type="float" office:value="609.89" calcext:value-type="float">
            <text:p>609,89</text:p>
          </table:table-cell>
          <table:table-cell table:style-name="ce1" office:value-type="float" office:value="3.9" calcext:value-type="float">
            <text:p>3,9</text:p>
          </table:table-cell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2.8" calcext:value-type="float">
            <text:p>2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68]-(([.I168]*[.H168])/([.B168]+[.H168])))" office:value-type="float" office:value="129.441479659696" calcext:value-type="float">
            <text:p>129,44</text:p>
          </table:table-cell>
          <table:table-cell table:style-name="ce1" office:value-type="float" office:value="94" calcext:value-type="float">
            <text:p>94</text:p>
          </table:table-cell>
          <table:table-cell table:style-name="ce1" table:formula="of:=[.K168] * 4" office:value-type="float" office:value="376" calcext:value-type="float">
            <text:p>376</text:p>
          </table:table-cell>
          <table:table-cell table:formula="of:=MATCH([.L168];[.J$7:.J$217];-1) + 6" office:value-type="float" office:value="121" calcext:value-type="float">
            <text:p>121</text:p>
          </table:table-cell>
          <table:table-cell table:formula="of:=INDEX([.A$1:.A$1048576];[.M168]; )" office:value-type="float" office:value="59" calcext:value-type="float">
            <text:p>59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570.8" calcext:value-type="float">
            <text:p>570,8</text:p>
          </table:table-cell>
          <table:table-cell table:style-name="ce1" office:value-type="float" office:value="548.49" calcext:value-type="float">
            <text:p>548,49</text:p>
          </table:table-cell>
          <table:table-cell table:style-name="ce1" office:value-type="float" office:value="593.1" calcext:value-type="float">
            <text:p>593,1</text:p>
          </table:table-cell>
          <table:table-cell table:style-name="ce1" office:value-type="float" office:value="3.9" calcext:value-type="float">
            <text:p>3,9</text:p>
          </table:table-cell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2.8" calcext:value-type="float">
            <text:p>2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69]-(([.I169]*[.H169])/([.B169]+[.H169])))" office:value-type="float" office:value="126.375839619717" calcext:value-type="float">
            <text:p>126,38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formula="of:=[.K169] * 4" office:value-type="float" office:value="372" calcext:value-type="float">
            <text:p>372</text:p>
          </table:table-cell>
          <table:table-cell table:formula="of:=MATCH([.L169];[.J$7:.J$217];-1) + 6" office:value-type="float" office:value="122" calcext:value-type="float">
            <text:p>122</text:p>
          </table:table-cell>
          <table:table-cell table:formula="of:=INDEX([.A$1:.A$1048576];[.M169]; )" office:value-type="float" office:value="60" calcext:value-type="float">
            <text:p>60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55.01" calcext:value-type="float">
            <text:p>555,01</text:p>
          </table:table-cell>
          <table:table-cell table:style-name="ce1" office:value-type="float" office:value="533.17" calcext:value-type="float">
            <text:p>533,17</text:p>
          </table:table-cell>
          <table:table-cell table:style-name="ce1" office:value-type="float" office:value="576.85" calcext:value-type="float">
            <text:p>576,85</text:p>
          </table:table-cell>
          <table:table-cell table:style-name="ce1" office:value-type="float" office:value="3.9" calcext:value-type="float">
            <text:p>3,9</text:p>
          </table:table-cell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2.8" calcext:value-type="float">
            <text:p>2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70]-(([.I170]*[.H170])/([.B170]+[.H170])))" office:value-type="float" office:value="123.38322598385" calcext:value-type="float">
            <text:p>123,38</text:p>
          </table:table-cell>
          <table:table-cell table:style-name="ce1" office:value-type="float" office:value="92" calcext:value-type="float">
            <text:p>92</text:p>
          </table:table-cell>
          <table:table-cell table:style-name="ce1" table:formula="of:=[.K170] * 4" office:value-type="float" office:value="368" calcext:value-type="float">
            <text:p>368</text:p>
          </table:table-cell>
          <table:table-cell table:formula="of:=MATCH([.L170];[.J$7:.J$217];-1) + 6" office:value-type="float" office:value="122" calcext:value-type="float">
            <text:p>122</text:p>
          </table:table-cell>
          <table:table-cell table:formula="of:=INDEX([.A$1:.A$1048576];[.M170]; )" office:value-type="float" office:value="60" calcext:value-type="float">
            <text:p>60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539.72" calcext:value-type="float">
            <text:p>539,72</text:p>
          </table:table-cell>
          <table:table-cell table:style-name="ce1" office:value-type="float" office:value="518.34" calcext:value-type="float">
            <text:p>518,34</text:p>
          </table:table-cell>
          <table:table-cell table:style-name="ce1" office:value-type="float" office:value="561.11" calcext:value-type="float">
            <text:p>561,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2.8" calcext:value-type="float">
            <text:p>2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71]-(([.I171]*[.H171])/([.B171]+[.H171])))" office:value-type="float" office:value="120.461919098268" calcext:value-type="float">
            <text:p>120,46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formula="of:=[.K171] * 4" office:value-type="float" office:value="364" calcext:value-type="float">
            <text:p>364</text:p>
          </table:table-cell>
          <table:table-cell table:formula="of:=MATCH([.L171];[.J$7:.J$217];-1) + 6" office:value-type="float" office:value="123" calcext:value-type="float">
            <text:p>123</text:p>
          </table:table-cell>
          <table:table-cell table:formula="of:=INDEX([.A$1:.A$1048576];[.M171]; )" office:value-type="float" office:value="61" calcext:value-type="float">
            <text:p>61</text:p>
          </table:table-cell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24.93" calcext:value-type="float">
            <text:p>524,93</text:p>
          </table:table-cell>
          <table:table-cell table:style-name="ce1" office:value-type="float" office:value="503.99" calcext:value-type="float">
            <text:p>503,99</text:p>
          </table:table-cell>
          <table:table-cell table:style-name="ce1" office:value-type="float" office:value="545.87" calcext:value-type="float">
            <text:p>545,8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2.8" calcext:value-type="float">
            <text:p>2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72]-(([.I172]*[.H172])/([.B172]+[.H172])))" office:value-type="float" office:value="117.613919731864" calcext:value-type="float">
            <text:p>117,61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formula="of:=[.K172] * 4" office:value-type="float" office:value="360" calcext:value-type="float">
            <text:p>360</text:p>
          </table:table-cell>
          <table:table-cell table:formula="of:=MATCH([.L172];[.J$7:.J$217];-1) + 6" office:value-type="float" office:value="123" calcext:value-type="float">
            <text:p>123</text:p>
          </table:table-cell>
          <table:table-cell table:formula="of:=INDEX([.A$1:.A$1048576];[.M172]; )" office:value-type="float" office:value="61" calcext:value-type="float">
            <text:p>61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510.53" calcext:value-type="float">
            <text:p>510,53</text:p>
          </table:table-cell>
          <table:table-cell table:style-name="ce1" office:value-type="float" office:value="490.03" calcext:value-type="float">
            <text:p>490,03</text:p>
          </table:table-cell>
          <table:table-cell table:style-name="ce1" office:value-type="float" office:value="531.03" calcext:value-type="float">
            <text:p>531,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4" calcext:value-type="float">
            <text:p>1,4</text:p>
          </table:table-cell>
          <table:table-cell table:style-name="ce1" office:value-type="float" office:value="2.8" calcext:value-type="float">
            <text:p>2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73]-(([.I173]*[.H173])/([.B173]+[.H173])))" office:value-type="float" office:value="114.819778351043" calcext:value-type="float">
            <text:p>114,82</text:p>
          </table:table-cell>
          <table:table-cell table:style-name="ce1" office:value-type="float" office:value="89" calcext:value-type="float">
            <text:p>89</text:p>
          </table:table-cell>
          <table:table-cell table:style-name="ce1" table:formula="of:=[.K173] * 4" office:value-type="float" office:value="356" calcext:value-type="float">
            <text:p>356</text:p>
          </table:table-cell>
          <table:table-cell table:formula="of:=MATCH([.L173];[.J$7:.J$217];-1) + 6" office:value-type="float" office:value="124" calcext:value-type="float">
            <text:p>124</text:p>
          </table:table-cell>
          <table:table-cell table:formula="of:=INDEX([.A$1:.A$1048576];[.M173]; )" office:value-type="float" office:value="62" calcext:value-type="float">
            <text:p>62</text:p>
          </table:table-cell>
          <table:table-cell table:style-name="ce1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496.58" calcext:value-type="float">
            <text:p>496,58</text:p>
          </table:table-cell>
          <table:table-cell table:style-name="ce1" office:value-type="float" office:value="476.51" calcext:value-type="float">
            <text:p>476,51</text:p>
          </table:table-cell>
          <table:table-cell table:style-name="ce1" office:value-type="float" office:value="516.66" calcext:value-type="float">
            <text:p>516,6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2.8" calcext:value-type="float">
            <text:p>2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74]-(([.I174]*[.H174])/([.B174]+[.H174])))" office:value-type="float" office:value="112.092741361963" calcext:value-type="float">
            <text:p>112,09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formula="of:=[.K174] * 4" office:value-type="float" office:value="352" calcext:value-type="float">
            <text:p>352</text:p>
          </table:table-cell>
          <table:table-cell table:formula="of:=MATCH([.L174];[.J$7:.J$217];-1) + 6" office:value-type="float" office:value="124" calcext:value-type="float">
            <text:p>124</text:p>
          </table:table-cell>
          <table:table-cell table:formula="of:=INDEX([.A$1:.A$1048576];[.M174]; )" office:value-type="float" office:value="62" calcext:value-type="float">
            <text:p>62</text:p>
          </table:table-cell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483.08" calcext:value-type="float">
            <text:p>483,08</text:p>
          </table:table-cell>
          <table:table-cell table:style-name="ce1" office:value-type="float" office:value="463.42" calcext:value-type="float">
            <text:p>463,42</text:p>
          </table:table-cell>
          <table:table-cell table:style-name="ce1" office:value-type="float" office:value="502.74" calcext:value-type="float">
            <text:p>502,74</text:p>
          </table:table-cell>
          <table:table-cell table:style-name="ce1" office:value-type="float" office:value="4.1" calcext:value-type="float">
            <text:p>4,1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2.8" calcext:value-type="float">
            <text:p>2,8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75]-(([.I175]*[.H175])/([.B175]+[.H175])))" office:value-type="float" office:value="109.434524250082" calcext:value-type="float">
            <text:p>109,43</text:p>
          </table:table-cell>
          <table:table-cell table:style-name="ce1" office:value-type="float" office:value="87" calcext:value-type="float">
            <text:p>87</text:p>
          </table:table-cell>
          <table:table-cell table:style-name="ce1" table:formula="of:=[.K175] * 4" office:value-type="float" office:value="348" calcext:value-type="float">
            <text:p>348</text:p>
          </table:table-cell>
          <table:table-cell table:formula="of:=MATCH([.L175];[.J$7:.J$217];-1) + 6" office:value-type="float" office:value="125" calcext:value-type="float">
            <text:p>125</text:p>
          </table:table-cell>
          <table:table-cell table:formula="of:=INDEX([.A$1:.A$1048576];[.M175]; )" office:value-type="float" office:value="63" calcext:value-type="float">
            <text:p>63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50.75" calcext:value-type="float">
            <text:p>450,75</text:p>
          </table:table-cell>
          <table:table-cell table:style-name="ce1" office:value-type="float" office:value="489.25" calcext:value-type="float">
            <text:p>489,25</text:p>
          </table:table-cell>
          <table:table-cell table:style-name="ce1" office:value-type="float" office:value="4.1" calcext:value-type="float">
            <text:p>4,1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2.7" calcext:value-type="float">
            <text:p>2,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76]-(([.I176]*[.H176])/([.B176]+[.H176])))" office:value-type="float" office:value="106.840848806366" calcext:value-type="float">
            <text:p>106,84</text:p>
          </table:table-cell>
          <table:table-cell table:style-name="ce1" office:value-type="float" office:value="86" calcext:value-type="float">
            <text:p>86</text:p>
          </table:table-cell>
          <table:table-cell table:style-name="ce1" table:formula="of:=[.K176] * 4" office:value-type="float" office:value="344" calcext:value-type="float">
            <text:p>344</text:p>
          </table:table-cell>
          <table:table-cell table:formula="of:=MATCH([.L176];[.J$7:.J$217];-1) + 6" office:value-type="float" office:value="125" calcext:value-type="float">
            <text:p>125</text:p>
          </table:table-cell>
          <table:table-cell table:formula="of:=INDEX([.A$1:.A$1048576];[.M176]; )" office:value-type="float" office:value="63" calcext:value-type="float">
            <text:p>63</text:p>
          </table:table-cell>
          <table:table-cell table:style-name="ce1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457.33" calcext:value-type="float">
            <text:p>457,33</text:p>
          </table:table-cell>
          <table:table-cell table:style-name="ce1" office:value-type="float" office:value="438.48" calcext:value-type="float">
            <text:p>438,48</text:p>
          </table:table-cell>
          <table:table-cell table:style-name="ce1" office:value-type="float" office:value="476.18" calcext:value-type="float">
            <text:p>476,18</text:p>
          </table:table-cell>
          <table:table-cell table:style-name="ce1" office:value-type="float" office:value="4.1" calcext:value-type="float">
            <text:p>4,1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2.7" calcext:value-type="float">
            <text:p>2,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77]-(([.I177]*[.H177])/([.B177]+[.H177])))" office:value-type="float" office:value="104.311255599056" calcext:value-type="float">
            <text:p>104,31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formula="of:=[.K177] * 4" office:value-type="float" office:value="340" calcext:value-type="float">
            <text:p>340</text:p>
          </table:table-cell>
          <table:table-cell table:formula="of:=MATCH([.L177];[.J$7:.J$217];-1) + 6" office:value-type="float" office:value="126" calcext:value-type="float">
            <text:p>126</text:p>
          </table:table-cell>
          <table:table-cell table:formula="of:=INDEX([.A$1:.A$1048576];[.M177]; )" office:value-type="float" office:value="64" calcext:value-type="float">
            <text:p>64</text:p>
          </table:table-cell>
          <table:table-cell table:style-name="ce1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45.06" calcext:value-type="float">
            <text:p>445,06</text:p>
          </table:table-cell>
          <table:table-cell table:style-name="ce1" office:value-type="float" office:value="426.59" calcext:value-type="float">
            <text:p>426,59</text:p>
          </table:table-cell>
          <table:table-cell table:style-name="ce1" office:value-type="float" office:value="463.52" calcext:value-type="float">
            <text:p>463,52</text:p>
          </table:table-cell>
          <table:table-cell table:style-name="ce1" office:value-type="float" office:value="4.1" calcext:value-type="float">
            <text:p>4,1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2.7" calcext:value-type="float">
            <text:p>2,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78]-(([.I178]*[.H178])/([.B178]+[.H178])))" office:value-type="float" office:value="101.845209422546" calcext:value-type="float">
            <text:p>101,85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formula="of:=[.K178] * 4" office:value-type="float" office:value="336" calcext:value-type="float">
            <text:p>336</text:p>
          </table:table-cell>
          <table:table-cell table:formula="of:=MATCH([.L178];[.J$7:.J$217];-1) + 6" office:value-type="float" office:value="127" calcext:value-type="float">
            <text:p>127</text:p>
          </table:table-cell>
          <table:table-cell table:formula="of:=INDEX([.A$1:.A$1048576];[.M178]; )" office:value-type="float" office:value="65" calcext:value-type="float">
            <text:p>65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433.16" calcext:value-type="float">
            <text:p>433,16</text:p>
          </table:table-cell>
          <table:table-cell table:style-name="ce1" office:value-type="float" office:value="415.08" calcext:value-type="float">
            <text:p>415,08</text:p>
          </table:table-cell>
          <table:table-cell table:style-name="ce1" office:value-type="float" office:value="451.24" calcext:value-type="float">
            <text:p>451,24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float" office:value="2.7" calcext:value-type="float">
            <text:p>2,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79]-(([.I179]*[.H179])/([.B179]+[.H179])))" office:value-type="float" office:value="99.4380417662248" calcext:value-type="float">
            <text:p>99,44</text:p>
          </table:table-cell>
          <table:table-cell table:style-name="ce1" office:value-type="float" office:value="83" calcext:value-type="float">
            <text:p>83</text:p>
          </table:table-cell>
          <table:table-cell table:style-name="ce1" table:formula="of:=[.K179] * 4" office:value-type="float" office:value="332" calcext:value-type="float">
            <text:p>332</text:p>
          </table:table-cell>
          <table:table-cell table:formula="of:=MATCH([.L179];[.J$7:.J$217];-1) + 6" office:value-type="float" office:value="127" calcext:value-type="float">
            <text:p>127</text:p>
          </table:table-cell>
          <table:table-cell table:formula="of:=INDEX([.A$1:.A$1048576];[.M179]; )" office:value-type="float" office:value="65" calcext:value-type="float">
            <text:p>65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421.63" calcext:value-type="float">
            <text:p>421,63</text:p>
          </table:table-cell>
          <table:table-cell table:style-name="ce1" office:value-type="float" office:value="403.93" calcext:value-type="float">
            <text:p>403,93</text:p>
          </table:table-cell>
          <table:table-cell table:style-name="ce1" office:value-type="float" office:value="439.34" calcext:value-type="float">
            <text:p>439,34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2.7" calcext:value-type="float">
            <text:p>2,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80]-(([.I180]*[.H180])/([.B180]+[.H180])))" office:value-type="float" office:value="97.0910353796589" calcext:value-type="float">
            <text:p>97,09</text:p>
          </table:table-cell>
          <table:table-cell table:style-name="ce1" office:value-type="float" office:value="82" calcext:value-type="float">
            <text:p>82</text:p>
          </table:table-cell>
          <table:table-cell table:style-name="ce1" table:formula="of:=[.K180] * 4" office:value-type="float" office:value="328" calcext:value-type="float">
            <text:p>328</text:p>
          </table:table-cell>
          <table:table-cell table:formula="of:=MATCH([.L180];[.J$7:.J$217];-1) + 6" office:value-type="float" office:value="128" calcext:value-type="float">
            <text:p>128</text:p>
          </table:table-cell>
          <table:table-cell table:formula="of:=INDEX([.A$1:.A$1048576];[.M180]; )" office:value-type="float" office:value="66" calcext:value-type="float">
            <text:p>66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10.46" calcext:value-type="float">
            <text:p>410,46</text:p>
          </table:table-cell>
          <table:table-cell table:style-name="ce1" office:value-type="float" office:value="393.12" calcext:value-type="float">
            <text:p>393,12</text:p>
          </table:table-cell>
          <table:table-cell table:style-name="ce1" office:value-type="float" office:value="427.81" calcext:value-type="float">
            <text:p>427,81</text:p>
          </table:table-cell>
          <table:table-cell table:style-name="ce1" office:value-type="float" office:value="4.2" calcext:value-type="float">
            <text:p>4,2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2.7" calcext:value-type="float">
            <text:p>2,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81]-(([.I181]*[.H181])/([.B181]+[.H181])))" office:value-type="float" office:value="94.8033990394722" calcext:value-type="float">
            <text:p>94,80</text:p>
          </table:table-cell>
          <table:table-cell table:style-name="ce1" office:value-type="float" office:value="81" calcext:value-type="float">
            <text:p>81</text:p>
          </table:table-cell>
          <table:table-cell table:style-name="ce1" table:formula="of:=[.K181] * 4" office:value-type="float" office:value="324" calcext:value-type="float">
            <text:p>324</text:p>
          </table:table-cell>
          <table:table-cell table:formula="of:=MATCH([.L181];[.J$7:.J$217];-1) + 6" office:value-type="float" office:value="128" calcext:value-type="float">
            <text:p>128</text:p>
          </table:table-cell>
          <table:table-cell table:formula="of:=INDEX([.A$1:.A$1048576];[.M181]; )" office:value-type="float" office:value="66" calcext:value-type="float">
            <text:p>66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99.63" calcext:value-type="float">
            <text:p>399,63</text:p>
          </table:table-cell>
          <table:table-cell table:style-name="ce1" office:value-type="float" office:value="382.64" calcext:value-type="float">
            <text:p>382,64</text:p>
          </table:table-cell>
          <table:table-cell table:style-name="ce1" office:value-type="float" office:value="416.62" calcext:value-type="float">
            <text:p>416,62</text:p>
          </table:table-cell>
          <table:table-cell table:style-name="ce1" office:value-type="float" office:value="4.3" calcext:value-type="float">
            <text:p>4,3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2.7" calcext:value-type="float">
            <text:p>2,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82]-(([.I182]*[.H182])/([.B182]+[.H182])))" office:value-type="float" office:value="92.5722058692356" calcext:value-type="float">
            <text:p>92,57</text:p>
          </table:table-cell>
          <table:table-cell table:style-name="ce1" office:value-type="float" office:value="80" calcext:value-type="float">
            <text:p>80</text:p>
          </table:table-cell>
          <table:table-cell table:style-name="ce1" table:formula="of:=[.K182] * 4" office:value-type="float" office:value="320" calcext:value-type="float">
            <text:p>320</text:p>
          </table:table-cell>
          <table:table-cell table:formula="of:=MATCH([.L182];[.J$7:.J$217];-1) + 6" office:value-type="float" office:value="129" calcext:value-type="float">
            <text:p>129</text:p>
          </table:table-cell>
          <table:table-cell table:formula="of:=INDEX([.A$1:.A$1048576];[.M182]; )" office:value-type="float" office:value="67" calcext:value-type="float">
            <text:p>67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389.21" calcext:value-type="float">
            <text:p>389,21</text:p>
          </table:table-cell>
          <table:table-cell table:style-name="ce1" office:value-type="float" office:value="372.57" calcext:value-type="float">
            <text:p>372,57</text:p>
          </table:table-cell>
          <table:table-cell table:style-name="ce1" office:value-type="float" office:value="405.86" calcext:value-type="float">
            <text:p>405,86</text:p>
          </table:table-cell>
          <table:table-cell table:style-name="ce1" office:value-type="float" office:value="4.3" calcext:value-type="float">
            <text:p>4,3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2.7" calcext:value-type="float">
            <text:p>2,7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83]-(([.I183]*[.H183])/([.B183]+[.H183])))" office:value-type="float" office:value="90.4131155450625" calcext:value-type="float">
            <text:p>90,41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formula="of:=[.K183] * 4" office:value-type="float" office:value="316" calcext:value-type="float">
            <text:p>316</text:p>
          </table:table-cell>
          <table:table-cell table:formula="of:=MATCH([.L183];[.J$7:.J$217];-1) + 6" office:value-type="float" office:value="129" calcext:value-type="float">
            <text:p>129</text:p>
          </table:table-cell>
          <table:table-cell table:formula="of:=INDEX([.A$1:.A$1048576];[.M183]; )" office:value-type="float" office:value="67" calcext:value-type="float">
            <text:p>67</text:p>
          </table:table-cell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79.11" calcext:value-type="float">
            <text:p>379,11</text:p>
          </table:table-cell>
          <table:table-cell table:style-name="ce1" office:value-type="float" office:value="362.8" calcext:value-type="float">
            <text:p>362,8</text:p>
          </table:table-cell>
          <table:table-cell table:style-name="ce1" office:value-type="float" office:value="395.42" calcext:value-type="float">
            <text:p>395,42</text:p>
          </table:table-cell>
          <table:table-cell table:style-name="ce1" office:value-type="float" office:value="4.3" calcext:value-type="float">
            <text:p>4,3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2.6" calcext:value-type="float">
            <text:p>2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84]-(([.I184]*[.H184])/([.B184]+[.H184])))" office:value-type="float" office:value="88.3086588876114" calcext:value-type="float">
            <text:p>88,31</text:p>
          </table:table-cell>
          <table:table-cell table:style-name="ce1" office:value-type="float" office:value="78" calcext:value-type="float">
            <text:p>78</text:p>
          </table:table-cell>
          <table:table-cell table:style-name="ce1" table:formula="of:=[.K184] * 4" office:value-type="float" office:value="312" calcext:value-type="float">
            <text:p>312</text:p>
          </table:table-cell>
          <table:table-cell table:formula="of:=MATCH([.L184];[.J$7:.J$217];-1) + 6" office:value-type="float" office:value="130" calcext:value-type="float">
            <text:p>130</text:p>
          </table:table-cell>
          <table:table-cell table:formula="of:=INDEX([.A$1:.A$1048576];[.M184]; )" office:value-type="float" office:value="68" calcext:value-type="float">
            <text:p>68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69.31" calcext:value-type="float">
            <text:p>369,31</text:p>
          </table:table-cell>
          <table:table-cell table:style-name="ce1" office:value-type="float" office:value="353.33" calcext:value-type="float">
            <text:p>353,33</text:p>
          </table:table-cell>
          <table:table-cell table:style-name="ce1" office:value-type="float" office:value="385.29" calcext:value-type="float">
            <text:p>385,29</text:p>
          </table:table-cell>
          <table:table-cell table:style-name="ce1" office:value-type="float" office:value="4.3" calcext:value-type="float">
            <text:p>4,3</text:p>
          </table:table-cell>
          <table:table-cell table:style-name="ce1" office:value-type="float" office:value="1.6" calcext:value-type="float">
            <text:p>1,6</text:p>
          </table:table-cell>
          <table:table-cell table:style-name="ce1" office:value-type="float" office:value="2.6" calcext:value-type="float">
            <text:p>2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85]-(([.I185]*[.H185])/([.B185]+[.H185])))" office:value-type="float" office:value="86.2556366183288" calcext:value-type="float">
            <text:p>86,26</text:p>
          </table:table-cell>
          <table:table-cell table:style-name="ce1" office:value-type="float" office:value="77" calcext:value-type="float">
            <text:p>77</text:p>
          </table:table-cell>
          <table:table-cell table:style-name="ce1" table:formula="of:=[.K185] * 4" office:value-type="float" office:value="308" calcext:value-type="float">
            <text:p>308</text:p>
          </table:table-cell>
          <table:table-cell table:formula="of:=MATCH([.L185];[.J$7:.J$217];-1) + 6" office:value-type="float" office:value="131" calcext:value-type="float">
            <text:p>131</text:p>
          </table:table-cell>
          <table:table-cell table:formula="of:=INDEX([.A$1:.A$1048576];[.M185]; )" office:value-type="float" office:value="69" calcext:value-type="float">
            <text:p>69</text:p>
          </table:table-cell>
          <table:table-cell table:style-name="ce1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359.81" calcext:value-type="float">
            <text:p>359,81</text:p>
          </table:table-cell>
          <table:table-cell table:style-name="ce1" office:value-type="float" office:value="344.15" calcext:value-type="float">
            <text:p>344,15</text:p>
          </table:table-cell>
          <table:table-cell table:style-name="ce1" office:value-type="float" office:value="375.47" calcext:value-type="float">
            <text:p>375,47</text:p>
          </table:table-cell>
          <table:table-cell table:style-name="ce1" office:value-type="float" office:value="4.4" calcext:value-type="float">
            <text:p>4,4</text:p>
          </table:table-cell>
          <table:table-cell table:style-name="ce1" office:value-type="float" office:value="1.7" calcext:value-type="float">
            <text:p>1,7</text:p>
          </table:table-cell>
          <table:table-cell table:style-name="ce1" office:value-type="float" office:value="2.6" calcext:value-type="float">
            <text:p>2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86]-(([.I186]*[.H186])/([.B186]+[.H186])))" office:value-type="float" office:value="84.2549667878933" calcext:value-type="float">
            <text:p>84,25</text:p>
          </table:table-cell>
          <table:table-cell table:style-name="ce1" office:value-type="float" office:value="76" calcext:value-type="float">
            <text:p>76</text:p>
          </table:table-cell>
          <table:table-cell table:style-name="ce1" table:formula="of:=[.K186] * 4" office:value-type="float" office:value="304" calcext:value-type="float">
            <text:p>304</text:p>
          </table:table-cell>
          <table:table-cell table:formula="of:=MATCH([.L186];[.J$7:.J$217];-1) + 6" office:value-type="float" office:value="131" calcext:value-type="float">
            <text:p>131</text:p>
          </table:table-cell>
          <table:table-cell table:formula="of:=INDEX([.A$1:.A$1048576];[.M186]; )" office:value-type="float" office:value="69" calcext:value-type="float">
            <text:p>69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50.59" calcext:value-type="float">
            <text:p>350,59</text:p>
          </table:table-cell>
          <table:table-cell table:style-name="ce1" office:value-type="float" office:value="335.24" calcext:value-type="float">
            <text:p>335,24</text:p>
          </table:table-cell>
          <table:table-cell table:style-name="ce1" office:value-type="float" office:value="365.93" calcext:value-type="float">
            <text:p>365,93</text:p>
          </table:table-cell>
          <table:table-cell table:style-name="ce1" office:value-type="float" office:value="4.4" calcext:value-type="float">
            <text:p>4,4</text:p>
          </table:table-cell>
          <table:table-cell table:style-name="ce1" office:value-type="float" office:value="1.7" calcext:value-type="float">
            <text:p>1,7</text:p>
          </table:table-cell>
          <table:table-cell table:style-name="ce1" office:value-type="float" office:value="2.6" calcext:value-type="float">
            <text:p>2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87]-(([.I187]*[.H187])/([.B187]+[.H187])))" office:value-type="float" office:value="82.3033071366547" calcext:value-type="float">
            <text:p>82,30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formula="of:=[.K187] * 4" office:value-type="float" office:value="300" calcext:value-type="float">
            <text:p>300</text:p>
          </table:table-cell>
          <table:table-cell table:formula="of:=MATCH([.L187];[.J$7:.J$217];-1) + 6" office:value-type="float" office:value="132" calcext:value-type="float">
            <text:p>132</text:p>
          </table:table-cell>
          <table:table-cell table:formula="of:=INDEX([.A$1:.A$1048576];[.M187]; )" office:value-type="float" office:value="70" calcext:value-type="float">
            <text:p>70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341.64" calcext:value-type="float">
            <text:p>341,64</text:p>
          </table:table-cell>
          <table:table-cell table:style-name="ce1" office:value-type="float" office:value="326.6" calcext:value-type="float">
            <text:p>326,6</text:p>
          </table:table-cell>
          <table:table-cell table:style-name="ce1" office:value-type="float" office:value="356.68" calcext:value-type="float">
            <text:p>356,68</text:p>
          </table:table-cell>
          <table:table-cell table:style-name="ce1" office:value-type="float" office:value="4.4" calcext:value-type="float">
            <text:p>4,4</text:p>
          </table:table-cell>
          <table:table-cell table:style-name="ce1" office:value-type="float" office:value="1.7" calcext:value-type="float">
            <text:p>1,7</text:p>
          </table:table-cell>
          <table:table-cell table:style-name="ce1" office:value-type="float" office:value="2.6" calcext:value-type="float">
            <text:p>2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88]-(([.I188]*[.H188])/([.B188]+[.H188])))" office:value-type="float" office:value="80.3993475467097" calcext:value-type="float">
            <text:p>80,40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formula="of:=[.K188] * 4" office:value-type="float" office:value="296" calcext:value-type="float">
            <text:p>296</text:p>
          </table:table-cell>
          <table:table-cell table:formula="of:=MATCH([.L188];[.J$7:.J$217];-1) + 6" office:value-type="float" office:value="132" calcext:value-type="float">
            <text:p>132</text:p>
          </table:table-cell>
          <table:table-cell table:formula="of:=INDEX([.A$1:.A$1048576];[.M188]; )" office:value-type="float" office:value="70" calcext:value-type="float">
            <text:p>70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332.96" calcext:value-type="float">
            <text:p>332,96</text:p>
          </table:table-cell>
          <table:table-cell table:style-name="ce1" office:value-type="float" office:value="318.22" calcext:value-type="float">
            <text:p>318,22</text:p>
          </table:table-cell>
          <table:table-cell table:style-name="ce1" office:value-type="float" office:value="347.71" calcext:value-type="float">
            <text:p>347,71</text:p>
          </table:table-cell>
          <table:table-cell table:style-name="ce1" office:value-type="float" office:value="4.4" calcext:value-type="float">
            <text:p>4,4</text:p>
          </table:table-cell>
          <table:table-cell table:style-name="ce1" office:value-type="float" office:value="1.7" calcext:value-type="float">
            <text:p>1,7</text:p>
          </table:table-cell>
          <table:table-cell table:style-name="ce1" office:value-type="float" office:value="2.6" calcext:value-type="float">
            <text:p>2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89]-(([.I189]*[.H189])/([.B189]+[.H189])))" office:value-type="float" office:value="78.543865057694" calcext:value-type="float">
            <text:p>78,54</text:p>
          </table:table-cell>
          <table:table-cell table:style-name="ce1" office:value-type="float" office:value="73" calcext:value-type="float">
            <text:p>73</text:p>
          </table:table-cell>
          <table:table-cell table:style-name="ce1" table:formula="of:=[.K189] * 4" office:value-type="float" office:value="292" calcext:value-type="float">
            <text:p>292</text:p>
          </table:table-cell>
          <table:table-cell table:formula="of:=MATCH([.L189];[.J$7:.J$217];-1) + 6" office:value-type="float" office:value="133" calcext:value-type="float">
            <text:p>133</text:p>
          </table:table-cell>
          <table:table-cell table:formula="of:=INDEX([.A$1:.A$1048576];[.M189]; )" office:value-type="float" office:value="71" calcext:value-type="float">
            <text:p>71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324.54" calcext:value-type="float">
            <text:p>324,54</text:p>
          </table:table-cell>
          <table:table-cell table:style-name="ce1" office:value-type="float" office:value="310.1" calcext:value-type="float">
            <text:p>310,1</text:p>
          </table:table-cell>
          <table:table-cell table:style-name="ce1" office:value-type="float" office:value="338.99" calcext:value-type="float">
            <text:p>338,99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1.7" calcext:value-type="float">
            <text:p>1,7</text:p>
          </table:table-cell>
          <table:table-cell table:style-name="ce1" office:value-type="float" office:value="2.6" calcext:value-type="float">
            <text:p>2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90]-(([.I190]*[.H190])/([.B190]+[.H190])))" office:value-type="float" office:value="76.7354698803158" calcext:value-type="float">
            <text:p>76,74</text:p>
          </table:table-cell>
          <table:table-cell table:style-name="ce1" office:value-type="float" office:value="72" calcext:value-type="float">
            <text:p>72</text:p>
          </table:table-cell>
          <table:table-cell table:style-name="ce1" table:formula="of:=[.K190] * 4" office:value-type="float" office:value="288" calcext:value-type="float">
            <text:p>288</text:p>
          </table:table-cell>
          <table:table-cell table:formula="of:=MATCH([.L190];[.J$7:.J$217];-1) + 6" office:value-type="float" office:value="134" calcext:value-type="float">
            <text:p>134</text:p>
          </table:table-cell>
          <table:table-cell table:formula="of:=INDEX([.A$1:.A$1048576];[.M190]; )" office:value-type="float" office:value="72" calcext:value-type="float">
            <text:p>72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316.37" calcext:value-type="float">
            <text:p>316,37</text:p>
          </table:table-cell>
          <table:table-cell table:style-name="ce1" office:value-type="float" office:value="302.21" calcext:value-type="float">
            <text:p>302,21</text:p>
          </table:table-cell>
          <table:table-cell table:style-name="ce1" office:value-type="float" office:value="330.53" calcext:value-type="float">
            <text:p>330,53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1.7" calcext:value-type="float">
            <text:p>1,7</text:p>
          </table:table-cell>
          <table:table-cell table:style-name="ce1" office:value-type="float" office:value="2.6" calcext:value-type="float">
            <text:p>2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91]-(([.I191]*[.H191])/([.B191]+[.H191])))" office:value-type="float" office:value="74.9727184994898" calcext:value-type="float">
            <text:p>74,97</text:p>
          </table:table-cell>
          <table:table-cell table:style-name="ce1" office:value-type="float" office:value="71" calcext:value-type="float">
            <text:p>71</text:p>
          </table:table-cell>
          <table:table-cell table:style-name="ce1" table:formula="of:=[.K191] * 4" office:value-type="float" office:value="284" calcext:value-type="float">
            <text:p>284</text:p>
          </table:table-cell>
          <table:table-cell table:formula="of:=MATCH([.L191];[.J$7:.J$217];-1) + 6" office:value-type="float" office:value="134" calcext:value-type="float">
            <text:p>134</text:p>
          </table:table-cell>
          <table:table-cell table:formula="of:=INDEX([.A$1:.A$1048576];[.M191]; )" office:value-type="float" office:value="72" calcext:value-type="float">
            <text:p>72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308.44" calcext:value-type="float">
            <text:p>308,44</text:p>
          </table:table-cell>
          <table:table-cell table:style-name="ce1" office:value-type="float" office:value="294.56" calcext:value-type="float">
            <text:p>294,56</text:p>
          </table:table-cell>
          <table:table-cell table:style-name="ce1" office:value-type="float" office:value="322.32" calcext:value-type="float">
            <text:p>322,32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2.6" calcext:value-type="float">
            <text:p>2,6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92]-(([.I192]*[.H192])/([.B192]+[.H192])))" office:value-type="float" office:value="73.2541153517864" calcext:value-type="float">
            <text:p>73,25</text:p>
          </table:table-cell>
          <table:table-cell table:style-name="ce1" office:value-type="float" office:value="70" calcext:value-type="float">
            <text:p>70</text:p>
          </table:table-cell>
          <table:table-cell table:style-name="ce1" table:formula="of:=[.K192] * 4" office:value-type="float" office:value="280" calcext:value-type="float">
            <text:p>280</text:p>
          </table:table-cell>
          <table:table-cell table:formula="of:=MATCH([.L192];[.J$7:.J$217];-1) + 6" office:value-type="float" office:value="135" calcext:value-type="float">
            <text:p>135</text:p>
          </table:table-cell>
          <table:table-cell table:formula="of:=INDEX([.A$1:.A$1048576];[.M192]; )" office:value-type="float" office:value="73" calcext:value-type="float">
            <text:p>73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300.7" calcext:value-type="float">
            <text:p>300,7</text:p>
          </table:table-cell>
          <table:table-cell table:style-name="ce1" office:value-type="float" office:value="287.09" calcext:value-type="float">
            <text:p>287,09</text:p>
          </table:table-cell>
          <table:table-cell table:style-name="ce1" office:value-type="float" office:value="314.3" calcext:value-type="float">
            <text:p>314,3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2.5" calcext:value-type="float">
            <text:p>2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93]-(([.I193]*[.H193])/([.B193]+[.H193])))" office:value-type="float" office:value="71.5693892854167" calcext:value-type="float">
            <text:p>71,57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formula="of:=[.K193] * 4" office:value-type="float" office:value="276" calcext:value-type="float">
            <text:p>276</text:p>
          </table:table-cell>
          <table:table-cell table:formula="of:=MATCH([.L193];[.J$7:.J$217];-1) + 6" office:value-type="float" office:value="136" calcext:value-type="float">
            <text:p>136</text:p>
          </table:table-cell>
          <table:table-cell table:formula="of:=INDEX([.A$1:.A$1048576];[.M193]; )" office:value-type="float" office:value="74" calcext:value-type="float">
            <text:p>74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293.18" calcext:value-type="float">
            <text:p>293,18</text:p>
          </table:table-cell>
          <table:table-cell table:style-name="ce1" office:value-type="float" office:value="279.85" calcext:value-type="float">
            <text:p>279,85</text:p>
          </table:table-cell>
          <table:table-cell table:style-name="ce1" office:value-type="float" office:value="306.52" calcext:value-type="float">
            <text:p>306,52</text:p>
          </table:table-cell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2.5" calcext:value-type="float">
            <text:p>2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94]-(([.I194]*[.H194])/([.B194]+[.H194])))" office:value-type="float" office:value="69.9255979383164" calcext:value-type="float">
            <text:p>69,93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formula="of:=[.K194] * 4" office:value-type="float" office:value="272" calcext:value-type="float">
            <text:p>272</text:p>
          </table:table-cell>
          <table:table-cell table:formula="of:=MATCH([.L194];[.J$7:.J$217];-1) + 6" office:value-type="float" office:value="136" calcext:value-type="float">
            <text:p>136</text:p>
          </table:table-cell>
          <table:table-cell table:formula="of:=INDEX([.A$1:.A$1048576];[.M194]; )" office:value-type="float" office:value="74" calcext:value-type="float">
            <text:p>74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85.88" calcext:value-type="float">
            <text:p>285,88</text:p>
          </table:table-cell>
          <table:table-cell table:style-name="ce1" office:value-type="float" office:value="272.81" calcext:value-type="float">
            <text:p>272,81</text:p>
          </table:table-cell>
          <table:table-cell table:style-name="ce1" office:value-type="float" office:value="298.96" calcext:value-type="float">
            <text:p>298,96</text:p>
          </table:table-cell>
          <table:table-cell table:style-name="ce1" office:value-type="float" office:value="4.6" calcext:value-type="float">
            <text:p>4,6</text:p>
          </table:table-cell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2.5" calcext:value-type="float">
            <text:p>2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95]-(([.I195]*[.H195])/([.B195]+[.H195])))" office:value-type="float" office:value="68.3233013932424" calcext:value-type="float">
            <text:p>68,32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formula="of:=[.K195] * 4" office:value-type="float" office:value="268" calcext:value-type="float">
            <text:p>268</text:p>
          </table:table-cell>
          <table:table-cell table:formula="of:=MATCH([.L195];[.J$7:.J$217];-1) + 6" office:value-type="float" office:value="137" calcext:value-type="float">
            <text:p>137</text:p>
          </table:table-cell>
          <table:table-cell table:formula="of:=INDEX([.A$1:.A$1048576];[.M195]; )" office:value-type="float" office:value="75" calcext:value-type="float">
            <text:p>75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278.8" calcext:value-type="float">
            <text:p>278,8</text:p>
          </table:table-cell>
          <table:table-cell table:style-name="ce1" office:value-type="float" office:value="265.98" calcext:value-type="float">
            <text:p>265,98</text:p>
          </table:table-cell>
          <table:table-cell table:style-name="ce1" office:value-type="float" office:value="291.61" calcext:value-type="float">
            <text:p>291,61</text:p>
          </table:table-cell>
          <table:table-cell table:style-name="ce1" office:value-type="float" office:value="4.6" calcext:value-type="float">
            <text:p>4,6</text:p>
          </table:table-cell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2.5" calcext:value-type="float">
            <text:p>2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96]-(([.I196]*[.H196])/([.B196]+[.H196])))" office:value-type="float" office:value="66.7630490667264" calcext:value-type="float">
            <text:p>66,76</text:p>
          </table:table-cell>
          <table:table-cell table:style-name="ce1" office:value-type="float" office:value="66" calcext:value-type="float">
            <text:p>66</text:p>
          </table:table-cell>
          <table:table-cell table:style-name="ce1" table:formula="of:=[.K196] * 4" office:value-type="float" office:value="264" calcext:value-type="float">
            <text:p>264</text:p>
          </table:table-cell>
          <table:table-cell table:formula="of:=MATCH([.L196];[.J$7:.J$217];-1) + 6" office:value-type="float" office:value="138" calcext:value-type="float">
            <text:p>138</text:p>
          </table:table-cell>
          <table:table-cell table:formula="of:=INDEX([.A$1:.A$1048576];[.M196]; )" office:value-type="float" office:value="76" calcext:value-type="float">
            <text:p>76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271.92" calcext:value-type="float">
            <text:p>271,92</text:p>
          </table:table-cell>
          <table:table-cell table:style-name="ce1" office:value-type="float" office:value="259.35" calcext:value-type="float">
            <text:p>259,35</text:p>
          </table:table-cell>
          <table:table-cell table:style-name="ce1" office:value-type="float" office:value="284.48" calcext:value-type="float">
            <text:p>284,48</text:p>
          </table:table-cell>
          <table:table-cell table:style-name="ce1" office:value-type="float" office:value="4.6" calcext:value-type="float">
            <text:p>4,6</text:p>
          </table:table-cell>
          <table:table-cell table:style-name="ce1" office:value-type="float" office:value="1.8" calcext:value-type="float">
            <text:p>1,8</text:p>
          </table:table-cell>
          <table:table-cell table:style-name="ce1" office:value-type="float" office:value="2.5" calcext:value-type="float">
            <text:p>2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97]-(([.I197]*[.H197])/([.B197]+[.H197])))" office:value-type="float" office:value="65.2409460458241" calcext:value-type="float">
            <text:p>65,24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formula="of:=[.K197] * 4" office:value-type="float" office:value="260" calcext:value-type="float">
            <text:p>260</text:p>
          </table:table-cell>
          <table:table-cell table:formula="of:=MATCH([.L197];[.J$7:.J$217];-1) + 6" office:value-type="float" office:value="138" calcext:value-type="float">
            <text:p>138</text:p>
          </table:table-cell>
          <table:table-cell table:formula="of:=INDEX([.A$1:.A$1048576];[.M197]; )" office:value-type="float" office:value="76" calcext:value-type="float">
            <text:p>76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265.23" calcext:value-type="float">
            <text:p>265,23</text:p>
          </table:table-cell>
          <table:table-cell table:style-name="ce1" office:value-type="float" office:value="252.91" calcext:value-type="float">
            <text:p>252,91</text:p>
          </table:table-cell>
          <table:table-cell table:style-name="ce1" office:value-type="float" office:value="277.55" calcext:value-type="float">
            <text:p>277,55</text:p>
          </table:table-cell>
          <table:table-cell table:style-name="ce1" office:value-type="float" office:value="4.6" calcext:value-type="float">
            <text:p>4,6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2.5" calcext:value-type="float">
            <text:p>2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98]-(([.I198]*[.H198])/([.B198]+[.H198])))" office:value-type="float" office:value="63.7552444021844" calcext:value-type="float">
            <text:p>63,76</text:p>
          </table:table-cell>
          <table:table-cell table:style-name="ce1" office:value-type="float" office:value="64" calcext:value-type="float">
            <text:p>64</text:p>
          </table:table-cell>
          <table:table-cell table:style-name="ce1" table:formula="of:=[.K198] * 4" office:value-type="float" office:value="256" calcext:value-type="float">
            <text:p>256</text:p>
          </table:table-cell>
          <table:table-cell table:formula="of:=MATCH([.L198];[.J$7:.J$217];-1) + 6" office:value-type="float" office:value="139" calcext:value-type="float">
            <text:p>139</text:p>
          </table:table-cell>
          <table:table-cell table:formula="of:=INDEX([.A$1:.A$1048576];[.M198]; )" office:value-type="float" office:value="77" calcext:value-type="float">
            <text:p>77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258.74" calcext:value-type="float">
            <text:p>258,74</text:p>
          </table:table-cell>
          <table:table-cell table:style-name="ce1" office:value-type="float" office:value="246.66" calcext:value-type="float">
            <text:p>246,66</text:p>
          </table:table-cell>
          <table:table-cell table:style-name="ce1" office:value-type="float" office:value="270.82" calcext:value-type="float">
            <text:p>270,82</text:p>
          </table:table-cell>
          <table:table-cell table:style-name="ce1" office:value-type="float" office:value="4.7" calcext:value-type="float">
            <text:p>4,7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2.5" calcext:value-type="float">
            <text:p>2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199]-(([.I199]*[.H199])/([.B199]+[.H199])))" office:value-type="float" office:value="62.3086204667944" calcext:value-type="float">
            <text:p>62,31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formula="of:=[.K199] * 4" office:value-type="float" office:value="252" calcext:value-type="float">
            <text:p>252</text:p>
          </table:table-cell>
          <table:table-cell table:formula="of:=MATCH([.L199];[.J$7:.J$217];-1) + 6" office:value-type="float" office:value="140" calcext:value-type="float">
            <text:p>140</text:p>
          </table:table-cell>
          <table:table-cell table:formula="of:=INDEX([.A$1:.A$1048576];[.M199]; )" office:value-type="float" office:value="78" calcext:value-type="float">
            <text:p>78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252.43" calcext:value-type="float">
            <text:p>252,43</text:p>
          </table:table-cell>
          <table:table-cell table:style-name="ce1" office:value-type="float" office:value="240.59" calcext:value-type="float">
            <text:p>240,59</text:p>
          </table:table-cell>
          <table:table-cell table:style-name="ce1" office:value-type="float" office:value="264.27" calcext:value-type="float">
            <text:p>264,27</text:p>
          </table:table-cell>
          <table:table-cell table:style-name="ce1" office:value-type="float" office:value="4.7" calcext:value-type="float">
            <text:p>4,7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2.5" calcext:value-type="float">
            <text:p>2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00]-(([.I200]*[.H200])/([.B200]+[.H200])))" office:value-type="float" office:value="60.8970507511759" calcext:value-type="float">
            <text:p>60,90</text:p>
          </table:table-cell>
          <table:table-cell table:style-name="ce1" office:value-type="float" office:value="62" calcext:value-type="float">
            <text:p>62</text:p>
          </table:table-cell>
          <table:table-cell table:style-name="ce1" table:formula="of:=[.K200] * 4" office:value-type="float" office:value="248" calcext:value-type="float">
            <text:p>248</text:p>
          </table:table-cell>
          <table:table-cell table:formula="of:=MATCH([.L200];[.J$7:.J$217];-1) + 6" office:value-type="float" office:value="140" calcext:value-type="float">
            <text:p>140</text:p>
          </table:table-cell>
          <table:table-cell table:formula="of:=INDEX([.A$1:.A$1048576];[.M200]; )" office:value-type="float" office:value="78" calcext:value-type="float">
            <text:p>78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246.3" calcext:value-type="float">
            <text:p>246,3</text:p>
          </table:table-cell>
          <table:table-cell table:style-name="ce1" office:value-type="float" office:value="234.69" calcext:value-type="float">
            <text:p>234,69</text:p>
          </table:table-cell>
          <table:table-cell table:style-name="ce1" office:value-type="float" office:value="257.91" calcext:value-type="float">
            <text:p>257,91</text:p>
          </table:table-cell>
          <table:table-cell table:style-name="ce1" office:value-type="float" office:value="4.7" calcext:value-type="float">
            <text:p>4,7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2.5" calcext:value-type="float">
            <text:p>2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01]-(([.I201]*[.H201])/([.B201]+[.H201])))" office:value-type="float" office:value="59.520937314948" calcext:value-type="float">
            <text:p>59,52</text:p>
          </table:table-cell>
          <table:table-cell table:style-name="ce1" office:value-type="float" office:value="61" calcext:value-type="float">
            <text:p>61</text:p>
          </table:table-cell>
          <table:table-cell table:style-name="ce1" table:formula="of:=[.K201] * 4" office:value-type="float" office:value="244" calcext:value-type="float">
            <text:p>244</text:p>
          </table:table-cell>
          <table:table-cell table:formula="of:=MATCH([.L201];[.J$7:.J$217];-1) + 6" office:value-type="float" office:value="141" calcext:value-type="float">
            <text:p>141</text:p>
          </table:table-cell>
          <table:table-cell table:formula="of:=INDEX([.A$1:.A$1048576];[.M201]; )" office:value-type="float" office:value="79" calcext:value-type="float">
            <text:p>7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240.34" calcext:value-type="float">
            <text:p>240,34</text:p>
          </table:table-cell>
          <table:table-cell table:style-name="ce1" office:value-type="float" office:value="228.96" calcext:value-type="float">
            <text:p>228,96</text:p>
          </table:table-cell>
          <table:table-cell table:style-name="ce1" office:value-type="float" office:value="251.73" calcext:value-type="float">
            <text:p>251,73</text:p>
          </table:table-cell>
          <table:table-cell table:style-name="ce1" office:value-type="float" office:value="4.7" calcext:value-type="float">
            <text:p>4,7</text:p>
          </table:table-cell>
          <table:table-cell table:style-name="ce1" office:value-type="float" office:value="1.9" calcext:value-type="float">
            <text:p>1,9</text:p>
          </table:table-cell>
          <table:table-cell table:style-name="ce1" office:value-type="float" office:value="2.5" calcext:value-type="float">
            <text:p>2,5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02]-(([.I202]*[.H202])/([.B202]+[.H202])))" office:value-type="float" office:value="58.1784178920669" calcext:value-type="float">
            <text:p>58,18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formula="of:=[.K202] * 4" office:value-type="float" office:value="240" calcext:value-type="float">
            <text:p>240</text:p>
          </table:table-cell>
          <table:table-cell table:formula="of:=MATCH([.L202];[.J$7:.J$217];-1) + 6" office:value-type="float" office:value="142" calcext:value-type="float">
            <text:p>142</text:p>
          </table:table-cell>
          <table:table-cell table:formula="of:=INDEX([.A$1:.A$1048576];[.M202]; )" office:value-type="float" office:value="80" calcext:value-type="float">
            <text:p>80</text:p>
          </table:table-cell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34.53" calcext:value-type="float">
            <text:p>234,53</text:p>
          </table:table-cell>
          <table:table-cell table:style-name="ce1" office:value-type="float" office:value="223.36" calcext:value-type="float">
            <text:p>223,36</text:p>
          </table:table-cell>
          <table:table-cell table:style-name="ce1" office:value-type="float" office:value="245.7" calcext:value-type="float">
            <text:p>245,7</text:p>
          </table:table-cell>
          <table:table-cell table:style-name="ce1" office:value-type="float" office:value="4.8" calcext:value-type="float">
            <text:p>4,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4" calcext:value-type="float">
            <text:p>2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03]-(([.I203]*[.H203])/([.B203]+[.H203])))" office:value-type="float" office:value="56.8653286292662" calcext:value-type="float">
            <text:p>56,87</text:p>
          </table:table-cell>
          <table:table-cell table:style-name="ce1" office:value-type="float" office:value="59" calcext:value-type="float">
            <text:p>59</text:p>
          </table:table-cell>
          <table:table-cell table:style-name="ce1" table:formula="of:=[.K203] * 4" office:value-type="float" office:value="236" calcext:value-type="float">
            <text:p>236</text:p>
          </table:table-cell>
          <table:table-cell table:formula="of:=MATCH([.L203];[.J$7:.J$217];-1) + 6" office:value-type="float" office:value="142" calcext:value-type="float">
            <text:p>142</text:p>
          </table:table-cell>
          <table:table-cell table:formula="of:=INDEX([.A$1:.A$1048576];[.M203]; )" office:value-type="float" office:value="80" calcext:value-type="float">
            <text:p>80</text:p>
          </table:table-cell>
          <table:table-cell table:style-name="ce1" office:value-type="float" office:value="-2" calcext:value-type="float">
            <text:p>-2</text:p>
          </table:table-cell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228.88" calcext:value-type="float">
            <text:p>228,88</text:p>
          </table:table-cell>
          <table:table-cell table:style-name="ce1" office:value-type="float" office:value="217.93" calcext:value-type="float">
            <text:p>217,93</text:p>
          </table:table-cell>
          <table:table-cell table:style-name="ce1" office:value-type="float" office:value="239.83" calcext:value-type="float">
            <text:p>239,83</text:p>
          </table:table-cell>
          <table:table-cell table:style-name="ce1" office:value-type="float" office:value="4.8" calcext:value-type="float">
            <text:p>4,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4" calcext:value-type="float">
            <text:p>2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04]-(([.I204]*[.H204])/([.B204]+[.H204])))" office:value-type="float" office:value="55.5842533608397" calcext:value-type="float">
            <text:p>55,58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formula="of:=[.K204] * 4" office:value-type="float" office:value="232" calcext:value-type="float">
            <text:p>232</text:p>
          </table:table-cell>
          <table:table-cell table:formula="of:=MATCH([.L204];[.J$7:.J$217];-1) + 6" office:value-type="float" office:value="143" calcext:value-type="float">
            <text:p>143</text:p>
          </table:table-cell>
          <table:table-cell table:formula="of:=INDEX([.A$1:.A$1048576];[.M204]; )" office:value-type="float" office:value="81" calcext:value-type="float">
            <text:p>81</text:p>
          </table:table-cell>
          <table:table-cell table:style-name="ce1" office:value-type="float" office:value="-4" calcext:value-type="float">
            <text:p>-4</text:p>
          </table:table-cell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223.38" calcext:value-type="float">
            <text:p>223,38</text:p>
          </table:table-cell>
          <table:table-cell table:style-name="ce1" office:value-type="float" office:value="212.65" calcext:value-type="float">
            <text:p>212,65</text:p>
          </table:table-cell>
          <table:table-cell table:style-name="ce1" office:value-type="float" office:value="234.12" calcext:value-type="float">
            <text:p>234,12</text:p>
          </table:table-cell>
          <table:table-cell table:style-name="ce1" office:value-type="float" office:value="4.8" calcext:value-type="float">
            <text:p>4,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4" calcext:value-type="float">
            <text:p>2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05]-(([.I205]*[.H205])/([.B205]+[.H205])))" office:value-type="float" office:value="54.3332425114521" calcext:value-type="float">
            <text:p>54,33</text:p>
          </table:table-cell>
          <table:table-cell table:style-name="ce1" office:value-type="float" office:value="57" calcext:value-type="float">
            <text:p>57</text:p>
          </table:table-cell>
          <table:table-cell table:style-name="ce1" table:formula="of:=[.K205] * 4" office:value-type="float" office:value="228" calcext:value-type="float">
            <text:p>228</text:p>
          </table:table-cell>
          <table:table-cell table:formula="of:=MATCH([.L205];[.J$7:.J$217];-1) + 6" office:value-type="float" office:value="144" calcext:value-type="float">
            <text:p>144</text:p>
          </table:table-cell>
          <table:table-cell table:formula="of:=INDEX([.A$1:.A$1048576];[.M205]; )" office:value-type="float" office:value="82" calcext:value-type="float">
            <text:p>82</text:p>
          </table:table-cell>
          <table:table-cell table:style-name="ce1" office:value-type="float" office:value="-5" calcext:value-type="float">
            <text:p>-5</text:p>
          </table:table-cell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218.04" calcext:value-type="float">
            <text:p>218,04</text:p>
          </table:table-cell>
          <table:table-cell table:style-name="ce1" office:value-type="float" office:value="207.51" calcext:value-type="float">
            <text:p>207,51</text:p>
          </table:table-cell>
          <table:table-cell table:style-name="ce1" office:value-type="float" office:value="228.57" calcext:value-type="float">
            <text:p>228,57</text:p>
          </table:table-cell>
          <table:table-cell table:style-name="ce1" office:value-type="float" office:value="4.8" calcext:value-type="float">
            <text:p>4,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4" calcext:value-type="float">
            <text:p>2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06]-(([.I206]*[.H206])/([.B206]+[.H206])))" office:value-type="float" office:value="53.1148821502882" calcext:value-type="float">
            <text:p>53,11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formula="of:=[.K206] * 4" office:value-type="float" office:value="224" calcext:value-type="float">
            <text:p>224</text:p>
          </table:table-cell>
          <table:table-cell table:formula="of:=MATCH([.L206];[.J$7:.J$217];-1) + 6" office:value-type="float" office:value="145" calcext:value-type="float">
            <text:p>145</text:p>
          </table:table-cell>
          <table:table-cell table:formula="of:=INDEX([.A$1:.A$1048576];[.M206]; )" office:value-type="float" office:value="83" calcext:value-type="float">
            <text:p>83</text:p>
          </table:table-cell>
          <table:table-cell table:style-name="ce1" office:value-type="float" office:value="-6" calcext:value-type="float">
            <text:p>-6</text:p>
          </table:table-cell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212.85" calcext:value-type="float">
            <text:p>212,85</text:p>
          </table:table-cell>
          <table:table-cell table:style-name="ce1" office:value-type="float" office:value="202.52" calcext:value-type="float">
            <text:p>202,52</text:p>
          </table:table-cell>
          <table:table-cell table:style-name="ce1" office:value-type="float" office:value="223.18" calcext:value-type="float">
            <text:p>223,18</text:p>
          </table:table-cell>
          <table:table-cell table:style-name="ce1" office:value-type="float" office:value="4.9" calcext:value-type="float">
            <text:p>4,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4" calcext:value-type="float">
            <text:p>2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07]-(([.I207]*[.H207])/([.B207]+[.H207])))" office:value-type="float" office:value="51.9271958666041" calcext:value-type="float">
            <text:p>51,93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formula="of:=[.K207] * 4" office:value-type="float" office:value="220" calcext:value-type="float">
            <text:p>220</text:p>
          </table:table-cell>
          <table:table-cell table:formula="of:=MATCH([.L207];[.J$7:.J$217];-1) + 6" office:value-type="float" office:value="145" calcext:value-type="float">
            <text:p>145</text:p>
          </table:table-cell>
          <table:table-cell table:formula="of:=INDEX([.A$1:.A$1048576];[.M207]; )" office:value-type="float" office:value="83" calcext:value-type="float">
            <text:p>83</text:p>
          </table:table-cell>
          <table:table-cell table:style-name="ce1" office:value-type="float" office:value="-8" calcext:value-type="float">
            <text:p>-8</text:p>
          </table:table-cell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207.8" calcext:value-type="float">
            <text:p>207,8</text:p>
          </table:table-cell>
          <table:table-cell table:style-name="ce1" office:value-type="float" office:value="197.67" calcext:value-type="float">
            <text:p>197,67</text:p>
          </table:table-cell>
          <table:table-cell table:style-name="ce1" office:value-type="float" office:value="217.93" calcext:value-type="float">
            <text:p>217,93</text:p>
          </table:table-cell>
          <table:table-cell table:style-name="ce1" office:value-type="float" office:value="4.9" calcext:value-type="float">
            <text:p>4,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4" calcext:value-type="float">
            <text:p>2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08]-(([.I208]*[.H208])/([.B208]+[.H208])))" office:value-type="float" office:value="50.7681737841383" calcext:value-type="float">
            <text:p>50,77</text:p>
          </table:table-cell>
          <table:table-cell table:style-name="ce1" office:value-type="float" office:value="54" calcext:value-type="float">
            <text:p>54</text:p>
          </table:table-cell>
          <table:table-cell table:style-name="ce1" table:formula="of:=[.K208] * 4" office:value-type="float" office:value="216" calcext:value-type="float">
            <text:p>216</text:p>
          </table:table-cell>
          <table:table-cell table:formula="of:=MATCH([.L208];[.J$7:.J$217];-1) + 6" office:value-type="float" office:value="146" calcext:value-type="float">
            <text:p>146</text:p>
          </table:table-cell>
          <table:table-cell table:formula="of:=INDEX([.A$1:.A$1048576];[.M208]; )" office:value-type="float" office:value="84" calcext:value-type="float">
            <text:p>84</text:p>
          </table:table-cell>
          <table:table-cell table:style-name="ce1" office:value-type="float" office:value="-9" calcext:value-type="float">
            <text:p>-9</text:p>
          </table:table-cell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202.89" calcext:value-type="float">
            <text:p>202,89</text:p>
          </table:table-cell>
          <table:table-cell table:style-name="ce1" office:value-type="float" office:value="192.95" calcext:value-type="float">
            <text:p>192,95</text:p>
          </table:table-cell>
          <table:table-cell table:style-name="ce1" office:value-type="float" office:value="212.83" calcext:value-type="float">
            <text:p>212,83</text:p>
          </table:table-cell>
          <table:table-cell table:style-name="ce1" office:value-type="float" office:value="4.9" calcext:value-type="float">
            <text:p>4,9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2.4" calcext:value-type="float">
            <text:p>2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09]-(([.I209]*[.H209])/([.B209]+[.H209])))" office:value-type="float" office:value="49.6380788434692" calcext:value-type="float">
            <text:p>49,64</text:p>
          </table:table-cell>
          <table:table-cell table:style-name="ce1" office:value-type="float" office:value="53" calcext:value-type="float">
            <text:p>53</text:p>
          </table:table-cell>
          <table:table-cell table:style-name="ce1" table:formula="of:=[.K209] * 4" office:value-type="float" office:value="212" calcext:value-type="float">
            <text:p>212</text:p>
          </table:table-cell>
          <table:table-cell table:formula="of:=MATCH([.L209];[.J$7:.J$217];-1) + 6" office:value-type="float" office:value="147" calcext:value-type="float">
            <text:p>147</text:p>
          </table:table-cell>
          <table:table-cell table:formula="of:=INDEX([.A$1:.A$1048576];[.M209]; )" office:value-type="float" office:value="85" calcext:value-type="float">
            <text:p>85</text:p>
          </table:table-cell>
          <table:table-cell table:style-name="ce1" office:value-type="float" office:value="-11" calcext:value-type="float">
            <text:p>-11</text:p>
          </table:table-cell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98.11" calcext:value-type="float">
            <text:p>198,11</text:p>
          </table:table-cell>
          <table:table-cell table:style-name="ce1" office:value-type="float" office:value="188.37" calcext:value-type="float">
            <text:p>188,37</text:p>
          </table:table-cell>
          <table:table-cell table:style-name="ce1" office:value-type="float" office:value="207.86" calcext:value-type="float">
            <text:p>207,86</text:p>
          </table:table-cell>
          <table:table-cell table:style-name="ce1" office:value-type="float" office:value="4.9" calcext:value-type="float">
            <text:p>4,9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2.4" calcext:value-type="float">
            <text:p>2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10]-(([.I210]*[.H210])/([.B210]+[.H210])))" office:value-type="float" office:value="48.5348573944216" calcext:value-type="float">
            <text:p>48,53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formula="of:=[.K210] * 4" office:value-type="float" office:value="208" calcext:value-type="float">
            <text:p>208</text:p>
          </table:table-cell>
          <table:table-cell table:formula="of:=MATCH([.L210];[.J$7:.J$217];-1) + 6" office:value-type="float" office:value="148" calcext:value-type="float">
            <text:p>148</text:p>
          </table:table-cell>
          <table:table-cell table:formula="of:=INDEX([.A$1:.A$1048576];[.M210]; )" office:value-type="float" office:value="86" calcext:value-type="float">
            <text:p>86</text:p>
          </table:table-cell>
          <table:table-cell table:style-name="ce1" office:value-type="float" office:value="-12" calcext:value-type="float">
            <text:p>-12</text:p>
          </table:table-cell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93.47" calcext:value-type="float">
            <text:p>193,47</text:p>
          </table:table-cell>
          <table:table-cell table:style-name="ce1" office:value-type="float" office:value="183.91" calcext:value-type="float">
            <text:p>183,91</text:p>
          </table:table-cell>
          <table:table-cell table:style-name="ce1" office:value-type="float" office:value="203.03" calcext:value-type="float">
            <text:p>203,03</text:p>
          </table:table-cell>
          <table:table-cell table:style-name="ce1" office:value-type="float" office:value="4.9" calcext:value-type="float">
            <text:p>4,9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2.4" calcext:value-type="float">
            <text:p>2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11]-(([.I211]*[.H211])/([.B211]+[.H211])))" office:value-type="float" office:value="47.461060206614" calcext:value-type="float">
            <text:p>47,46</text:p>
          </table:table-cell>
          <table:table-cell table:style-name="ce1" office:value-type="float" office:value="51" calcext:value-type="float">
            <text:p>51</text:p>
          </table:table-cell>
          <table:table-cell table:style-name="ce1" table:formula="of:=[.K211] * 4" office:value-type="float" office:value="204" calcext:value-type="float">
            <text:p>204</text:p>
          </table:table-cell>
          <table:table-cell table:formula="of:=MATCH([.L211];[.J$7:.J$217];-1) + 6" office:value-type="float" office:value="149" calcext:value-type="float">
            <text:p>149</text:p>
          </table:table-cell>
          <table:table-cell table:formula="of:=INDEX([.A$1:.A$1048576];[.M211]; )" office:value-type="float" office:value="87" calcext:value-type="float">
            <text:p>87</text:p>
          </table:table-cell>
          <table:table-cell table:style-name="ce1" office:value-type="float" office:value="-14" calcext:value-type="float">
            <text:p>-14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88.95" calcext:value-type="float">
            <text:p>188,95</text:p>
          </table:table-cell>
          <table:table-cell table:style-name="ce1" office:value-type="float" office:value="179.57" calcext:value-type="float">
            <text:p>179,57</text:p>
          </table:table-cell>
          <table:table-cell table:style-name="ce1" office:value-type="float" office:value="198.33" calcext:value-type="float">
            <text:p>198,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2.4" calcext:value-type="float">
            <text:p>2,4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12]-(([.I212]*[.H212])/([.B212]+[.H212])))" office:value-type="float" office:value="46.4122873643933" calcext:value-type="float">
            <text:p>46,41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[.K212] * 4" office:value-type="float" office:value="200" calcext:value-type="float">
            <text:p>200</text:p>
          </table:table-cell>
          <table:table-cell table:formula="of:=MATCH([.L212];[.J$7:.J$217];-1) + 6" office:value-type="float" office:value="149" calcext:value-type="float">
            <text:p>149</text:p>
          </table:table-cell>
          <table:table-cell table:formula="of:=INDEX([.A$1:.A$1048576];[.M212]; )" office:value-type="float" office:value="87" calcext:value-type="float">
            <text:p>87</text:p>
          </table:table-cell>
          <table:table-cell table:style-name="ce1" office:value-type="float" office:value="-16" calcext:value-type="float">
            <text:p>-16</text:p>
          </table:table-cell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84.56" calcext:value-type="float">
            <text:p>184,56</text:p>
          </table:table-cell>
          <table:table-cell table:style-name="ce1" office:value-type="float" office:value="175.36" calcext:value-type="float">
            <text:p>175,36</text:p>
          </table:table-cell>
          <table:table-cell table:style-name="ce1" office:value-type="float" office:value="193.76" calcext:value-type="float">
            <text:p>193,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2.3" calcext:value-type="float">
            <text:p>2,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13]-(([.I213]*[.H213])/([.B213]+[.H213])))" office:value-type="float" office:value="45.3910737654109" calcext:value-type="float">
            <text:p>45,39</text:p>
          </table:table-cell>
          <table:table-cell table:style-name="ce1" office:value-type="float" office:value="49" calcext:value-type="float">
            <text:p>49</text:p>
          </table:table-cell>
          <table:table-cell table:style-name="ce1" table:formula="of:=[.K213] * 4" office:value-type="float" office:value="196" calcext:value-type="float">
            <text:p>196</text:p>
          </table:table-cell>
          <table:table-cell table:formula="of:=MATCH([.L213];[.J$7:.J$217];-1) + 6" office:value-type="float" office:value="150" calcext:value-type="float">
            <text:p>150</text:p>
          </table:table-cell>
          <table:table-cell table:formula="of:=INDEX([.A$1:.A$1048576];[.M213]; )" office:value-type="float" office:value="88" calcext:value-type="float">
            <text:p>88</text:p>
          </table:table-cell>
          <table:table-cell table:style-name="ce1" office:value-type="float" office:value="-18" calcext:value-type="float">
            <text:p>-18</text:p>
          </table:table-cell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80.28" calcext:value-type="float">
            <text:p>180,28</text:p>
          </table:table-cell>
          <table:table-cell table:style-name="ce1" office:value-type="float" office:value="171.25" calcext:value-type="float">
            <text:p>171,25</text:p>
          </table:table-cell>
          <table:table-cell table:style-name="ce1" office:value-type="float" office:value="189.31" calcext:value-type="float">
            <text:p>189,3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.1" calcext:value-type="float">
            <text:p>2,1</text:p>
          </table:table-cell>
          <table:table-cell table:style-name="ce1" office:value-type="float" office:value="2.3" calcext:value-type="float">
            <text:p>2,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14]-(([.I214]*[.H214])/([.B214]+[.H214])))" office:value-type="float" office:value="44.3929683818544" calcext:value-type="float">
            <text:p>44,39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formula="of:=[.K214] * 4" office:value-type="float" office:value="192" calcext:value-type="float">
            <text:p>192</text:p>
          </table:table-cell>
          <table:table-cell table:formula="of:=MATCH([.L214];[.J$7:.J$217];-1) + 6" office:value-type="float" office:value="151" calcext:value-type="float">
            <text:p>151</text:p>
          </table:table-cell>
          <table:table-cell table:formula="of:=INDEX([.A$1:.A$1048576];[.M214]; )" office:value-type="float" office:value="89" calcext:value-type="float">
            <text:p>89</text:p>
          </table:table-cell>
          <table:table-cell table:style-name="ce1" office:value-type="float" office:value="-21" calcext:value-type="float">
            <text:p>-21</text:p>
          </table:table-cell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76.12" calcext:value-type="float">
            <text:p>176,12</text:p>
          </table:table-cell>
          <table:table-cell table:style-name="ce1" office:value-type="float" office:value="167.26" calcext:value-type="float">
            <text:p>167,26</text:p>
          </table:table-cell>
          <table:table-cell table:style-name="ce1" office:value-type="float" office:value="184.98" calcext:value-type="float">
            <text:p>184,9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float" office:value="2.3" calcext:value-type="float">
            <text:p>2,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15]-(([.I215]*[.H215])/([.B215]+[.H215])))" office:value-type="float" office:value="43.4204918127107" calcext:value-type="float">
            <text:p>43,42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formula="of:=[.K215] * 4" office:value-type="float" office:value="188" calcext:value-type="float">
            <text:p>188</text:p>
          </table:table-cell>
          <table:table-cell table:formula="of:=MATCH([.L215];[.J$7:.J$217];-1) + 6" office:value-type="float" office:value="152" calcext:value-type="float">
            <text:p>152</text:p>
          </table:table-cell>
          <table:table-cell table:formula="of:=INDEX([.A$1:.A$1048576];[.M215]; )" office:value-type="float" office:value="90" calcext:value-type="float">
            <text:p>90</text:p>
          </table:table-cell>
          <table:table-cell table:style-name="ce1" office:value-type="float" office:value="-23" calcext:value-type="float">
            <text:p>-23</text:p>
          </table:table-cell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72.07" calcext:value-type="float">
            <text:p>172,07</text:p>
          </table:table-cell>
          <table:table-cell table:style-name="ce1" office:value-type="float" office:value="163.38" calcext:value-type="float">
            <text:p>163,38</text:p>
          </table:table-cell>
          <table:table-cell table:style-name="ce1" office:value-type="float" office:value="180.76" calcext:value-type="float">
            <text:p>180,76</text:p>
          </table:table-cell>
          <table:table-cell table:style-name="ce1" office:value-type="float" office:value="5.1" calcext:value-type="float">
            <text:p>5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float" office:value="2.3" calcext:value-type="float">
            <text:p>2,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16]-(([.I216]*[.H216])/([.B216]+[.H216])))" office:value-type="float" office:value="42.4714910701686" calcext:value-type="float">
            <text:p>42,47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formula="of:=[.K216] * 4" office:value-type="float" office:value="184" calcext:value-type="float">
            <text:p>184</text:p>
          </table:table-cell>
          <table:table-cell table:formula="of:=MATCH([.L216];[.J$7:.J$217];-1) + 6" office:value-type="float" office:value="153" calcext:value-type="float">
            <text:p>153</text:p>
          </table:table-cell>
          <table:table-cell table:formula="of:=INDEX([.A$1:.A$1048576];[.M216]; )" office:value-type="float" office:value="91" calcext:value-type="float">
            <text:p>91</text:p>
          </table:table-cell>
          <table:table-cell table:style-name="ce1" office:value-type="float" office:value="-26" calcext:value-type="float">
            <text:p>-26</text:p>
          </table:table-cell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68.13" calcext:value-type="float">
            <text:p>168,13</text:p>
          </table:table-cell>
          <table:table-cell table:style-name="ce1" office:value-type="float" office:value="159.6" calcext:value-type="float">
            <text:p>159,6</text:p>
          </table:table-cell>
          <table:table-cell table:style-name="ce1" office:value-type="float" office:value="176.65" calcext:value-type="float">
            <text:p>176,65</text:p>
          </table:table-cell>
          <table:table-cell table:style-name="ce1" office:value-type="float" office:value="5.1" calcext:value-type="float">
            <text:p>5,1</text:p>
          </table:table-cell>
          <table:table-cell table:style-name="ce1" office:value-type="float" office:value="2.2" calcext:value-type="float">
            <text:p>2,2</text:p>
          </table:table-cell>
          <table:table-cell table:style-name="ce1" office:value-type="float" office:value="2.3" calcext:value-type="float">
            <text:p>2,3</text:p>
          </table:table-cell>
          <table:table-cell office:value-type="float" office:value="3300" calcext:value-type="float">
            <text:p>3300</text:p>
          </table:table-cell>
          <table:table-cell office:value-type="float" office:value="857" calcext:value-type="float">
            <text:p>857</text:p>
          </table:table-cell>
          <table:table-cell table:style-name="ce2" table:formula="of:=([.I217]-(([.I217]*[.H217])/([.B217]+[.H217])))" office:value-type="float" office:value="41.546138697223" calcext:value-type="float">
            <text:p>41,55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formula="of:=[.K217] * 4" office:value-type="float" office:value="180" calcext:value-type="float">
            <text:p>180</text:p>
          </table:table-cell>
          <table:table-cell table:formula="of:=MATCH([.L217];[.J$7:.J$217];-1) + 6" office:value-type="float" office:value="154" calcext:value-type="float">
            <text:p>154</text:p>
          </table:table-cell>
          <table:table-cell table:formula="of:=INDEX([.A$1:.A$1048576];[.M217]; )" office:value-type="float" office:value="92" calcext:value-type="float">
            <text:p>92</text:p>
          </table:table-cell>
          <table:table-cell table:style-name="ce1" office:value-type="float" office:value="-30" calcext:value-type="float">
            <text:p>-30</text:p>
          </table:table-cell>
        </table:table-row>
        <table:table-row table:style-name="ro1">
          <table:table-cell table:number-columns-repeated="10"/>
          <table:table-cell table:style-name="ce1" office:value-type="float" office:value="44" calcext:value-type="float">
            <text:p>44</text:p>
          </table:table-cell>
          <table:table-cell table:style-name="ce1" table:formula="of:=[.K218] * 4" office:value-type="float" office:value="176" calcext:value-type="float">
            <text:p>176</text:p>
          </table:table-cell>
          <table:table-cell table:formula="of:=MATCH([.L218];[.J$7:.J$217];-1) + 6" office:value-type="float" office:value="155" calcext:value-type="float">
            <text:p>155</text:p>
          </table:table-cell>
          <table:table-cell table:formula="of:=INDEX([.A$1:.A$1048576];[.M218]; )" office:value-type="float" office:value="93" calcext:value-type="float">
            <text:p>93</text:p>
          </table:table-cell>
          <table:table-cell table:style-name="ce1" office:value-type="float" office:value="-34" calcext:value-type="float">
            <text:p>-34</text:p>
          </table:table-cell>
        </table:table-row>
        <table:table-row table:style-name="ro1">
          <table:table-cell table:number-columns-repeated="10"/>
          <table:table-cell table:style-name="ce1" office:value-type="float" office:value="43" calcext:value-type="float">
            <text:p>43</text:p>
          </table:table-cell>
          <table:table-cell table:style-name="ce1" table:formula="of:=[.K219] * 4" office:value-type="float" office:value="172" calcext:value-type="float">
            <text:p>172</text:p>
          </table:table-cell>
          <table:table-cell table:formula="of:=MATCH([.L219];[.J$7:.J$217];-1) + 6" office:value-type="float" office:value="156" calcext:value-type="float">
            <text:p>156</text:p>
          </table:table-cell>
          <table:table-cell table:formula="of:=INDEX([.A$1:.A$1048576];[.M219]; )" office:value-type="float" office:value="94" calcext:value-type="float">
            <text:p>94</text:p>
          </table:table-cell>
          <table:table-cell table:style-name="ce1" office:value-type="float" office:value="-40" calcext:value-type="float">
            <text:p>-40</text:p>
          </table:table-cell>
        </table:table-row>
        <table:table-row table:style-name="ro1">
          <table:table-cell table:number-columns-repeated="10"/>
          <table:table-cell table:style-name="ce1" office:value-type="float" office:value="42" calcext:value-type="float">
            <text:p>42</text:p>
          </table:table-cell>
          <table:table-cell table:style-name="ce1" table:formula="of:=[.K220] * 4" office:value-type="float" office:value="168" calcext:value-type="float">
            <text:p>168</text:p>
          </table:table-cell>
          <table:table-cell table:formula="of:=MATCH([.L220];[.J$7:.J$217];-1) + 6" office:value-type="float" office:value="157" calcext:value-type="float">
            <text:p>157</text:p>
          </table:table-cell>
          <table:table-cell table:formula="of:=INDEX([.A$1:.A$1048576];[.M220]; )" office:value-type="float" office:value="95" calcext:value-type="float">
            <text:p>95</text:p>
          </table:table-cell>
          <table:table-cell table:style-name="ce1" office:value-type="float" office:value="-49" calcext:value-type="float">
            <text:p>-49</text:p>
          </table:table-cell>
        </table:table-row>
        <table:table-row table:style-name="ro1">
          <table:table-cell table:number-columns-repeated="10"/>
          <table:table-cell table:style-name="ce1" office:value-type="float" office:value="41" calcext:value-type="float">
            <text:p>41</text:p>
          </table:table-cell>
          <table:table-cell table:style-name="ce1" table:formula="of:=[.K221] * 4" office:value-type="float" office:value="164" calcext:value-type="float">
            <text:p>164</text:p>
          </table:table-cell>
          <table:table-cell table:formula="of:=MATCH([.L221];[.J$7:.J$217];-1) + 6" office:value-type="float" office:value="158" calcext:value-type="float">
            <text:p>158</text:p>
          </table:table-cell>
          <table:table-cell table:formula="of:=INDEX([.A$1:.A$1048576];[.M221]; )" office:value-type="float" office:value="96" calcext:value-type="float">
            <text:p>96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40" calcext:value-type="float">
            <text:p>40</text:p>
          </table:table-cell>
          <table:table-cell table:style-name="ce1" table:formula="of:=[.K222] * 4" office:value-type="float" office:value="160" calcext:value-type="float">
            <text:p>160</text:p>
          </table:table-cell>
          <table:table-cell table:formula="of:=MATCH([.L222];[.J$7:.J$217];-1) + 6" office:value-type="float" office:value="159" calcext:value-type="float">
            <text:p>159</text:p>
          </table:table-cell>
          <table:table-cell table:formula="of:=INDEX([.A$1:.A$1048576];[.M222]; )" office:value-type="float" office:value="97" calcext:value-type="float">
            <text:p>97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39" calcext:value-type="float">
            <text:p>39</text:p>
          </table:table-cell>
          <table:table-cell table:style-name="ce1" table:formula="of:=[.K223] * 4" office:value-type="float" office:value="156" calcext:value-type="float">
            <text:p>156</text:p>
          </table:table-cell>
          <table:table-cell table:formula="of:=MATCH([.L223];[.J$7:.J$217];-1) + 6" office:value-type="float" office:value="160" calcext:value-type="float">
            <text:p>160</text:p>
          </table:table-cell>
          <table:table-cell table:formula="of:=INDEX([.A$1:.A$1048576];[.M223]; )" office:value-type="float" office:value="98" calcext:value-type="float">
            <text:p>98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38" calcext:value-type="float">
            <text:p>38</text:p>
          </table:table-cell>
          <table:table-cell table:style-name="ce1" table:formula="of:=[.K224] * 4" office:value-type="float" office:value="152" calcext:value-type="float">
            <text:p>152</text:p>
          </table:table-cell>
          <table:table-cell table:formula="of:=MATCH([.L224];[.J$7:.J$217];-1) + 6" office:value-type="float" office:value="161" calcext:value-type="float">
            <text:p>161</text:p>
          </table:table-cell>
          <table:table-cell table:formula="of:=INDEX([.A$1:.A$1048576];[.M224]; )" office:value-type="float" office:value="99" calcext:value-type="float">
            <text:p>99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37" calcext:value-type="float">
            <text:p>37</text:p>
          </table:table-cell>
          <table:table-cell table:style-name="ce1" table:formula="of:=[.K225] * 4" office:value-type="float" office:value="148" calcext:value-type="float">
            <text:p>148</text:p>
          </table:table-cell>
          <table:table-cell table:formula="of:=MATCH([.L225];[.J$7:.J$217];-1) + 6" office:value-type="float" office:value="162" calcext:value-type="float">
            <text:p>162</text:p>
          </table:table-cell>
          <table:table-cell table:formula="of:=INDEX([.A$1:.A$1048576];[.M225]; )" office:value-type="float" office:value="100" calcext:value-type="float">
            <text:p>100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36" calcext:value-type="float">
            <text:p>36</text:p>
          </table:table-cell>
          <table:table-cell table:style-name="ce1" table:formula="of:=[.K226] * 4" office:value-type="float" office:value="144" calcext:value-type="float">
            <text:p>144</text:p>
          </table:table-cell>
          <table:table-cell table:formula="of:=MATCH([.L226];[.J$7:.J$217];-1) + 6" office:value-type="float" office:value="163" calcext:value-type="float">
            <text:p>163</text:p>
          </table:table-cell>
          <table:table-cell table:formula="of:=INDEX([.A$1:.A$1048576];[.M226]; )" office:value-type="float" office:value="101" calcext:value-type="float">
            <text:p>101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35" calcext:value-type="float">
            <text:p>35</text:p>
          </table:table-cell>
          <table:table-cell table:style-name="ce1" table:formula="of:=[.K227] * 4" office:value-type="float" office:value="140" calcext:value-type="float">
            <text:p>140</text:p>
          </table:table-cell>
          <table:table-cell table:formula="of:=MATCH([.L227];[.J$7:.J$217];-1) + 6" office:value-type="float" office:value="164" calcext:value-type="float">
            <text:p>164</text:p>
          </table:table-cell>
          <table:table-cell table:formula="of:=INDEX([.A$1:.A$1048576];[.M227]; )" office:value-type="float" office:value="102" calcext:value-type="float">
            <text:p>102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34" calcext:value-type="float">
            <text:p>34</text:p>
          </table:table-cell>
          <table:table-cell table:style-name="ce1" table:formula="of:=[.K228] * 4" office:value-type="float" office:value="136" calcext:value-type="float">
            <text:p>136</text:p>
          </table:table-cell>
          <table:table-cell table:formula="of:=MATCH([.L228];[.J$7:.J$217];-1) + 6" office:value-type="float" office:value="165" calcext:value-type="float">
            <text:p>165</text:p>
          </table:table-cell>
          <table:table-cell table:formula="of:=INDEX([.A$1:.A$1048576];[.M228]; )" office:value-type="float" office:value="103" calcext:value-type="float">
            <text:p>103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33" calcext:value-type="float">
            <text:p>33</text:p>
          </table:table-cell>
          <table:table-cell table:style-name="ce1" table:formula="of:=[.K229] * 4" office:value-type="float" office:value="132" calcext:value-type="float">
            <text:p>132</text:p>
          </table:table-cell>
          <table:table-cell table:formula="of:=MATCH([.L229];[.J$7:.J$217];-1) + 6" office:value-type="float" office:value="167" calcext:value-type="float">
            <text:p>167</text:p>
          </table:table-cell>
          <table:table-cell table:formula="of:=INDEX([.A$1:.A$1048576];[.M229]; )" office:value-type="float" office:value="105" calcext:value-type="float">
            <text:p>105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32" calcext:value-type="float">
            <text:p>32</text:p>
          </table:table-cell>
          <table:table-cell table:style-name="ce1" table:formula="of:=[.K230] * 4" office:value-type="float" office:value="128" calcext:value-type="float">
            <text:p>128</text:p>
          </table:table-cell>
          <table:table-cell table:formula="of:=MATCH([.L230];[.J$7:.J$217];-1) + 6" office:value-type="float" office:value="168" calcext:value-type="float">
            <text:p>168</text:p>
          </table:table-cell>
          <table:table-cell table:formula="of:=INDEX([.A$1:.A$1048576];[.M230]; )" office:value-type="float" office:value="106" calcext:value-type="float">
            <text:p>106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31" calcext:value-type="float">
            <text:p>31</text:p>
          </table:table-cell>
          <table:table-cell table:style-name="ce1" table:formula="of:=[.K231] * 4" office:value-type="float" office:value="124" calcext:value-type="float">
            <text:p>124</text:p>
          </table:table-cell>
          <table:table-cell table:formula="of:=MATCH([.L231];[.J$7:.J$217];-1) + 6" office:value-type="float" office:value="169" calcext:value-type="float">
            <text:p>169</text:p>
          </table:table-cell>
          <table:table-cell table:formula="of:=INDEX([.A$1:.A$1048576];[.M231]; )" office:value-type="float" office:value="107" calcext:value-type="float">
            <text:p>107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30" calcext:value-type="float">
            <text:p>30</text:p>
          </table:table-cell>
          <table:table-cell table:style-name="ce1" table:formula="of:=[.K232] * 4" office:value-type="float" office:value="120" calcext:value-type="float">
            <text:p>120</text:p>
          </table:table-cell>
          <table:table-cell table:formula="of:=MATCH([.L232];[.J$7:.J$217];-1) + 6" office:value-type="float" office:value="171" calcext:value-type="float">
            <text:p>171</text:p>
          </table:table-cell>
          <table:table-cell table:formula="of:=INDEX([.A$1:.A$1048576];[.M232]; )" office:value-type="float" office:value="109" calcext:value-type="float">
            <text:p>109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29" calcext:value-type="float">
            <text:p>29</text:p>
          </table:table-cell>
          <table:table-cell table:style-name="ce1" table:formula="of:=[.K233] * 4" office:value-type="float" office:value="116" calcext:value-type="float">
            <text:p>116</text:p>
          </table:table-cell>
          <table:table-cell table:formula="of:=MATCH([.L233];[.J$7:.J$217];-1) + 6" office:value-type="float" office:value="172" calcext:value-type="float">
            <text:p>172</text:p>
          </table:table-cell>
          <table:table-cell table:formula="of:=INDEX([.A$1:.A$1048576];[.M233]; )" office:value-type="float" office:value="110" calcext:value-type="float">
            <text:p>110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28" calcext:value-type="float">
            <text:p>28</text:p>
          </table:table-cell>
          <table:table-cell table:style-name="ce1" table:formula="of:=[.K234] * 4" office:value-type="float" office:value="112" calcext:value-type="float">
            <text:p>112</text:p>
          </table:table-cell>
          <table:table-cell table:formula="of:=MATCH([.L234];[.J$7:.J$217];-1) + 6" office:value-type="float" office:value="174" calcext:value-type="float">
            <text:p>174</text:p>
          </table:table-cell>
          <table:table-cell table:formula="of:=INDEX([.A$1:.A$1048576];[.M234]; )" office:value-type="float" office:value="112" calcext:value-type="float">
            <text:p>112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27" calcext:value-type="float">
            <text:p>27</text:p>
          </table:table-cell>
          <table:table-cell table:style-name="ce1" table:formula="of:=[.K235] * 4" office:value-type="float" office:value="108" calcext:value-type="float">
            <text:p>108</text:p>
          </table:table-cell>
          <table:table-cell table:formula="of:=MATCH([.L235];[.J$7:.J$217];-1) + 6" office:value-type="float" office:value="175" calcext:value-type="float">
            <text:p>175</text:p>
          </table:table-cell>
          <table:table-cell table:formula="of:=INDEX([.A$1:.A$1048576];[.M235]; )" office:value-type="float" office:value="113" calcext:value-type="float">
            <text:p>113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26" calcext:value-type="float">
            <text:p>26</text:p>
          </table:table-cell>
          <table:table-cell table:style-name="ce1" table:formula="of:=[.K236] * 4" office:value-type="float" office:value="104" calcext:value-type="float">
            <text:p>104</text:p>
          </table:table-cell>
          <table:table-cell table:formula="of:=MATCH([.L236];[.J$7:.J$217];-1) + 6" office:value-type="float" office:value="177" calcext:value-type="float">
            <text:p>177</text:p>
          </table:table-cell>
          <table:table-cell table:formula="of:=INDEX([.A$1:.A$1048576];[.M236]; )" office:value-type="float" office:value="115" calcext:value-type="float">
            <text:p>115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25" calcext:value-type="float">
            <text:p>25</text:p>
          </table:table-cell>
          <table:table-cell table:style-name="ce1" table:formula="of:=[.K237] * 4" office:value-type="float" office:value="100" calcext:value-type="float">
            <text:p>100</text:p>
          </table:table-cell>
          <table:table-cell table:formula="of:=MATCH([.L237];[.J$7:.J$217];-1) + 6" office:value-type="float" office:value="178" calcext:value-type="float">
            <text:p>178</text:p>
          </table:table-cell>
          <table:table-cell table:formula="of:=INDEX([.A$1:.A$1048576];[.M237]; )" office:value-type="float" office:value="116" calcext:value-type="float">
            <text:p>116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24" calcext:value-type="float">
            <text:p>24</text:p>
          </table:table-cell>
          <table:table-cell table:style-name="ce1" table:formula="of:=[.K238] * 4" office:value-type="float" office:value="96" calcext:value-type="float">
            <text:p>96</text:p>
          </table:table-cell>
          <table:table-cell table:formula="of:=MATCH([.L238];[.J$7:.J$217];-1) + 6" office:value-type="float" office:value="180" calcext:value-type="float">
            <text:p>180</text:p>
          </table:table-cell>
          <table:table-cell table:formula="of:=INDEX([.A$1:.A$1048576];[.M238]; )" office:value-type="float" office:value="118" calcext:value-type="float">
            <text:p>118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23" calcext:value-type="float">
            <text:p>23</text:p>
          </table:table-cell>
          <table:table-cell table:style-name="ce1" table:formula="of:=[.K239] * 4" office:value-type="float" office:value="92" calcext:value-type="float">
            <text:p>92</text:p>
          </table:table-cell>
          <table:table-cell table:formula="of:=MATCH([.L239];[.J$7:.J$217];-1) + 6" office:value-type="float" office:value="182" calcext:value-type="float">
            <text:p>182</text:p>
          </table:table-cell>
          <table:table-cell table:formula="of:=INDEX([.A$1:.A$1048576];[.M239]; )" office:value-type="float" office:value="120" calcext:value-type="float">
            <text:p>120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22" calcext:value-type="float">
            <text:p>22</text:p>
          </table:table-cell>
          <table:table-cell table:style-name="ce1" table:formula="of:=[.K240] * 4" office:value-type="float" office:value="88" calcext:value-type="float">
            <text:p>88</text:p>
          </table:table-cell>
          <table:table-cell table:formula="of:=MATCH([.L240];[.J$7:.J$217];-1) + 6" office:value-type="float" office:value="184" calcext:value-type="float">
            <text:p>184</text:p>
          </table:table-cell>
          <table:table-cell table:formula="of:=INDEX([.A$1:.A$1048576];[.M240]; )" office:value-type="float" office:value="122" calcext:value-type="float">
            <text:p>122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21" calcext:value-type="float">
            <text:p>21</text:p>
          </table:table-cell>
          <table:table-cell table:style-name="ce1" table:formula="of:=[.K241] * 4" office:value-type="float" office:value="84" calcext:value-type="float">
            <text:p>84</text:p>
          </table:table-cell>
          <table:table-cell table:formula="of:=MATCH([.L241];[.J$7:.J$217];-1) + 6" office:value-type="float" office:value="186" calcext:value-type="float">
            <text:p>186</text:p>
          </table:table-cell>
          <table:table-cell table:formula="of:=INDEX([.A$1:.A$1048576];[.M241]; )" office:value-type="float" office:value="124" calcext:value-type="float">
            <text:p>124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20" calcext:value-type="float">
            <text:p>20</text:p>
          </table:table-cell>
          <table:table-cell table:style-name="ce1" table:formula="of:=[.K242] * 4" office:value-type="float" office:value="80" calcext:value-type="float">
            <text:p>80</text:p>
          </table:table-cell>
          <table:table-cell table:formula="of:=MATCH([.L242];[.J$7:.J$217];-1) + 6" office:value-type="float" office:value="188" calcext:value-type="float">
            <text:p>188</text:p>
          </table:table-cell>
          <table:table-cell table:formula="of:=INDEX([.A$1:.A$1048576];[.M242]; )" office:value-type="float" office:value="126" calcext:value-type="float">
            <text:p>126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19" calcext:value-type="float">
            <text:p>19</text:p>
          </table:table-cell>
          <table:table-cell table:style-name="ce1" table:formula="of:=[.K243] * 4" office:value-type="float" office:value="76" calcext:value-type="float">
            <text:p>76</text:p>
          </table:table-cell>
          <table:table-cell table:formula="of:=MATCH([.L243];[.J$7:.J$217];-1) + 6" office:value-type="float" office:value="190" calcext:value-type="float">
            <text:p>190</text:p>
          </table:table-cell>
          <table:table-cell table:formula="of:=INDEX([.A$1:.A$1048576];[.M243]; )" office:value-type="float" office:value="128" calcext:value-type="float">
            <text:p>128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18" calcext:value-type="float">
            <text:p>18</text:p>
          </table:table-cell>
          <table:table-cell table:style-name="ce1" table:formula="of:=[.K244] * 4" office:value-type="float" office:value="72" calcext:value-type="float">
            <text:p>72</text:p>
          </table:table-cell>
          <table:table-cell table:formula="of:=MATCH([.L244];[.J$7:.J$217];-1) + 6" office:value-type="float" office:value="192" calcext:value-type="float">
            <text:p>192</text:p>
          </table:table-cell>
          <table:table-cell table:formula="of:=INDEX([.A$1:.A$1048576];[.M244]; )" office:value-type="float" office:value="130" calcext:value-type="float">
            <text:p>130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17" calcext:value-type="float">
            <text:p>17</text:p>
          </table:table-cell>
          <table:table-cell table:style-name="ce1" table:formula="of:=[.K245] * 4" office:value-type="float" office:value="68" calcext:value-type="float">
            <text:p>68</text:p>
          </table:table-cell>
          <table:table-cell table:formula="of:=MATCH([.L245];[.J$7:.J$217];-1) + 6" office:value-type="float" office:value="195" calcext:value-type="float">
            <text:p>195</text:p>
          </table:table-cell>
          <table:table-cell table:formula="of:=INDEX([.A$1:.A$1048576];[.M245]; )" office:value-type="float" office:value="133" calcext:value-type="float">
            <text:p>133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16" calcext:value-type="float">
            <text:p>16</text:p>
          </table:table-cell>
          <table:table-cell table:style-name="ce1" table:formula="of:=[.K246] * 4" office:value-type="float" office:value="64" calcext:value-type="float">
            <text:p>64</text:p>
          </table:table-cell>
          <table:table-cell table:formula="of:=MATCH([.L246];[.J$7:.J$217];-1) + 6" office:value-type="float" office:value="197" calcext:value-type="float">
            <text:p>197</text:p>
          </table:table-cell>
          <table:table-cell table:formula="of:=INDEX([.A$1:.A$1048576];[.M246]; )" office:value-type="float" office:value="135" calcext:value-type="float">
            <text:p>135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15" calcext:value-type="float">
            <text:p>15</text:p>
          </table:table-cell>
          <table:table-cell table:style-name="ce1" table:formula="of:=[.K247] * 4" office:value-type="float" office:value="60" calcext:value-type="float">
            <text:p>60</text:p>
          </table:table-cell>
          <table:table-cell table:formula="of:=MATCH([.L247];[.J$7:.J$217];-1) + 6" office:value-type="float" office:value="200" calcext:value-type="float">
            <text:p>200</text:p>
          </table:table-cell>
          <table:table-cell table:formula="of:=INDEX([.A$1:.A$1048576];[.M247]; )" office:value-type="float" office:value="138" calcext:value-type="float">
            <text:p>138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14" calcext:value-type="float">
            <text:p>14</text:p>
          </table:table-cell>
          <table:table-cell table:style-name="ce1" table:formula="of:=[.K248] * 4" office:value-type="float" office:value="56" calcext:value-type="float">
            <text:p>56</text:p>
          </table:table-cell>
          <table:table-cell table:formula="of:=MATCH([.L248];[.J$7:.J$217];-1) + 6" office:value-type="float" office:value="203" calcext:value-type="float">
            <text:p>203</text:p>
          </table:table-cell>
          <table:table-cell table:formula="of:=INDEX([.A$1:.A$1048576];[.M248]; )" office:value-type="float" office:value="141" calcext:value-type="float">
            <text:p>141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13" calcext:value-type="float">
            <text:p>13</text:p>
          </table:table-cell>
          <table:table-cell table:style-name="ce1" table:formula="of:=[.K249] * 4" office:value-type="float" office:value="52" calcext:value-type="float">
            <text:p>52</text:p>
          </table:table-cell>
          <table:table-cell table:formula="of:=MATCH([.L249];[.J$7:.J$217];-1) + 6" office:value-type="float" office:value="206" calcext:value-type="float">
            <text:p>206</text:p>
          </table:table-cell>
          <table:table-cell table:formula="of:=INDEX([.A$1:.A$1048576];[.M249]; )" office:value-type="float" office:value="144" calcext:value-type="float">
            <text:p>144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12" calcext:value-type="float">
            <text:p>12</text:p>
          </table:table-cell>
          <table:table-cell table:style-name="ce1" table:formula="of:=[.K250] * 4" office:value-type="float" office:value="48" calcext:value-type="float">
            <text:p>48</text:p>
          </table:table-cell>
          <table:table-cell table:formula="of:=MATCH([.L250];[.J$7:.J$217];-1) + 6" office:value-type="float" office:value="210" calcext:value-type="float">
            <text:p>210</text:p>
          </table:table-cell>
          <table:table-cell table:formula="of:=INDEX([.A$1:.A$1048576];[.M250]; )" office:value-type="float" office:value="148" calcext:value-type="float">
            <text:p>148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11" calcext:value-type="float">
            <text:p>11</text:p>
          </table:table-cell>
          <table:table-cell table:style-name="ce1" table:formula="of:=[.K251] * 4" office:value-type="float" office:value="44" calcext:value-type="float">
            <text:p>44</text:p>
          </table:table-cell>
          <table:table-cell table:formula="of:=MATCH([.L251];[.J$7:.J$217];-1) + 6" office:value-type="float" office:value="214" calcext:value-type="float">
            <text:p>214</text:p>
          </table:table-cell>
          <table:table-cell table:formula="of:=INDEX([.A$1:.A$1048576];[.M251]; )" office:value-type="float" office:value="152" calcext:value-type="float">
            <text:p>152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10" calcext:value-type="float">
            <text:p>10</text:p>
          </table:table-cell>
          <table:table-cell table:style-name="ce1" table:formula="of:=[.K252] * 4" office:value-type="float" office:value="40" calcext:value-type="float">
            <text:p>40</text:p>
          </table:table-cell>
          <table:table-cell table:formula="of:=MATCH([.L252];[.J$7:.J$217];-1) + 6" office:value-type="float" office:value="217" calcext:value-type="float">
            <text:p>217</text:p>
          </table:table-cell>
          <table:table-cell table:formula="of:=INDEX([.A$1:.A$1048576];[.M252]; )" office:value-type="float" office:value="155" calcext:value-type="float">
            <text:p>155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9" calcext:value-type="float">
            <text:p>9</text:p>
          </table:table-cell>
          <table:table-cell table:style-name="ce1" table:formula="of:=[.K253] * 4" office:value-type="float" office:value="36" calcext:value-type="float">
            <text:p>36</text:p>
          </table:table-cell>
          <table:table-cell table:formula="of:=MATCH([.L253];[.J$7:.J$217];-1) + 6" office:value-type="float" office:value="217" calcext:value-type="float">
            <text:p>217</text:p>
          </table:table-cell>
          <table:table-cell table:formula="of:=INDEX([.A$1:.A$1048576];[.M253]; )" office:value-type="float" office:value="155" calcext:value-type="float">
            <text:p>155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8" calcext:value-type="float">
            <text:p>8</text:p>
          </table:table-cell>
          <table:table-cell table:style-name="ce1" table:formula="of:=[.K254] * 4" office:value-type="float" office:value="32" calcext:value-type="float">
            <text:p>32</text:p>
          </table:table-cell>
          <table:table-cell table:formula="of:=MATCH([.L254];[.J$7:.J$217];-1) + 6" office:value-type="float" office:value="217" calcext:value-type="float">
            <text:p>217</text:p>
          </table:table-cell>
          <table:table-cell table:formula="of:=INDEX([.A$1:.A$1048576];[.M254]; )" office:value-type="float" office:value="155" calcext:value-type="float">
            <text:p>155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7" calcext:value-type="float">
            <text:p>7</text:p>
          </table:table-cell>
          <table:table-cell table:style-name="ce1" table:formula="of:=[.K255] * 4" office:value-type="float" office:value="28" calcext:value-type="float">
            <text:p>28</text:p>
          </table:table-cell>
          <table:table-cell table:formula="of:=MATCH([.L255];[.J$7:.J$217];-1) + 6" office:value-type="float" office:value="217" calcext:value-type="float">
            <text:p>217</text:p>
          </table:table-cell>
          <table:table-cell table:formula="of:=INDEX([.A$1:.A$1048576];[.M255]; )" office:value-type="float" office:value="155" calcext:value-type="float">
            <text:p>155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6" calcext:value-type="float">
            <text:p>6</text:p>
          </table:table-cell>
          <table:table-cell table:style-name="ce1" table:formula="of:=[.K256] * 4" office:value-type="float" office:value="24" calcext:value-type="float">
            <text:p>24</text:p>
          </table:table-cell>
          <table:table-cell table:formula="of:=MATCH([.L256];[.J$7:.J$217];-1) + 6" office:value-type="float" office:value="217" calcext:value-type="float">
            <text:p>217</text:p>
          </table:table-cell>
          <table:table-cell table:formula="of:=INDEX([.A$1:.A$1048576];[.M256]; )" office:value-type="float" office:value="155" calcext:value-type="float">
            <text:p>155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5" calcext:value-type="float">
            <text:p>5</text:p>
          </table:table-cell>
          <table:table-cell table:style-name="ce1" table:formula="of:=[.K257] * 4" office:value-type="float" office:value="20" calcext:value-type="float">
            <text:p>20</text:p>
          </table:table-cell>
          <table:table-cell table:formula="of:=MATCH([.L257];[.J$7:.J$217];-1) + 6" office:value-type="float" office:value="217" calcext:value-type="float">
            <text:p>217</text:p>
          </table:table-cell>
          <table:table-cell table:formula="of:=INDEX([.A$1:.A$1048576];[.M257]; )" office:value-type="float" office:value="155" calcext:value-type="float">
            <text:p>155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4" calcext:value-type="float">
            <text:p>4</text:p>
          </table:table-cell>
          <table:table-cell table:style-name="ce1" table:formula="of:=[.K258] * 4" office:value-type="float" office:value="16" calcext:value-type="float">
            <text:p>16</text:p>
          </table:table-cell>
          <table:table-cell table:formula="of:=MATCH([.L258];[.J$7:.J$217];-1) + 6" office:value-type="float" office:value="217" calcext:value-type="float">
            <text:p>217</text:p>
          </table:table-cell>
          <table:table-cell table:formula="of:=INDEX([.A$1:.A$1048576];[.M258]; )" office:value-type="float" office:value="155" calcext:value-type="float">
            <text:p>155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3" calcext:value-type="float">
            <text:p>3</text:p>
          </table:table-cell>
          <table:table-cell table:style-name="ce1" table:formula="of:=[.K259] * 4" office:value-type="float" office:value="12" calcext:value-type="float">
            <text:p>12</text:p>
          </table:table-cell>
          <table:table-cell table:formula="of:=MATCH([.L259];[.J$7:.J$217];-1) + 6" office:value-type="float" office:value="217" calcext:value-type="float">
            <text:p>217</text:p>
          </table:table-cell>
          <table:table-cell table:formula="of:=INDEX([.A$1:.A$1048576];[.M259]; )" office:value-type="float" office:value="155" calcext:value-type="float">
            <text:p>155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2" calcext:value-type="float">
            <text:p>2</text:p>
          </table:table-cell>
          <table:table-cell table:style-name="ce1" table:formula="of:=[.K260] * 4" office:value-type="float" office:value="8" calcext:value-type="float">
            <text:p>8</text:p>
          </table:table-cell>
          <table:table-cell table:formula="of:=MATCH([.L260];[.J$7:.J$217];-1) + 6" office:value-type="float" office:value="217" calcext:value-type="float">
            <text:p>217</text:p>
          </table:table-cell>
          <table:table-cell table:formula="of:=INDEX([.A$1:.A$1048576];[.M260]; )" office:value-type="float" office:value="155" calcext:value-type="float">
            <text:p>155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style-name="ce1" table:formula="of:=[.K261] * 4" office:value-type="float" office:value="4" calcext:value-type="float">
            <text:p>4</text:p>
          </table:table-cell>
          <table:table-cell table:formula="of:=MATCH([.L261];[.J$7:.J$217];-1) + 6" office:value-type="float" office:value="217" calcext:value-type="float">
            <text:p>217</text:p>
          </table:table-cell>
          <table:table-cell table:formula="of:=INDEX([.A$1:.A$1048576];[.M261]; )" office:value-type="float" office:value="155" calcext:value-type="float">
            <text:p>155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>
          <table:table-cell table:number-columns-repeated="10"/>
          <table:table-cell table:style-name="ce1" office:value-type="float" office:value="0" calcext:value-type="float">
            <text:p>0</text:p>
          </table:table-cell>
          <table:table-cell table:style-name="ce1" table:formula="of:=[.K262] * 4" office:value-type="float" office:value="0" calcext:value-type="float">
            <text:p>0</text:p>
          </table:table-cell>
          <table:table-cell table:formula="of:=MATCH([.L262];[.J$7:.J$217];-1) + 6" office:value-type="float" office:value="217" calcext:value-type="float">
            <text:p>217</text:p>
          </table:table-cell>
          <table:table-cell table:formula="of:=INDEX([.A$1:.A$1048576];[.M262]; )" office:value-type="float" office:value="155" calcext:value-type="float">
            <text:p>155</text:p>
          </table:table-cell>
          <table:table-cell table:style-name="ce1" office:value-type="float" office:value="-55" calcext:value-type="float">
            <text:p>-55</text:p>
          </table:table-cell>
        </table:table-row>
        <table:table-row table:style-name="ro1" table:number-rows-repeated="258">
          <table:table-cell table:number-columns-repeated="10"/>
          <table:table-cell table:style-name="ce1"/>
          <table:table-cell table:number-columns-repeated="4"/>
        </table:table-row>
        <table:table-row table:style-name="ro1" table:number-rows-repeated="104805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b57891s0103f008.O7:b57891s0103f008.O26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6T09:48:06.173000000</dc:date>
    <meta:editing-duration>PT52M51S</meta:editing-duration>
    <meta:editing-cycles>13</meta:editing-cycles>
    <meta:generator>LibreOffice/7.2.5.2$Windows_X86_64 LibreOffice_project/499f9727c189e6ef3471021d6132d4c694f357e5</meta:generator>
    <meta:document-statistic meta:table-count="1" meta:cell-count="3379" meta:object-count="0"/>
  </office:meta>
</office:document-meta>
</file>